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ZSongS-Extended(SIP)" svg:font-family="FZSongS-Extended(SIP)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587cm"/>
    </style:style>
    <style:style style:name="co2" style:family="table-column">
      <style:table-column-properties fo:break-before="auto" style:column-width="9.0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93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model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Disabled</text:p>
          </table:table-cell>
          <table:table-cell office:value-type="string">
            <text:p>Disabled conc</text:p>
          </table:table-cell>
          <table:table-cell office:value-type="string">
            <text:p>To analyze</text:p>
          </table:table-cell>
          <table:table-cell office:value-type="string">
            <text:p>To analyze conc</text:p>
          </table:table-cell>
        </table:table-row>
        <table:table-row table:style-name="ro1">
          <table:table-cell office:value-type="string">
            <text:p>ir.model</text:p>
          </table:table-cell>
          <table:table-cell office:value-type="string">
            <text:p>Models</text:p>
          </table:table-cell>
          <table:table-cell office:value-type="float" office:value="1">
            <text:p>1</text:p>
          </table:table-cell>
          <table:table-cell table:formula="of:=IF([.C2]=1;&quot;'&quot;&amp;[.A2]&amp;&quot;',&quot;;&quot;&quot;)" office:value-type="string" office:string-value="'ir.model',">
            <text:p>'ir.model',</text:p>
          </table:table-cell>
          <table:table-cell table:formula="of:=[.D2]" office:value-type="string" office:string-value="'ir.model',">
            <text:p>'ir.model',</text:p>
          </table:table-cell>
          <table:table-cell table:formula="of:=IF([.C2]=2;&quot;'&quot;&amp;[.A2]&amp;&quot;',&quot;;&quot;&quot;)">
            <text:p/>
          </table:table-cell>
          <table:table-cell table:formula="of:=[.F2]">
            <text:p/>
          </table:table-cell>
        </table:table-row>
        <table:table-row table:style-name="ro1">
          <table:table-cell office:value-type="string">
            <text:p>ir.model.fields</text:p>
          </table:table-cell>
          <table:table-cell office:value-type="string">
            <text:p>Fields</text:p>
          </table:table-cell>
          <table:table-cell office:value-type="float" office:value="1">
            <text:p>1</text:p>
          </table:table-cell>
          <table:table-cell table:formula="of:=IF([.C3]=1;&quot;'&quot;&amp;[.A3]&amp;&quot;',&quot;;&quot;&quot;)" office:value-type="string" office:string-value="'ir.model.fields',">
            <text:p>'ir.model.fields',</text:p>
          </table:table-cell>
          <table:table-cell table:formula="of:=[.E2]&amp;[.D3]" office:value-type="string" office:string-value="'ir.model','ir.model.fields',">
            <text:p>'ir.model','ir.model.fields',</text:p>
          </table:table-cell>
          <table:table-cell table:formula="of:=IF([.C3]=2;&quot;'&quot;&amp;[.A3]&amp;&quot;',&quot;;&quot;&quot;)">
            <text:p/>
          </table:table-cell>
          <table:table-cell table:formula="of:=[.G2]&amp;[.F3]">
            <text:p/>
          </table:table-cell>
        </table:table-row>
        <table:table-row table:style-name="ro1">
          <table:table-cell office:value-type="string">
            <text:p>ir.model.access</text:p>
          </table:table-cell>
          <table:table-cell office:value-type="string">
            <text:p>ir.model.access</text:p>
          </table:table-cell>
          <table:table-cell office:value-type="float" office:value="1">
            <text:p>1</text:p>
          </table:table-cell>
          <table:table-cell table:formula="of:=IF([.C4]=1;&quot;'&quot;&amp;[.A4]&amp;&quot;',&quot;;&quot;&quot;)" office:value-type="string" office:string-value="'ir.model.access',">
            <text:p>'ir.model.access',</text:p>
          </table:table-cell>
          <table:table-cell table:formula="of:=[.E3]&amp;[.D4]" office:value-type="string" office:string-value="'ir.model','ir.model.fields','ir.model.access',">
            <text:p>'ir.model','ir.model.fields','ir.model.access',</text:p>
          </table:table-cell>
          <table:table-cell table:formula="of:=IF([.C4]=2;&quot;'&quot;&amp;[.A4]&amp;&quot;',&quot;;&quot;&quot;)">
            <text:p/>
          </table:table-cell>
          <table:table-cell table:formula="of:=[.G3]&amp;[.F4]">
            <text:p/>
          </table:table-cell>
        </table:table-row>
        <table:table-row table:style-name="ro1">
          <table:table-cell office:value-type="string">
            <text:p>ir.model.data</text:p>
          </table:table-cell>
          <table:table-cell office:value-type="string">
            <text:p>ir.model.data</text:p>
          </table:table-cell>
          <table:table-cell office:value-type="float" office:value="1">
            <text:p>1</text:p>
          </table:table-cell>
          <table:table-cell table:formula="of:=IF([.C5]=1;&quot;'&quot;&amp;[.A5]&amp;&quot;',&quot;;&quot;&quot;)" office:value-type="string" office:string-value="'ir.model.data',">
            <text:p>'ir.model.data',</text:p>
          </table:table-cell>
          <table:table-cell table:formula="of:=[.E4]&amp;[.D5]" office:value-type="string" office:string-value="'ir.model','ir.model.fields','ir.model.access','ir.model.data',">
            <text:p>'ir.model','ir.model.fields','ir.model.access','ir.model.data',</text:p>
          </table:table-cell>
          <table:table-cell table:formula="of:=IF([.C5]=2;&quot;'&quot;&amp;[.A5]&amp;&quot;',&quot;;&quot;&quot;)">
            <text:p/>
          </table:table-cell>
          <table:table-cell table:formula="of:=[.G4]&amp;[.F5]">
            <text:p/>
          </table:table-cell>
        </table:table-row>
        <table:table-row table:style-name="ro1">
          <table:table-cell office:value-type="string">
            <text:p>ir.sequence.type</text:p>
          </table:table-cell>
          <table:table-cell office:value-type="string">
            <text:p>ir.sequence.type</text:p>
          </table:table-cell>
          <table:table-cell office:value-type="float" office:value="2">
            <text:p>2</text:p>
          </table:table-cell>
          <table:table-cell table:formula="of:=IF([.C6]=1;&quot;'&quot;&amp;[.A6]&amp;&quot;',&quot;;&quot;&quot;)">
            <text:p/>
          </table:table-cell>
          <table:table-cell table:formula="of:=[.E5]&amp;[.D6]" office:value-type="string" office:string-value="'ir.model','ir.model.fields','ir.model.access','ir.model.data',">
            <text:p>'ir.model','ir.model.fields','ir.model.access','ir.model.data',</text:p>
          </table:table-cell>
          <table:table-cell table:formula="of:=IF([.C6]=2;&quot;'&quot;&amp;[.A6]&amp;&quot;',&quot;;&quot;&quot;)" office:value-type="string" office:string-value="'ir.sequence.type',">
            <text:p>'ir.sequence.type',</text:p>
          </table:table-cell>
          <table:table-cell table:formula="of:=[.G5]&amp;[.F6]" office:value-type="string" office:string-value="'ir.sequence.type',">
            <text:p>'ir.sequence.type',</text:p>
          </table:table-cell>
        </table:table-row>
        <table:table-row table:style-name="ro1">
          <table:table-cell office:value-type="string">
            <text:p>ir.sequence</text:p>
          </table:table-cell>
          <table:table-cell office:value-type="string">
            <text:p>ir.sequence</text:p>
          </table:table-cell>
          <table:table-cell office:value-type="float" office:value="2">
            <text:p>2</text:p>
          </table:table-cell>
          <table:table-cell table:formula="of:=IF([.C7]=1;&quot;'&quot;&amp;[.A7]&amp;&quot;',&quot;;&quot;&quot;)">
            <text:p/>
          </table:table-cell>
          <table:table-cell table:formula="of:=[.E6]&amp;[.D7]" office:value-type="string" office:string-value="'ir.model','ir.model.fields','ir.model.access','ir.model.data',">
            <text:p>'ir.model','ir.model.fields','ir.model.access','ir.model.data',</text:p>
          </table:table-cell>
          <table:table-cell table:formula="of:=IF([.C7]=2;&quot;'&quot;&amp;[.A7]&amp;&quot;',&quot;;&quot;&quot;)" office:value-type="string" office:string-value="'ir.sequence',">
            <text:p>'ir.sequence',</text:p>
          </table:table-cell>
          <table:table-cell table:formula="of:=[.G6]&amp;[.F7]" office:value-type="string" office:string-value="'ir.sequence.type','ir.sequence',">
            <text:p>'ir.sequence.type','ir.sequence',</text:p>
          </table:table-cell>
        </table:table-row>
        <table:table-row table:style-name="ro1">
          <table:table-cell office:value-type="string">
            <text:p>ir.ui.menu</text:p>
          </table:table-cell>
          <table:table-cell office:value-type="string">
            <text:p>ir.ui.menu</text:p>
          </table:table-cell>
          <table:table-cell office:value-type="float" office:value="1">
            <text:p>1</text:p>
          </table:table-cell>
          <table:table-cell table:formula="of:=IF([.C8]=1;&quot;'&quot;&amp;[.A8]&amp;&quot;',&quot;;&quot;&quot;)" office:value-type="string" office:string-value="'ir.ui.menu',">
            <text:p>'ir.ui.menu',</text:p>
          </table:table-cell>
          <table:table-cell table:formula="of:=[.E7]&amp;[.D8]" office:value-type="string" office:string-value="'ir.model','ir.model.fields','ir.model.access','ir.model.data','ir.ui.menu',">
            <text:p>'ir.model','ir.model.fields','ir.model.access','ir.model.data','ir.ui.menu',</text:p>
          </table:table-cell>
          <table:table-cell table:formula="of:=IF([.C8]=2;&quot;'&quot;&amp;[.A8]&amp;&quot;',&quot;;&quot;&quot;)">
            <text:p/>
          </table:table-cell>
          <table:table-cell table:formula="of:=[.G7]&amp;[.F8]" office:value-type="string" office:string-value="'ir.sequence.type','ir.sequence',">
            <text:p>'ir.sequence.type','ir.sequence',</text:p>
          </table:table-cell>
        </table:table-row>
        <table:table-row table:style-name="ro1">
          <table:table-cell office:value-type="string">
            <text:p>ir.ui.view.custom</text:p>
          </table:table-cell>
          <table:table-cell office:value-type="string">
            <text:p>ir.ui.view.custom</text:p>
          </table:table-cell>
          <table:table-cell office:value-type="float" office:value="1">
            <text:p>1</text:p>
          </table:table-cell>
          <table:table-cell table:formula="of:=IF([.C9]=1;&quot;'&quot;&amp;[.A9]&amp;&quot;',&quot;;&quot;&quot;)" office:value-type="string" office:string-value="'ir.ui.view.custom',">
            <text:p>'ir.ui.view.custom',</text:p>
          </table:table-cell>
          <table:table-cell table:formula="of:=[.E8]&amp;[.D9]" office:value-type="string" office:string-value="'ir.model','ir.model.fields','ir.model.access','ir.model.data','ir.ui.menu','ir.ui.view.custom',">
            <text:p>'ir.model','ir.model.fields','ir.model.access','ir.model.data','ir.ui.menu','ir.ui.view.custom',</text:p>
          </table:table-cell>
          <table:table-cell table:formula="of:=IF([.C9]=2;&quot;'&quot;&amp;[.A9]&amp;&quot;',&quot;;&quot;&quot;)">
            <text:p/>
          </table:table-cell>
          <table:table-cell table:formula="of:=[.G8]&amp;[.F9]" office:value-type="string" office:string-value="'ir.sequence.type','ir.sequence',">
            <text:p>'ir.sequence.type','ir.sequence',</text:p>
          </table:table-cell>
        </table:table-row>
        <table:table-row table:style-name="ro1">
          <table:table-cell office:value-type="string">
            <text:p>ir.ui.view</text:p>
          </table:table-cell>
          <table:table-cell office:value-type="string">
            <text:p>ir.ui.view</text:p>
          </table:table-cell>
          <table:table-cell office:value-type="float" office:value="1">
            <text:p>1</text:p>
          </table:table-cell>
          <table:table-cell table:formula="of:=IF([.C10]=1;&quot;'&quot;&amp;[.A10]&amp;&quot;',&quot;;&quot;&quot;)" office:value-type="string" office:string-value="'ir.ui.view',">
            <text:p>'ir.ui.view',</text:p>
          </table:table-cell>
          <table:table-cell table:formula="of:=[.E9]&amp;[.D10]" office:value-type="string" office:string-value="'ir.model','ir.model.fields','ir.model.access','ir.model.data','ir.ui.menu','ir.ui.view.custom','ir.ui.view',">
            <text:p>'ir.model','ir.model.fields','ir.model.access','ir.model.data','ir.ui.menu','ir.ui.view.custom','ir.ui.view',</text:p>
          </table:table-cell>
          <table:table-cell table:formula="of:=IF([.C10]=2;&quot;'&quot;&amp;[.A10]&amp;&quot;',&quot;;&quot;&quot;)">
            <text:p/>
          </table:table-cell>
          <table:table-cell table:formula="of:=[.G9]&amp;[.F10]" office:value-type="string" office:string-value="'ir.sequence.type','ir.sequence',">
            <text:p>'ir.sequence.type','ir.sequence',</text:p>
          </table:table-cell>
        </table:table-row>
        <table:table-row table:style-name="ro1">
          <table:table-cell office:value-type="string">
            <text:p>ir.ui.view_sc</text:p>
          </table:table-cell>
          <table:table-cell office:value-type="string">
            <text:p>ir.ui.view_sc</text:p>
          </table:table-cell>
          <table:table-cell office:value-type="float" office:value="1">
            <text:p>1</text:p>
          </table:table-cell>
          <table:table-cell table:formula="of:=IF([.C11]=1;&quot;'&quot;&amp;[.A11]&amp;&quot;',&quot;;&quot;&quot;)" office:value-type="string" office:string-value="'ir.ui.view_sc',">
            <text:p>'ir.ui.view_sc',</text:p>
          </table:table-cell>
          <table:table-cell table:formula="of:=[.E10]&amp;[.D11]" office:value-type="string" office:string-value="'ir.model','ir.model.fields','ir.model.access','ir.model.data','ir.ui.menu','ir.ui.view.custom','ir.ui.view','ir.ui.view_sc',">
            <text:p>'ir.model','ir.model.fields','ir.model.access','ir.model.data','ir.ui.menu','ir.ui.view.custom','ir.ui.view','ir.ui.view_sc',</text:p>
          </table:table-cell>
          <table:table-cell table:formula="of:=IF([.C11]=2;&quot;'&quot;&amp;[.A11]&amp;&quot;',&quot;;&quot;&quot;)">
            <text:p/>
          </table:table-cell>
          <table:table-cell table:formula="of:=[.G10]&amp;[.F11]" office:value-type="string" office:string-value="'ir.sequence.type','ir.sequence',">
            <text:p>'ir.sequence.type','ir.sequence',</text:p>
          </table:table-cell>
        </table:table-row>
        <table:table-row table:style-name="ro1">
          <table:table-cell office:value-type="string">
            <text:p>ir.default</text:p>
          </table:table-cell>
          <table:table-cell office:value-type="string">
            <text:p>ir.default</text:p>
          </table:table-cell>
          <table:table-cell office:value-type="float" office:value="1">
            <text:p>1</text:p>
          </table:table-cell>
          <table:table-cell table:formula="of:=IF([.C12]=1;&quot;'&quot;&amp;[.A12]&amp;&quot;',&quot;;&quot;&quot;)" office:value-type="string" office:string-value="'ir.default',">
            <text:p>'ir.default',</text:p>
          </table:table-cell>
          <table:table-cell table:formula="of:=[.E11]&amp;[.D12]" office:value-type="string" office:string-value="'ir.model','ir.model.fields','ir.model.access','ir.model.data','ir.ui.menu','ir.ui.view.custom','ir.ui.view','ir.ui.view_sc','ir.default',">
            <text:p>'ir.model','ir.model.fields','ir.model.access','ir.model.data','ir.ui.menu','ir.ui.view.custom','ir.ui.view','ir.ui.view_sc','ir.default',</text:p>
          </table:table-cell>
          <table:table-cell table:formula="of:=IF([.C12]=2;&quot;'&quot;&amp;[.A12]&amp;&quot;',&quot;;&quot;&quot;)">
            <text:p/>
          </table:table-cell>
          <table:table-cell table:formula="of:=[.G11]&amp;[.F12]" office:value-type="string" office:string-value="'ir.sequence.type','ir.sequence',">
            <text:p>'ir.sequence.type','ir.sequence',</text:p>
          </table:table-cell>
        </table:table-row>
        <table:table-row table:style-name="ro1">
          <table:table-cell office:value-type="string">
            <text:p>ir.actions.actions</text:p>
          </table:table-cell>
          <table:table-cell office:value-type="string">
            <text:p>ir.actions.actions</text:p>
          </table:table-cell>
          <table:table-cell office:value-type="float" office:value="1">
            <text:p>1</text:p>
          </table:table-cell>
          <table:table-cell table:formula="of:=IF([.C13]=1;&quot;'&quot;&amp;[.A13]&amp;&quot;',&quot;;&quot;&quot;)" office:value-type="string" office:string-value="'ir.actions.actions',">
            <text:p>'ir.actions.actions',</text:p>
          </table:table-cell>
          <table:table-cell table:formula="of:=[.E12]&amp;[.D13]" office:value-type="string" office:string-value="'ir.model','ir.model.fields','ir.model.access','ir.model.data','ir.ui.menu','ir.ui.view.custom','ir.ui.view','ir.ui.view_sc','ir.default','ir.actions.actions',">
            <text:p>'ir.model','ir.model.fields','ir.model.access','ir.model.data','ir.ui.menu','ir.ui.view.custom','ir.ui.view','ir.ui.view_sc','ir.default','ir.actions.actions',</text:p>
          </table:table-cell>
          <table:table-cell table:formula="of:=IF([.C13]=2;&quot;'&quot;&amp;[.A13]&amp;&quot;',&quot;;&quot;&quot;)">
            <text:p/>
          </table:table-cell>
          <table:table-cell table:formula="of:=[.G12]&amp;[.F13]" office:value-type="string" office:string-value="'ir.sequence.type','ir.sequence',">
            <text:p>'ir.sequence.type','ir.sequence',</text:p>
          </table:table-cell>
        </table:table-row>
        <table:table-row table:style-name="ro1">
          <table:table-cell office:value-type="string">
            <text:p>ir.actions.act_window</text:p>
          </table:table-cell>
          <table:table-cell office:value-type="string">
            <text:p>ir.actions.act_window</text:p>
          </table:table-cell>
          <table:table-cell office:value-type="float" office:value="1">
            <text:p>1</text:p>
          </table:table-cell>
          <table:table-cell table:formula="of:=IF([.C14]=1;&quot;'&quot;&amp;[.A14]&amp;&quot;',&quot;;&quot;&quot;)" office:value-type="string" office:string-value="'ir.actions.act_window',">
            <text:p>'ir.actions.act_window',</text:p>
          </table:table-cell>
          <table:table-cell table:formula="of:=[.E13]&amp;[.D14]" office:value-type="string" office:string-value="'ir.model','ir.model.fields','ir.model.access','ir.model.data','ir.ui.menu','ir.ui.view.custom','ir.ui.view','ir.ui.view_sc','ir.default','ir.actions.actions','ir.actions.act_window',">
            <text:p>'ir.model','ir.model.fields','ir.model.access','ir.model.data','ir.ui.menu','ir.ui.view.custom','ir.ui.view','ir.ui.view_sc','ir.default','ir.actions.actions','ir.actions.act_window',</text:p>
          </table:table-cell>
          <table:table-cell table:formula="of:=IF([.C14]=2;&quot;'&quot;&amp;[.A14]&amp;&quot;',&quot;;&quot;&quot;)">
            <text:p/>
          </table:table-cell>
          <table:table-cell table:formula="of:=[.G13]&amp;[.F14]" office:value-type="string" office:string-value="'ir.sequence.type','ir.sequence',">
            <text:p>'ir.sequence.type','ir.sequence',</text:p>
          </table:table-cell>
        </table:table-row>
        <table:table-row table:style-name="ro1">
          <table:table-cell office:value-type="string">
            <text:p>ir.actions.act_window.view</text:p>
          </table:table-cell>
          <table:table-cell office:value-type="string">
            <text:p>ir.actions.act_window.view</text:p>
          </table:table-cell>
          <table:table-cell office:value-type="float" office:value="1">
            <text:p>1</text:p>
          </table:table-cell>
          <table:table-cell table:formula="of:=IF([.C15]=1;&quot;'&quot;&amp;[.A15]&amp;&quot;',&quot;;&quot;&quot;)" office:value-type="string" office:string-value="'ir.actions.act_window.view',">
            <text:p>'ir.actions.act_window.view',</text:p>
          </table:table-cell>
          <table:table-cell table:formula="of:=[.E14]&amp;[.D15]" office:value-type="string" office:string-value="'ir.model','ir.model.fields','ir.model.access','ir.model.data','ir.ui.menu','ir.ui.view.custom','ir.ui.view','ir.ui.view_sc','ir.default','ir.actions.actions','ir.actions.act_window','ir.actions.act_window.view',">
            <text:p>'ir.model','ir.model.fields','ir.model.access','ir.model.data','ir.ui.menu','ir.ui.view.custom','ir.ui.view','ir.ui.view_sc','ir.default','ir.actions.actions','ir.actions.act_window','ir.actions.act_window.view',</text:p>
          </table:table-cell>
          <table:table-cell table:formula="of:=IF([.C15]=2;&quot;'&quot;&amp;[.A15]&amp;&quot;',&quot;;&quot;&quot;)">
            <text:p/>
          </table:table-cell>
          <table:table-cell table:formula="of:=[.G14]&amp;[.F15]" office:value-type="string" office:string-value="'ir.sequence.type','ir.sequence',">
            <text:p>'ir.sequence.type','ir.sequence',</text:p>
          </table:table-cell>
        </table:table-row>
        <table:table-row table:style-name="ro1">
          <table:table-cell office:value-type="string">
            <text:p>ir.actions.wizard</text:p>
          </table:table-cell>
          <table:table-cell office:value-type="string">
            <text:p>ir.actions.wizard</text:p>
          </table:table-cell>
          <table:table-cell office:value-type="float" office:value="1">
            <text:p>1</text:p>
          </table:table-cell>
          <table:table-cell table:formula="of:=IF([.C16]=1;&quot;'&quot;&amp;[.A16]&amp;&quot;',&quot;;&quot;&quot;)" office:value-type="string" office:string-value="'ir.actions.wizard',">
            <text:p>'ir.actions.wizard',</text:p>
          </table:table-cell>
          <table:table-cell table:formula="of:=[.E15]&amp;[.D16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">
            <text:p>'ir.model','ir.model.fields','ir.model.access','ir.model.data','ir.ui.menu','ir.ui.view.custom','ir.ui.view','ir.ui.view_sc','ir.default','ir.actions.actions','ir.actions.act_window','ir.actions.act_window.view','ir.actions.wizard',</text:p>
          </table:table-cell>
          <table:table-cell table:formula="of:=IF([.C16]=2;&quot;'&quot;&amp;[.A16]&amp;&quot;',&quot;;&quot;&quot;)">
            <text:p/>
          </table:table-cell>
          <table:table-cell table:formula="of:=[.G15]&amp;[.F16]" office:value-type="string" office:string-value="'ir.sequence.type','ir.sequence',">
            <text:p>'ir.sequence.type','ir.sequence',</text:p>
          </table:table-cell>
        </table:table-row>
        <table:table-row table:style-name="ro1">
          <table:table-cell office:value-type="string">
            <text:p>ir.actions.url</text:p>
          </table:table-cell>
          <table:table-cell office:value-type="string">
            <text:p>ir.actions.url</text:p>
          </table:table-cell>
          <table:table-cell office:value-type="float" office:value="1">
            <text:p>1</text:p>
          </table:table-cell>
          <table:table-cell table:formula="of:=IF([.C17]=1;&quot;'&quot;&amp;[.A17]&amp;&quot;',&quot;;&quot;&quot;)" office:value-type="string" office:string-value="'ir.actions.url',">
            <text:p>'ir.actions.url',</text:p>
          </table:table-cell>
          <table:table-cell table:formula="of:=[.E16]&amp;[.D17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">
            <text:p>'ir.model','ir.model.fields','ir.model.access','ir.model.data','ir.ui.menu','ir.ui.view.custom','ir.ui.view','ir.ui.view_sc','ir.default','ir.actions.actions','ir.actions.act_window','ir.actions.act_window.view','ir.actions.wizard','ir.actions.url',</text:p>
          </table:table-cell>
          <table:table-cell table:formula="of:=IF([.C17]=2;&quot;'&quot;&amp;[.A17]&amp;&quot;',&quot;;&quot;&quot;)">
            <text:p/>
          </table:table-cell>
          <table:table-cell table:formula="of:=[.G16]&amp;[.F17]" office:value-type="string" office:string-value="'ir.sequence.type','ir.sequence',">
            <text:p>'ir.sequence.type','ir.sequence',</text:p>
          </table:table-cell>
        </table:table-row>
        <table:table-row table:style-name="ro1">
          <table:table-cell office:value-type="string">
            <text:p>ir.server.object.lines</text:p>
          </table:table-cell>
          <table:table-cell office:value-type="string">
            <text:p>ir.server.object.lines</text:p>
          </table:table-cell>
          <table:table-cell office:value-type="float" office:value="1">
            <text:p>1</text:p>
          </table:table-cell>
          <table:table-cell table:formula="of:=IF([.C18]=1;&quot;'&quot;&amp;[.A18]&amp;&quot;',&quot;;&quot;&quot;)" office:value-type="string" office:string-value="'ir.server.object.lines',">
            <text:p>'ir.server.object.lines',</text:p>
          </table:table-cell>
          <table:table-cell table:formula="of:=[.E17]&amp;[.D18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</text:p>
          </table:table-cell>
          <table:table-cell table:formula="of:=IF([.C18]=2;&quot;'&quot;&amp;[.A18]&amp;&quot;',&quot;;&quot;&quot;)">
            <text:p/>
          </table:table-cell>
          <table:table-cell table:formula="of:=[.G17]&amp;[.F18]" office:value-type="string" office:string-value="'ir.sequence.type','ir.sequence',">
            <text:p>'ir.sequence.type','ir.sequence',</text:p>
          </table:table-cell>
        </table:table-row>
        <table:table-row table:style-name="ro1">
          <table:table-cell office:value-type="string">
            <text:p>ir.actions.server</text:p>
          </table:table-cell>
          <table:table-cell office:value-type="string">
            <text:p>ir.actions.server</text:p>
          </table:table-cell>
          <table:table-cell office:value-type="float" office:value="1">
            <text:p>1</text:p>
          </table:table-cell>
          <table:table-cell table:formula="of:=IF([.C19]=1;&quot;'&quot;&amp;[.A19]&amp;&quot;',&quot;;&quot;&quot;)" office:value-type="string" office:string-value="'ir.actions.server',">
            <text:p>'ir.actions.server',</text:p>
          </table:table-cell>
          <table:table-cell table:formula="of:=[.E18]&amp;[.D19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</text:p>
          </table:table-cell>
          <table:table-cell table:formula="of:=IF([.C19]=2;&quot;'&quot;&amp;[.A19]&amp;&quot;',&quot;;&quot;&quot;)">
            <text:p/>
          </table:table-cell>
          <table:table-cell table:formula="of:=[.G18]&amp;[.F19]" office:value-type="string" office:string-value="'ir.sequence.type','ir.sequence',">
            <text:p>'ir.sequence.type','ir.sequence',</text:p>
          </table:table-cell>
        </table:table-row>
        <table:table-row table:style-name="ro1">
          <table:table-cell office:value-type="string">
            <text:p>ir.actions.act_window_close</text:p>
          </table:table-cell>
          <table:table-cell office:value-type="string">
            <text:p>ir.actions.act_window_close</text:p>
          </table:table-cell>
          <table:table-cell office:value-type="float" office:value="1">
            <text:p>1</text:p>
          </table:table-cell>
          <table:table-cell table:formula="of:=IF([.C20]=1;&quot;'&quot;&amp;[.A20]&amp;&quot;',&quot;;&quot;&quot;)" office:value-type="string" office:string-value="'ir.actions.act_window_close',">
            <text:p>'ir.actions.act_window_close',</text:p>
          </table:table-cell>
          <table:table-cell table:formula="of:=[.E19]&amp;[.D20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</text:p>
          </table:table-cell>
          <table:table-cell table:formula="of:=IF([.C20]=2;&quot;'&quot;&amp;[.A20]&amp;&quot;',&quot;;&quot;&quot;)">
            <text:p/>
          </table:table-cell>
          <table:table-cell table:formula="of:=[.G19]&amp;[.F20]" office:value-type="string" office:string-value="'ir.sequence.type','ir.sequence',">
            <text:p>'ir.sequence.type','ir.sequence',</text:p>
          </table:table-cell>
        </table:table-row>
        <table:table-row table:style-name="ro1">
          <table:table-cell office:value-type="string">
            <text:p>ir.actions.todo.category</text:p>
          </table:table-cell>
          <table:table-cell office:value-type="string">
            <text:p>Configuration Wizard Category</text:p>
          </table:table-cell>
          <table:table-cell office:value-type="float" office:value="1">
            <text:p>1</text:p>
          </table:table-cell>
          <table:table-cell table:formula="of:=IF([.C21]=1;&quot;'&quot;&amp;[.A21]&amp;&quot;',&quot;;&quot;&quot;)" office:value-type="string" office:string-value="'ir.actions.todo.category',">
            <text:p>'ir.actions.todo.category',</text:p>
          </table:table-cell>
          <table:table-cell table:formula="of:=[.E20]&amp;[.D21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</text:p>
          </table:table-cell>
          <table:table-cell table:formula="of:=IF([.C21]=2;&quot;'&quot;&amp;[.A21]&amp;&quot;',&quot;;&quot;&quot;)">
            <text:p/>
          </table:table-cell>
          <table:table-cell table:formula="of:=[.G20]&amp;[.F21]" office:value-type="string" office:string-value="'ir.sequence.type','ir.sequence',">
            <text:p>'ir.sequence.type','ir.sequence',</text:p>
          </table:table-cell>
        </table:table-row>
        <table:table-row table:style-name="ro1">
          <table:table-cell office:value-type="string">
            <text:p>ir.actions.todo</text:p>
          </table:table-cell>
          <table:table-cell office:value-type="string">
            <text:p>Configuration Wizards</text:p>
          </table:table-cell>
          <table:table-cell office:value-type="float" office:value="1">
            <text:p>1</text:p>
          </table:table-cell>
          <table:table-cell table:formula="of:=IF([.C22]=1;&quot;'&quot;&amp;[.A22]&amp;&quot;',&quot;;&quot;&quot;)" office:value-type="string" office:string-value="'ir.actions.todo',">
            <text:p>'ir.actions.todo',</text:p>
          </table:table-cell>
          <table:table-cell table:formula="of:=[.E21]&amp;[.D22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</text:p>
          </table:table-cell>
          <table:table-cell table:formula="of:=IF([.C22]=2;&quot;'&quot;&amp;[.A22]&amp;&quot;',&quot;;&quot;&quot;)">
            <text:p/>
          </table:table-cell>
          <table:table-cell table:formula="of:=[.G21]&amp;[.F22]" office:value-type="string" office:string-value="'ir.sequence.type','ir.sequence',">
            <text:p>'ir.sequence.type','ir.sequence',</text:p>
          </table:table-cell>
        </table:table-row>
        <table:table-row table:style-name="ro1">
          <table:table-cell office:value-type="string">
            <text:p>ir.actions.client</text:p>
          </table:table-cell>
          <table:table-cell office:value-type="string">
            <text:p>ir.actions.client</text:p>
          </table:table-cell>
          <table:table-cell office:value-type="float" office:value="1">
            <text:p>1</text:p>
          </table:table-cell>
          <table:table-cell table:formula="of:=IF([.C23]=1;&quot;'&quot;&amp;[.A23]&amp;&quot;',&quot;;&quot;&quot;)" office:value-type="string" office:string-value="'ir.actions.client',">
            <text:p>'ir.actions.client',</text:p>
          </table:table-cell>
          <table:table-cell table:formula="of:=[.E22]&amp;[.D23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</text:p>
          </table:table-cell>
          <table:table-cell table:formula="of:=IF([.C23]=2;&quot;'&quot;&amp;[.A23]&amp;&quot;',&quot;;&quot;&quot;)">
            <text:p/>
          </table:table-cell>
          <table:table-cell table:formula="of:=[.G22]&amp;[.F23]" office:value-type="string" office:string-value="'ir.sequence.type','ir.sequence',">
            <text:p>'ir.sequence.type','ir.sequence',</text:p>
          </table:table-cell>
        </table:table-row>
        <table:table-row table:style-name="ro1">
          <table:table-cell office:value-type="string">
            <text:p>ir.attachment</text:p>
          </table:table-cell>
          <table:table-cell office:value-type="string">
            <text:p>ir.attachment</text:p>
          </table:table-cell>
          <table:table-cell office:value-type="float" office:value="2">
            <text:p>2</text:p>
          </table:table-cell>
          <table:table-cell table:formula="of:=IF([.C24]=1;&quot;'&quot;&amp;[.A24]&amp;&quot;',&quot;;&quot;&quot;)">
            <text:p/>
          </table:table-cell>
          <table:table-cell table:formula="of:=[.E23]&amp;[.D24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</text:p>
          </table:table-cell>
          <table:table-cell table:formula="of:=IF([.C24]=2;&quot;'&quot;&amp;[.A24]&amp;&quot;',&quot;;&quot;&quot;)" office:value-type="string" office:string-value="'ir.attachment',">
            <text:p>'ir.attachment',</text:p>
          </table:table-cell>
          <table:table-cell table:formula="of:=[.G23]&amp;[.F24]" office:value-type="string" office:string-value="'ir.sequence.type','ir.sequence','ir.attachment',">
            <text:p>'ir.sequence.type','ir.sequence','ir.attachment',</text:p>
          </table:table-cell>
        </table:table-row>
        <table:table-row table:style-name="ro1">
          <table:table-cell office:value-type="string">
            <text:p>ir.cron</text:p>
          </table:table-cell>
          <table:table-cell office:value-type="string">
            <text:p>ir.cron</text:p>
          </table:table-cell>
          <table:table-cell office:value-type="float" office:value="2">
            <text:p>2</text:p>
          </table:table-cell>
          <table:table-cell table:formula="of:=IF([.C25]=1;&quot;'&quot;&amp;[.A25]&amp;&quot;',&quot;;&quot;&quot;)">
            <text:p/>
          </table:table-cell>
          <table:table-cell table:formula="of:=[.E24]&amp;[.D25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</text:p>
          </table:table-cell>
          <table:table-cell table:formula="of:=IF([.C25]=2;&quot;'&quot;&amp;[.A25]&amp;&quot;',&quot;;&quot;&quot;)" office:value-type="string" office:string-value="'ir.cron',">
            <text:p>'ir.cron',</text:p>
          </table:table-cell>
          <table:table-cell table:formula="of:=[.G24]&amp;[.F25]" office:value-type="string" office:string-value="'ir.sequence.type','ir.sequence','ir.attachment','ir.cron',">
            <text:p>'ir.sequence.type','ir.sequence','ir.attachment','ir.cron',</text:p>
          </table:table-cell>
        </table:table-row>
        <table:table-row table:style-name="ro1">
          <table:table-cell office:value-type="string">
            <text:p>ir.filters</text:p>
          </table:table-cell>
          <table:table-cell office:value-type="string">
            <text:p>Filters</text:p>
          </table:table-cell>
          <table:table-cell office:value-type="float" office:value="2">
            <text:p>2</text:p>
          </table:table-cell>
          <table:table-cell table:formula="of:=IF([.C26]=1;&quot;'&quot;&amp;[.A26]&amp;&quot;',&quot;;&quot;&quot;)">
            <text:p/>
          </table:table-cell>
          <table:table-cell table:formula="of:=[.E25]&amp;[.D26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</text:p>
          </table:table-cell>
          <table:table-cell table:formula="of:=IF([.C26]=2;&quot;'&quot;&amp;[.A26]&amp;&quot;',&quot;;&quot;&quot;)" office:value-type="string" office:string-value="'ir.filters',">
            <text:p>'ir.filters',</text:p>
          </table:table-cell>
          <table:table-cell table:formula="of:=[.G25]&amp;[.F26]" office:value-type="string" office:string-value="'ir.sequence.type','ir.sequence','ir.attachment','ir.cron','ir.filters',">
            <text:p>'ir.sequence.type','ir.sequence','ir.attachment','ir.cron','ir.filters',</text:p>
          </table:table-cell>
        </table:table-row>
        <table:table-row table:style-name="ro1">
          <table:table-cell office:value-type="string">
            <text:p>ir.values</text:p>
          </table:table-cell>
          <table:table-cell office:value-type="string">
            <text:p>ir.values</text:p>
          </table:table-cell>
          <table:table-cell office:value-type="float" office:value="1">
            <text:p>1</text:p>
          </table:table-cell>
          <table:table-cell table:formula="of:=IF([.C27]=1;&quot;'&quot;&amp;[.A27]&amp;&quot;',&quot;;&quot;&quot;)" office:value-type="string" office:string-value="'ir.values',">
            <text:p>'ir.values',</text:p>
          </table:table-cell>
          <table:table-cell table:formula="of:=[.E26]&amp;[.D27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</text:p>
          </table:table-cell>
          <table:table-cell table:formula="of:=IF([.C27]=2;&quot;'&quot;&amp;[.A27]&amp;&quot;',&quot;;&quot;&quot;)">
            <text:p/>
          </table:table-cell>
          <table:table-cell table:formula="of:=[.G26]&amp;[.F27]" office:value-type="string" office:string-value="'ir.sequence.type','ir.sequence','ir.attachment','ir.cron','ir.filters',">
            <text:p>'ir.sequence.type','ir.sequence','ir.attachment','ir.cron','ir.filters',</text:p>
          </table:table-cell>
        </table:table-row>
        <table:table-row table:style-name="ro1">
          <table:table-cell office:value-type="string">
            <text:p>ir.translation</text:p>
          </table:table-cell>
          <table:table-cell office:value-type="string">
            <text:p>ir.translation</text:p>
          </table:table-cell>
          <table:table-cell office:value-type="float" office:value="1">
            <text:p>1</text:p>
          </table:table-cell>
          <table:table-cell table:formula="of:=IF([.C28]=1;&quot;'&quot;&amp;[.A28]&amp;&quot;',&quot;;&quot;&quot;)" office:value-type="string" office:string-value="'ir.translation',">
            <text:p>'ir.translation',</text:p>
          </table:table-cell>
          <table:table-cell table:formula="of:=[.E27]&amp;[.D28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</text:p>
          </table:table-cell>
          <table:table-cell table:formula="of:=IF([.C28]=2;&quot;'&quot;&amp;[.A28]&amp;&quot;',&quot;;&quot;&quot;)">
            <text:p/>
          </table:table-cell>
          <table:table-cell table:formula="of:=[.G27]&amp;[.F28]" office:value-type="string" office:string-value="'ir.sequence.type','ir.sequence','ir.attachment','ir.cron','ir.filters',">
            <text:p>'ir.sequence.type','ir.sequence','ir.attachment','ir.cron','ir.filters',</text:p>
          </table:table-cell>
        </table:table-row>
        <table:table-row table:style-name="ro1">
          <table:table-cell office:value-type="string">
            <text:p>ir.exports</text:p>
          </table:table-cell>
          <table:table-cell office:value-type="string">
            <text:p>ir.exports</text:p>
          </table:table-cell>
          <table:table-cell office:value-type="float" office:value="1">
            <text:p>1</text:p>
          </table:table-cell>
          <table:table-cell table:formula="of:=IF([.C29]=1;&quot;'&quot;&amp;[.A29]&amp;&quot;',&quot;;&quot;&quot;)" office:value-type="string" office:string-value="'ir.exports',">
            <text:p>'ir.exports',</text:p>
          </table:table-cell>
          <table:table-cell table:formula="of:=[.E28]&amp;[.D29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</text:p>
          </table:table-cell>
          <table:table-cell table:formula="of:=IF([.C29]=2;&quot;'&quot;&amp;[.A29]&amp;&quot;',&quot;;&quot;&quot;)">
            <text:p/>
          </table:table-cell>
          <table:table-cell table:formula="of:=[.G28]&amp;[.F29]" office:value-type="string" office:string-value="'ir.sequence.type','ir.sequence','ir.attachment','ir.cron','ir.filters',">
            <text:p>'ir.sequence.type','ir.sequence','ir.attachment','ir.cron','ir.filters',</text:p>
          </table:table-cell>
        </table:table-row>
        <table:table-row table:style-name="ro1">
          <table:table-cell office:value-type="string">
            <text:p>ir.exports.line</text:p>
          </table:table-cell>
          <table:table-cell office:value-type="string">
            <text:p>ir.exports.line</text:p>
          </table:table-cell>
          <table:table-cell office:value-type="float" office:value="1">
            <text:p>1</text:p>
          </table:table-cell>
          <table:table-cell table:formula="of:=IF([.C30]=1;&quot;'&quot;&amp;[.A30]&amp;&quot;',&quot;;&quot;&quot;)" office:value-type="string" office:string-value="'ir.exports.line',">
            <text:p>'ir.exports.line',</text:p>
          </table:table-cell>
          <table:table-cell table:formula="of:=[.E29]&amp;[.D30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</text:p>
          </table:table-cell>
          <table:table-cell table:formula="of:=IF([.C30]=2;&quot;'&quot;&amp;[.A30]&amp;&quot;',&quot;;&quot;&quot;)">
            <text:p/>
          </table:table-cell>
          <table:table-cell table:formula="of:=[.G29]&amp;[.F30]" office:value-type="string" office:string-value="'ir.sequence.type','ir.sequence','ir.attachment','ir.cron','ir.filters',">
            <text:p>'ir.sequence.type','ir.sequence','ir.attachment','ir.cron','ir.filters',</text:p>
          </table:table-cell>
        </table:table-row>
        <table:table-row table:style-name="ro1">
          <table:table-cell office:value-type="string">
            <text:p>workflow</text:p>
          </table:table-cell>
          <table:table-cell office:value-type="string">
            <text:p>workflow</text:p>
          </table:table-cell>
          <table:table-cell office:value-type="float" office:value="1">
            <text:p>1</text:p>
          </table:table-cell>
          <table:table-cell table:formula="of:=IF([.C31]=1;&quot;'&quot;&amp;[.A31]&amp;&quot;',&quot;;&quot;&quot;)" office:value-type="string" office:string-value="'workflow',">
            <text:p>'workflow',</text:p>
          </table:table-cell>
          <table:table-cell table:formula="of:=[.E30]&amp;[.D31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</text:p>
          </table:table-cell>
          <table:table-cell table:formula="of:=IF([.C31]=2;&quot;'&quot;&amp;[.A31]&amp;&quot;',&quot;;&quot;&quot;)">
            <text:p/>
          </table:table-cell>
          <table:table-cell table:formula="of:=[.G30]&amp;[.F31]" office:value-type="string" office:string-value="'ir.sequence.type','ir.sequence','ir.attachment','ir.cron','ir.filters',">
            <text:p>'ir.sequence.type','ir.sequence','ir.attachment','ir.cron','ir.filters',</text:p>
          </table:table-cell>
        </table:table-row>
        <table:table-row table:style-name="ro1">
          <table:table-cell office:value-type="string">
            <text:p>workflow.activity</text:p>
          </table:table-cell>
          <table:table-cell office:value-type="string">
            <text:p>workflow.activity</text:p>
          </table:table-cell>
          <table:table-cell office:value-type="float" office:value="1">
            <text:p>1</text:p>
          </table:table-cell>
          <table:table-cell table:formula="of:=IF([.C32]=1;&quot;'&quot;&amp;[.A32]&amp;&quot;',&quot;;&quot;&quot;)" office:value-type="string" office:string-value="'workflow.activity',">
            <text:p>'workflow.activity',</text:p>
          </table:table-cell>
          <table:table-cell table:formula="of:=[.E31]&amp;[.D32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</text:p>
          </table:table-cell>
          <table:table-cell table:formula="of:=IF([.C32]=2;&quot;'&quot;&amp;[.A32]&amp;&quot;',&quot;;&quot;&quot;)">
            <text:p/>
          </table:table-cell>
          <table:table-cell table:formula="of:=[.G31]&amp;[.F32]" office:value-type="string" office:string-value="'ir.sequence.type','ir.sequence','ir.attachment','ir.cron','ir.filters',">
            <text:p>'ir.sequence.type','ir.sequence','ir.attachment','ir.cron','ir.filters',</text:p>
          </table:table-cell>
        </table:table-row>
        <table:table-row table:style-name="ro1">
          <table:table-cell office:value-type="string">
            <text:p>workflow.transition</text:p>
          </table:table-cell>
          <table:table-cell office:value-type="string">
            <text:p>workflow.transition</text:p>
          </table:table-cell>
          <table:table-cell office:value-type="float" office:value="1">
            <text:p>1</text:p>
          </table:table-cell>
          <table:table-cell table:formula="of:=IF([.C33]=1;&quot;'&quot;&amp;[.A33]&amp;&quot;',&quot;;&quot;&quot;)" office:value-type="string" office:string-value="'workflow.transition',">
            <text:p>'workflow.transition',</text:p>
          </table:table-cell>
          <table:table-cell table:formula="of:=[.E32]&amp;[.D33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</text:p>
          </table:table-cell>
          <table:table-cell table:formula="of:=IF([.C33]=2;&quot;'&quot;&amp;[.A33]&amp;&quot;',&quot;;&quot;&quot;)">
            <text:p/>
          </table:table-cell>
          <table:table-cell table:formula="of:=[.G32]&amp;[.F33]" office:value-type="string" office:string-value="'ir.sequence.type','ir.sequence','ir.attachment','ir.cron','ir.filters',">
            <text:p>'ir.sequence.type','ir.sequence','ir.attachment','ir.cron','ir.filters',</text:p>
          </table:table-cell>
        </table:table-row>
        <table:table-row table:style-name="ro1">
          <table:table-cell office:value-type="string">
            <text:p>workflow.instance</text:p>
          </table:table-cell>
          <table:table-cell office:value-type="string">
            <text:p>workflow.instance</text:p>
          </table:table-cell>
          <table:table-cell office:value-type="float" office:value="1">
            <text:p>1</text:p>
          </table:table-cell>
          <table:table-cell table:formula="of:=IF([.C34]=1;&quot;'&quot;&amp;[.A34]&amp;&quot;',&quot;;&quot;&quot;)" office:value-type="string" office:string-value="'workflow.instance',">
            <text:p>'workflow.instance',</text:p>
          </table:table-cell>
          <table:table-cell table:formula="of:=[.E33]&amp;[.D34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</text:p>
          </table:table-cell>
          <table:table-cell table:formula="of:=IF([.C34]=2;&quot;'&quot;&amp;[.A34]&amp;&quot;',&quot;;&quot;&quot;)">
            <text:p/>
          </table:table-cell>
          <table:table-cell table:formula="of:=[.G33]&amp;[.F34]" office:value-type="string" office:string-value="'ir.sequence.type','ir.sequence','ir.attachment','ir.cron','ir.filters',">
            <text:p>'ir.sequence.type','ir.sequence','ir.attachment','ir.cron','ir.filters',</text:p>
          </table:table-cell>
        </table:table-row>
        <table:table-row table:style-name="ro1">
          <table:table-cell office:value-type="string">
            <text:p>workflow.workitem</text:p>
          </table:table-cell>
          <table:table-cell office:value-type="string">
            <text:p>workflow.workitem</text:p>
          </table:table-cell>
          <table:table-cell office:value-type="float" office:value="1">
            <text:p>1</text:p>
          </table:table-cell>
          <table:table-cell table:formula="of:=IF([.C35]=1;&quot;'&quot;&amp;[.A35]&amp;&quot;',&quot;;&quot;&quot;)" office:value-type="string" office:string-value="'workflow.workitem',">
            <text:p>'workflow.workitem',</text:p>
          </table:table-cell>
          <table:table-cell table:formula="of:=[.E34]&amp;[.D35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</text:p>
          </table:table-cell>
          <table:table-cell table:formula="of:=IF([.C35]=2;&quot;'&quot;&amp;[.A35]&amp;&quot;',&quot;;&quot;&quot;)">
            <text:p/>
          </table:table-cell>
          <table:table-cell table:formula="of:=[.G34]&amp;[.F35]" office:value-type="string" office:string-value="'ir.sequence.type','ir.sequence','ir.attachment','ir.cron','ir.filters',">
            <text:p>'ir.sequence.type','ir.sequence','ir.attachment','ir.cron','ir.filters',</text:p>
          </table:table-cell>
        </table:table-row>
        <table:table-row table:style-name="ro1">
          <table:table-cell office:value-type="string">
            <text:p>workflow.triggers</text:p>
          </table:table-cell>
          <table:table-cell office:value-type="string">
            <text:p>workflow.triggers</text:p>
          </table:table-cell>
          <table:table-cell office:value-type="float" office:value="1">
            <text:p>1</text:p>
          </table:table-cell>
          <table:table-cell table:formula="of:=IF([.C36]=1;&quot;'&quot;&amp;[.A36]&amp;&quot;',&quot;;&quot;&quot;)" office:value-type="string" office:string-value="'workflow.triggers',">
            <text:p>'workflow.triggers',</text:p>
          </table:table-cell>
          <table:table-cell table:formula="of:=[.E35]&amp;[.D36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</text:p>
          </table:table-cell>
          <table:table-cell table:formula="of:=IF([.C36]=2;&quot;'&quot;&amp;[.A36]&amp;&quot;',&quot;;&quot;&quot;)">
            <text:p/>
          </table:table-cell>
          <table:table-cell table:formula="of:=[.G35]&amp;[.F36]" office:value-type="string" office:string-value="'ir.sequence.type','ir.sequence','ir.attachment','ir.cron','ir.filters',">
            <text:p>'ir.sequence.type','ir.sequence','ir.attachment','ir.cron','ir.filters',</text:p>
          </table:table-cell>
        </table:table-row>
        <table:table-row table:style-name="ro1">
          <table:table-cell office:value-type="string">
            <text:p>ir.rule</text:p>
          </table:table-cell>
          <table:table-cell office:value-type="string">
            <text:p>ir.rule</text:p>
          </table:table-cell>
          <table:table-cell office:value-type="float" office:value="1">
            <text:p>1</text:p>
          </table:table-cell>
          <table:table-cell table:formula="of:=IF([.C37]=1;&quot;'&quot;&amp;[.A37]&amp;&quot;',&quot;;&quot;&quot;)" office:value-type="string" office:string-value="'ir.rule',">
            <text:p>'ir.rule',</text:p>
          </table:table-cell>
          <table:table-cell table:formula="of:=[.E36]&amp;[.D37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</text:p>
          </table:table-cell>
          <table:table-cell table:formula="of:=IF([.C37]=2;&quot;'&quot;&amp;[.A37]&amp;&quot;',&quot;;&quot;&quot;)">
            <text:p/>
          </table:table-cell>
          <table:table-cell table:formula="of:=[.G36]&amp;[.F37]" office:value-type="string" office:string-value="'ir.sequence.type','ir.sequence','ir.attachment','ir.cron','ir.filters',">
            <text:p>'ir.sequence.type','ir.sequence','ir.attachment','ir.cron','ir.filters',</text:p>
          </table:table-cell>
        </table:table-row>
        <table:table-row table:style-name="ro1">
          <table:table-cell office:value-type="string">
            <text:p>ir.config_parameter</text:p>
          </table:table-cell>
          <table:table-cell office:value-type="string">
            <text:p>ir.config_parameter</text:p>
          </table:table-cell>
          <table:table-cell office:value-type="float" office:value="2">
            <text:p>2</text:p>
          </table:table-cell>
          <table:table-cell table:formula="of:=IF([.C38]=1;&quot;'&quot;&amp;[.A38]&amp;&quot;',&quot;;&quot;&quot;)">
            <text:p/>
          </table:table-cell>
          <table:table-cell table:formula="of:=[.E37]&amp;[.D38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</text:p>
          </table:table-cell>
          <table:table-cell table:formula="of:=IF([.C38]=2;&quot;'&quot;&amp;[.A38]&amp;&quot;',&quot;;&quot;&quot;)" office:value-type="string" office:string-value="'ir.config_parameter',">
            <text:p>'ir.config_parameter',</text:p>
          </table:table-cell>
          <table:table-cell table:formula="of:=[.G37]&amp;[.F38]" office:value-type="string" office:string-value="'ir.sequence.type','ir.sequence','ir.attachment','ir.cron','ir.filters','ir.config_parameter',">
            <text:p>'ir.sequence.type','ir.sequence','ir.attachment','ir.cron','ir.filters','ir.config_parameter',</text:p>
          </table:table-cell>
        </table:table-row>
        <table:table-row table:style-name="ro1">
          <table:table-cell office:value-type="string">
            <text:p>ir.mail_server</text:p>
          </table:table-cell>
          <table:table-cell office:value-type="string">
            <text:p>ir.mail_server</text:p>
          </table:table-cell>
          <table:table-cell office:value-type="float" office:value="2">
            <text:p>2</text:p>
          </table:table-cell>
          <table:table-cell table:formula="of:=IF([.C39]=1;&quot;'&quot;&amp;[.A39]&amp;&quot;',&quot;;&quot;&quot;)">
            <text:p/>
          </table:table-cell>
          <table:table-cell table:formula="of:=[.E38]&amp;[.D39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</text:p>
          </table:table-cell>
          <table:table-cell table:formula="of:=IF([.C39]=2;&quot;'&quot;&amp;[.A39]&amp;&quot;',&quot;;&quot;&quot;)" office:value-type="string" office:string-value="'ir.mail_server',">
            <text:p>'ir.mail_server',</text:p>
          </table:table-cell>
          <table:table-cell table:formula="of:=[.G38]&amp;[.F39]" office:value-type="string" office:string-value="'ir.sequence.type','ir.sequence','ir.attachment','ir.cron','ir.filters','ir.config_parameter','ir.mail_server',">
            <text:p>'ir.sequence.type','ir.sequence','ir.attachment','ir.cron','ir.filters','ir.config_parameter','ir.mail_server',</text:p>
          </table:table-cell>
        </table:table-row>
        <table:table-row table:style-name="ro1">
          <table:table-cell office:value-type="string">
            <text:p>ir.module.category</text:p>
          </table:table-cell>
          <table:table-cell office:value-type="string">
            <text:p>Application</text:p>
          </table:table-cell>
          <table:table-cell office:value-type="float" office:value="1">
            <text:p>1</text:p>
          </table:table-cell>
          <table:table-cell table:formula="of:=IF([.C40]=1;&quot;'&quot;&amp;[.A40]&amp;&quot;',&quot;;&quot;&quot;)" office:value-type="string" office:string-value="'ir.module.category',">
            <text:p>'ir.module.category',</text:p>
          </table:table-cell>
          <table:table-cell table:formula="of:=[.E39]&amp;[.D40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</text:p>
          </table:table-cell>
          <table:table-cell table:formula="of:=IF([.C40]=2;&quot;'&quot;&amp;[.A40]&amp;&quot;',&quot;;&quot;&quot;)">
            <text:p/>
          </table:table-cell>
          <table:table-cell table:formula="of:=[.G39]&amp;[.F40]" office:value-type="string" office:string-value="'ir.sequence.type','ir.sequence','ir.attachment','ir.cron','ir.filters','ir.config_parameter','ir.mail_server',">
            <text:p>'ir.sequence.type','ir.sequence','ir.attachment','ir.cron','ir.filters','ir.config_parameter','ir.mail_server',</text:p>
          </table:table-cell>
        </table:table-row>
        <table:table-row table:style-name="ro1">
          <table:table-cell office:value-type="string">
            <text:p>ir.module.module</text:p>
          </table:table-cell>
          <table:table-cell office:value-type="string">
            <text:p>Module</text:p>
          </table:table-cell>
          <table:table-cell office:value-type="float" office:value="1">
            <text:p>1</text:p>
          </table:table-cell>
          <table:table-cell table:formula="of:=IF([.C41]=1;&quot;'&quot;&amp;[.A41]&amp;&quot;',&quot;;&quot;&quot;)" office:value-type="string" office:string-value="'ir.module.module',">
            <text:p>'ir.module.module',</text:p>
          </table:table-cell>
          <table:table-cell table:formula="of:=[.E40]&amp;[.D41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</text:p>
          </table:table-cell>
          <table:table-cell table:formula="of:=IF([.C41]=2;&quot;'&quot;&amp;[.A41]&amp;&quot;',&quot;;&quot;&quot;)">
            <text:p/>
          </table:table-cell>
          <table:table-cell table:formula="of:=[.G40]&amp;[.F41]" office:value-type="string" office:string-value="'ir.sequence.type','ir.sequence','ir.attachment','ir.cron','ir.filters','ir.config_parameter','ir.mail_server',">
            <text:p>'ir.sequence.type','ir.sequence','ir.attachment','ir.cron','ir.filters','ir.config_parameter','ir.mail_server',</text:p>
          </table:table-cell>
        </table:table-row>
        <table:table-row table:style-name="ro1">
          <table:table-cell office:value-type="string">
            <text:p>ir.module.module.dependency</text:p>
          </table:table-cell>
          <table:table-cell office:value-type="string">
            <text:p>Module dependency</text:p>
          </table:table-cell>
          <table:table-cell office:value-type="float" office:value="1">
            <text:p>1</text:p>
          </table:table-cell>
          <table:table-cell table:formula="of:=IF([.C42]=1;&quot;'&quot;&amp;[.A42]&amp;&quot;',&quot;;&quot;&quot;)" office:value-type="string" office:string-value="'ir.module.module.dependency',">
            <text:p>'ir.module.module.dependency',</text:p>
          </table:table-cell>
          <table:table-cell table:formula="of:=[.E41]&amp;[.D42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</text:p>
          </table:table-cell>
          <table:table-cell table:formula="of:=IF([.C42]=2;&quot;'&quot;&amp;[.A42]&amp;&quot;',&quot;;&quot;&quot;)">
            <text:p/>
          </table:table-cell>
          <table:table-cell table:formula="of:=[.G41]&amp;[.F42]" office:value-type="string" office:string-value="'ir.sequence.type','ir.sequence','ir.attachment','ir.cron','ir.filters','ir.config_parameter','ir.mail_server',">
            <text:p>'ir.sequence.type','ir.sequence','ir.attachment','ir.cron','ir.filters','ir.config_parameter','ir.mail_server',</text:p>
          </table:table-cell>
        </table:table-row>
        <table:table-row table:style-name="ro1">
          <table:table-cell office:value-type="string">
            <text:p>res.country</text:p>
          </table:table-cell>
          <table:table-cell office:value-type="string">
            <text:p>Country</text:p>
          </table:table-cell>
          <table:table-cell office:value-type="float" office:value="2">
            <text:p>2</text:p>
          </table:table-cell>
          <table:table-cell table:formula="of:=IF([.C43]=1;&quot;'&quot;&amp;[.A43]&amp;&quot;',&quot;;&quot;&quot;)">
            <text:p/>
          </table:table-cell>
          <table:table-cell table:formula="of:=[.E42]&amp;[.D43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</text:p>
          </table:table-cell>
          <table:table-cell table:formula="of:=IF([.C43]=2;&quot;'&quot;&amp;[.A43]&amp;&quot;',&quot;;&quot;&quot;)" office:value-type="string" office:string-value="'res.country',">
            <text:p>'res.country',</text:p>
          </table:table-cell>
          <table:table-cell table:formula="of:=[.G42]&amp;[.F43]" office:value-type="string" office:string-value="'ir.sequence.type','ir.sequence','ir.attachment','ir.cron','ir.filters','ir.config_parameter','ir.mail_server','res.country',">
            <text:p>'ir.sequence.type','ir.sequence','ir.attachment','ir.cron','ir.filters','ir.config_parameter','ir.mail_server','res.country',</text:p>
          </table:table-cell>
        </table:table-row>
        <table:table-row table:style-name="ro1">
          <table:table-cell office:value-type="string">
            <text:p>res.country.state</text:p>
          </table:table-cell>
          <table:table-cell office:value-type="string">
            <text:p>Country state</text:p>
          </table:table-cell>
          <table:table-cell office:value-type="float" office:value="2">
            <text:p>2</text:p>
          </table:table-cell>
          <table:table-cell table:formula="of:=IF([.C44]=1;&quot;'&quot;&amp;[.A44]&amp;&quot;',&quot;;&quot;&quot;)">
            <text:p/>
          </table:table-cell>
          <table:table-cell table:formula="of:=[.E43]&amp;[.D44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</text:p>
          </table:table-cell>
          <table:table-cell table:formula="of:=IF([.C44]=2;&quot;'&quot;&amp;[.A44]&amp;&quot;',&quot;;&quot;&quot;)" office:value-type="string" office:string-value="'res.country.state',">
            <text:p>'res.country.state',</text:p>
          </table:table-cell>
          <table:table-cell table:formula="of:=[.G43]&amp;[.F44]" office:value-type="string" office:string-value="'ir.sequence.type','ir.sequence','ir.attachment','ir.cron','ir.filters','ir.config_parameter','ir.mail_server','res.country','res.country.state',">
            <text:p>'ir.sequence.type','ir.sequence','ir.attachment','ir.cron','ir.filters','ir.config_parameter','ir.mail_server','res.country','res.country.state',</text:p>
          </table:table-cell>
        </table:table-row>
        <table:table-row table:style-name="ro1">
          <table:table-cell office:value-type="string">
            <text:p>res.lang</text:p>
          </table:table-cell>
          <table:table-cell office:value-type="string">
            <text:p>Languages</text:p>
          </table:table-cell>
          <table:table-cell office:value-type="float" office:value="2">
            <text:p>2</text:p>
          </table:table-cell>
          <table:table-cell table:formula="of:=IF([.C45]=1;&quot;'&quot;&amp;[.A45]&amp;&quot;',&quot;;&quot;&quot;)">
            <text:p/>
          </table:table-cell>
          <table:table-cell table:formula="of:=[.E44]&amp;[.D45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</text:p>
          </table:table-cell>
          <table:table-cell table:formula="of:=IF([.C45]=2;&quot;'&quot;&amp;[.A45]&amp;&quot;',&quot;;&quot;&quot;)" office:value-type="string" office:string-value="'res.lang',">
            <text:p>'res.lang',</text:p>
          </table:table-cell>
          <table:table-cell table:formula="of:=[.G44]&amp;[.F45]" office:value-type="string" office:string-value="'ir.sequence.type','ir.sequence','ir.attachment','ir.cron','ir.filters','ir.config_parameter','ir.mail_server','res.country','res.country.state','res.lang',">
            <text:p>'ir.sequence.type','ir.sequence','ir.attachment','ir.cron','ir.filters','ir.config_parameter','ir.mail_server','res.country','res.country.state','res.lang',</text:p>
          </table:table-cell>
        </table:table-row>
        <table:table-row table:style-name="ro1">
          <table:table-cell office:value-type="string">
            <text:p>res.payterm</text:p>
          </table:table-cell>
          <table:table-cell office:value-type="string">
            <text:p>Payment term</text:p>
          </table:table-cell>
          <table:table-cell/>
          <table:table-cell table:formula="of:=IF([.C46]=1;&quot;'&quot;&amp;[.A46]&amp;&quot;',&quot;;&quot;&quot;)">
            <text:p/>
          </table:table-cell>
          <table:table-cell table:formula="of:=[.E45]&amp;[.D46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</text:p>
          </table:table-cell>
          <table:table-cell table:formula="of:=IF([.C46]=2;&quot;'&quot;&amp;[.A46]&amp;&quot;',&quot;;&quot;&quot;)">
            <text:p/>
          </table:table-cell>
          <table:table-cell table:formula="of:=[.G45]&amp;[.F46]" office:value-type="string" office:string-value="'ir.sequence.type','ir.sequence','ir.attachment','ir.cron','ir.filters','ir.config_parameter','ir.mail_server','res.country','res.country.state','res.lang',">
            <text:p>'ir.sequence.type','ir.sequence','ir.attachment','ir.cron','ir.filters','ir.config_parameter','ir.mail_server','res.country','res.country.state','res.lang',</text:p>
          </table:table-cell>
        </table:table-row>
        <table:table-row table:style-name="ro1">
          <table:table-cell office:value-type="string">
            <text:p>res.partner.category</text:p>
          </table:table-cell>
          <table:table-cell office:value-type="string">
            <text:p>Partner Categories</text:p>
          </table:table-cell>
          <table:table-cell/>
          <table:table-cell table:formula="of:=IF([.C47]=1;&quot;'&quot;&amp;[.A47]&amp;&quot;',&quot;;&quot;&quot;)">
            <text:p/>
          </table:table-cell>
          <table:table-cell table:formula="of:=[.E46]&amp;[.D47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</text:p>
          </table:table-cell>
          <table:table-cell table:formula="of:=IF([.C47]=2;&quot;'&quot;&amp;[.A47]&amp;&quot;',&quot;;&quot;&quot;)">
            <text:p/>
          </table:table-cell>
          <table:table-cell table:formula="of:=[.G46]&amp;[.F47]" office:value-type="string" office:string-value="'ir.sequence.type','ir.sequence','ir.attachment','ir.cron','ir.filters','ir.config_parameter','ir.mail_server','res.country','res.country.state','res.lang',">
            <text:p>'ir.sequence.type','ir.sequence','ir.attachment','ir.cron','ir.filters','ir.config_parameter','ir.mail_server','res.country','res.country.state','res.lang',</text:p>
          </table:table-cell>
        </table:table-row>
        <table:table-row table:style-name="ro1">
          <table:table-cell office:value-type="string">
            <text:p>res.partner.title</text:p>
          </table:table-cell>
          <table:table-cell office:value-type="string">
            <text:p>res.partner.title</text:p>
          </table:table-cell>
          <table:table-cell/>
          <table:table-cell table:formula="of:=IF([.C48]=1;&quot;'&quot;&amp;[.A48]&amp;&quot;',&quot;;&quot;&quot;)">
            <text:p/>
          </table:table-cell>
          <table:table-cell table:formula="of:=[.E47]&amp;[.D48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</text:p>
          </table:table-cell>
          <table:table-cell table:formula="of:=IF([.C48]=2;&quot;'&quot;&amp;[.A48]&amp;&quot;',&quot;;&quot;&quot;)">
            <text:p/>
          </table:table-cell>
          <table:table-cell table:formula="of:=[.G47]&amp;[.F48]" office:value-type="string" office:string-value="'ir.sequence.type','ir.sequence','ir.attachment','ir.cron','ir.filters','ir.config_parameter','ir.mail_server','res.country','res.country.state','res.lang',">
            <text:p>'ir.sequence.type','ir.sequence','ir.attachment','ir.cron','ir.filters','ir.config_parameter','ir.mail_server','res.country','res.country.state','res.lang',</text:p>
          </table:table-cell>
        </table:table-row>
        <table:table-row table:style-name="ro1">
          <table:table-cell office:value-type="string">
            <text:p>res.partner</text:p>
          </table:table-cell>
          <table:table-cell office:value-type="string">
            <text:p>Partner</text:p>
          </table:table-cell>
          <table:table-cell/>
          <table:table-cell table:formula="of:=IF([.C49]=1;&quot;'&quot;&amp;[.A49]&amp;&quot;',&quot;;&quot;&quot;)">
            <text:p/>
          </table:table-cell>
          <table:table-cell table:formula="of:=[.E48]&amp;[.D49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</text:p>
          </table:table-cell>
          <table:table-cell table:formula="of:=IF([.C49]=2;&quot;'&quot;&amp;[.A49]&amp;&quot;',&quot;;&quot;&quot;)">
            <text:p/>
          </table:table-cell>
          <table:table-cell table:formula="of:=[.G48]&amp;[.F49]" office:value-type="string" office:string-value="'ir.sequence.type','ir.sequence','ir.attachment','ir.cron','ir.filters','ir.config_parameter','ir.mail_server','res.country','res.country.state','res.lang',">
            <text:p>'ir.sequence.type','ir.sequence','ir.attachment','ir.cron','ir.filters','ir.config_parameter','ir.mail_server','res.country','res.country.state','res.lang',</text:p>
          </table:table-cell>
        </table:table-row>
        <table:table-row table:style-name="ro1">
          <table:table-cell office:value-type="string">
            <text:p>res.partner.address</text:p>
          </table:table-cell>
          <table:table-cell office:value-type="string">
            <text:p>Partner Addresses</text:p>
          </table:table-cell>
          <table:table-cell/>
          <table:table-cell table:formula="of:=IF([.C50]=1;&quot;'&quot;&amp;[.A50]&amp;&quot;',&quot;;&quot;&quot;)">
            <text:p/>
          </table:table-cell>
          <table:table-cell table:formula="of:=[.E49]&amp;[.D50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</text:p>
          </table:table-cell>
          <table:table-cell table:formula="of:=IF([.C50]=2;&quot;'&quot;&amp;[.A50]&amp;&quot;',&quot;;&quot;&quot;)">
            <text:p/>
          </table:table-cell>
          <table:table-cell table:formula="of:=[.G49]&amp;[.F50]" office:value-type="string" office:string-value="'ir.sequence.type','ir.sequence','ir.attachment','ir.cron','ir.filters','ir.config_parameter','ir.mail_server','res.country','res.country.state','res.lang',">
            <text:p>'ir.sequence.type','ir.sequence','ir.attachment','ir.cron','ir.filters','ir.config_parameter','ir.mail_server','res.country','res.country.state','res.lang',</text:p>
          </table:table-cell>
        </table:table-row>
        <table:table-row table:style-name="ro1">
          <table:table-cell office:value-type="string">
            <text:p>res.partner.event</text:p>
          </table:table-cell>
          <table:table-cell office:value-type="string">
            <text:p>res.partner.event</text:p>
          </table:table-cell>
          <table:table-cell/>
          <table:table-cell table:formula="of:=IF([.C51]=1;&quot;'&quot;&amp;[.A51]&amp;&quot;',&quot;;&quot;&quot;)">
            <text:p/>
          </table:table-cell>
          <table:table-cell table:formula="of:=[.E50]&amp;[.D51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</text:p>
          </table:table-cell>
          <table:table-cell table:formula="of:=IF([.C51]=2;&quot;'&quot;&amp;[.A51]&amp;&quot;',&quot;;&quot;&quot;)">
            <text:p/>
          </table:table-cell>
          <table:table-cell table:formula="of:=[.G50]&amp;[.F51]" office:value-type="string" office:string-value="'ir.sequence.type','ir.sequence','ir.attachment','ir.cron','ir.filters','ir.config_parameter','ir.mail_server','res.country','res.country.state','res.lang',">
            <text:p>'ir.sequence.type','ir.sequence','ir.attachment','ir.cron','ir.filters','ir.config_parameter','ir.mail_server','res.country','res.country.state','res.lang',</text:p>
          </table:table-cell>
        </table:table-row>
        <table:table-row table:style-name="ro1">
          <table:table-cell office:value-type="string">
            <text:p>res.bank</text:p>
          </table:table-cell>
          <table:table-cell office:value-type="string">
            <text:p>Bank</text:p>
          </table:table-cell>
          <table:table-cell/>
          <table:table-cell table:formula="of:=IF([.C52]=1;&quot;'&quot;&amp;[.A52]&amp;&quot;',&quot;;&quot;&quot;)">
            <text:p/>
          </table:table-cell>
          <table:table-cell table:formula="of:=[.E51]&amp;[.D52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</text:p>
          </table:table-cell>
          <table:table-cell table:formula="of:=IF([.C52]=2;&quot;'&quot;&amp;[.A52]&amp;&quot;',&quot;;&quot;&quot;)">
            <text:p/>
          </table:table-cell>
          <table:table-cell table:formula="of:=[.G51]&amp;[.F52]" office:value-type="string" office:string-value="'ir.sequence.type','ir.sequence','ir.attachment','ir.cron','ir.filters','ir.config_parameter','ir.mail_server','res.country','res.country.state','res.lang',">
            <text:p>'ir.sequence.type','ir.sequence','ir.attachment','ir.cron','ir.filters','ir.config_parameter','ir.mail_server','res.country','res.country.state','res.lang',</text:p>
          </table:table-cell>
        </table:table-row>
        <table:table-row table:style-name="ro1">
          <table:table-cell office:value-type="string">
            <text:p>res.partner.bank.type</text:p>
          </table:table-cell>
          <table:table-cell office:value-type="string">
            <text:p>Bank Account Type</text:p>
          </table:table-cell>
          <table:table-cell/>
          <table:table-cell table:formula="of:=IF([.C53]=1;&quot;'&quot;&amp;[.A53]&amp;&quot;',&quot;;&quot;&quot;)">
            <text:p/>
          </table:table-cell>
          <table:table-cell table:formula="of:=[.E52]&amp;[.D53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</text:p>
          </table:table-cell>
          <table:table-cell table:formula="of:=IF([.C53]=2;&quot;'&quot;&amp;[.A53]&amp;&quot;',&quot;;&quot;&quot;)">
            <text:p/>
          </table:table-cell>
          <table:table-cell table:formula="of:=[.G52]&amp;[.F53]" office:value-type="string" office:string-value="'ir.sequence.type','ir.sequence','ir.attachment','ir.cron','ir.filters','ir.config_parameter','ir.mail_server','res.country','res.country.state','res.lang',">
            <text:p>'ir.sequence.type','ir.sequence','ir.attachment','ir.cron','ir.filters','ir.config_parameter','ir.mail_server','res.country','res.country.state','res.lang',</text:p>
          </table:table-cell>
        </table:table-row>
        <table:table-row table:style-name="ro1">
          <table:table-cell office:value-type="string">
            <text:p>res.partner.bank.type.field</text:p>
          </table:table-cell>
          <table:table-cell office:value-type="string">
            <text:p>Bank type fields</text:p>
          </table:table-cell>
          <table:table-cell/>
          <table:table-cell table:formula="of:=IF([.C54]=1;&quot;'&quot;&amp;[.A54]&amp;&quot;',&quot;;&quot;&quot;)">
            <text:p/>
          </table:table-cell>
          <table:table-cell table:formula="of:=[.E53]&amp;[.D54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</text:p>
          </table:table-cell>
          <table:table-cell table:formula="of:=IF([.C54]=2;&quot;'&quot;&amp;[.A54]&amp;&quot;',&quot;;&quot;&quot;)">
            <text:p/>
          </table:table-cell>
          <table:table-cell table:formula="of:=[.G53]&amp;[.F54]" office:value-type="string" office:string-value="'ir.sequence.type','ir.sequence','ir.attachment','ir.cron','ir.filters','ir.config_parameter','ir.mail_server','res.country','res.country.state','res.lang',">
            <text:p>'ir.sequence.type','ir.sequence','ir.attachment','ir.cron','ir.filters','ir.config_parameter','ir.mail_server','res.country','res.country.state','res.lang',</text:p>
          </table:table-cell>
        </table:table-row>
        <table:table-row table:style-name="ro1">
          <table:table-cell office:value-type="string">
            <text:p>res.partner.bank</text:p>
          </table:table-cell>
          <table:table-cell office:value-type="string">
            <text:p>Bank Accounts</text:p>
          </table:table-cell>
          <table:table-cell/>
          <table:table-cell table:formula="of:=IF([.C55]=1;&quot;'&quot;&amp;[.A55]&amp;&quot;',&quot;;&quot;&quot;)">
            <text:p/>
          </table:table-cell>
          <table:table-cell table:formula="of:=[.E54]&amp;[.D55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</text:p>
          </table:table-cell>
          <table:table-cell table:formula="of:=IF([.C55]=2;&quot;'&quot;&amp;[.A55]&amp;&quot;',&quot;;&quot;&quot;)">
            <text:p/>
          </table:table-cell>
          <table:table-cell table:formula="of:=[.G54]&amp;[.F55]" office:value-type="string" office:string-value="'ir.sequence.type','ir.sequence','ir.attachment','ir.cron','ir.filters','ir.config_parameter','ir.mail_server','res.country','res.country.state','res.lang',">
            <text:p>'ir.sequence.type','ir.sequence','ir.attachment','ir.cron','ir.filters','ir.config_parameter','ir.mail_server','res.country','res.country.state','res.lang',</text:p>
          </table:table-cell>
        </table:table-row>
        <table:table-row table:style-name="ro1">
          <table:table-cell office:value-type="string">
            <text:p>res.currency</text:p>
          </table:table-cell>
          <table:table-cell office:value-type="string">
            <text:p>Currency</text:p>
          </table:table-cell>
          <table:table-cell/>
          <table:table-cell table:formula="of:=IF([.C56]=1;&quot;'&quot;&amp;[.A56]&amp;&quot;',&quot;;&quot;&quot;)">
            <text:p/>
          </table:table-cell>
          <table:table-cell table:formula="of:=[.E55]&amp;[.D56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</text:p>
          </table:table-cell>
          <table:table-cell table:formula="of:=IF([.C56]=2;&quot;'&quot;&amp;[.A56]&amp;&quot;',&quot;;&quot;&quot;)">
            <text:p/>
          </table:table-cell>
          <table:table-cell table:formula="of:=[.G55]&amp;[.F56]" office:value-type="string" office:string-value="'ir.sequence.type','ir.sequence','ir.attachment','ir.cron','ir.filters','ir.config_parameter','ir.mail_server','res.country','res.country.state','res.lang',">
            <text:p>'ir.sequence.type','ir.sequence','ir.attachment','ir.cron','ir.filters','ir.config_parameter','ir.mail_server','res.country','res.country.state','res.lang',</text:p>
          </table:table-cell>
        </table:table-row>
        <table:table-row table:style-name="ro1">
          <table:table-cell office:value-type="string">
            <text:p>res.currency.rate.type</text:p>
          </table:table-cell>
          <table:table-cell office:value-type="string">
            <text:p>Currency Rate Type</text:p>
          </table:table-cell>
          <table:table-cell/>
          <table:table-cell table:formula="of:=IF([.C57]=1;&quot;'&quot;&amp;[.A57]&amp;&quot;',&quot;;&quot;&quot;)">
            <text:p/>
          </table:table-cell>
          <table:table-cell table:formula="of:=[.E56]&amp;[.D57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</text:p>
          </table:table-cell>
          <table:table-cell table:formula="of:=IF([.C57]=2;&quot;'&quot;&amp;[.A57]&amp;&quot;',&quot;;&quot;&quot;)">
            <text:p/>
          </table:table-cell>
          <table:table-cell table:formula="of:=[.G56]&amp;[.F57]" office:value-type="string" office:string-value="'ir.sequence.type','ir.sequence','ir.attachment','ir.cron','ir.filters','ir.config_parameter','ir.mail_server','res.country','res.country.state','res.lang',">
            <text:p>'ir.sequence.type','ir.sequence','ir.attachment','ir.cron','ir.filters','ir.config_parameter','ir.mail_server','res.country','res.country.state','res.lang',</text:p>
          </table:table-cell>
        </table:table-row>
        <table:table-row table:style-name="ro1">
          <table:table-cell office:value-type="string">
            <text:p>res.currency.rate</text:p>
          </table:table-cell>
          <table:table-cell office:value-type="string">
            <text:p>Currency Rate</text:p>
          </table:table-cell>
          <table:table-cell/>
          <table:table-cell table:formula="of:=IF([.C58]=1;&quot;'&quot;&amp;[.A58]&amp;&quot;',&quot;;&quot;&quot;)">
            <text:p/>
          </table:table-cell>
          <table:table-cell table:formula="of:=[.E57]&amp;[.D58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</text:p>
          </table:table-cell>
          <table:table-cell table:formula="of:=IF([.C58]=2;&quot;'&quot;&amp;[.A58]&amp;&quot;',&quot;;&quot;&quot;)">
            <text:p/>
          </table:table-cell>
          <table:table-cell table:formula="of:=[.G57]&amp;[.F58]" office:value-type="string" office:string-value="'ir.sequence.type','ir.sequence','ir.attachment','ir.cron','ir.filters','ir.config_parameter','ir.mail_server','res.country','res.country.state','res.lang',">
            <text:p>'ir.sequence.type','ir.sequence','ir.attachment','ir.cron','ir.filters','ir.config_parameter','ir.mail_server','res.country','res.country.state','res.lang',</text:p>
          </table:table-cell>
        </table:table-row>
        <table:table-row table:style-name="ro1">
          <table:table-cell office:value-type="string">
            <text:p>multi_company.default</text:p>
          </table:table-cell>
          <table:table-cell office:value-type="string">
            <text:p>Default multi company</text:p>
          </table:table-cell>
          <table:table-cell office:value-type="float" office:value="2">
            <text:p>2</text:p>
          </table:table-cell>
          <table:table-cell table:formula="of:=IF([.C59]=1;&quot;'&quot;&amp;[.A59]&amp;&quot;',&quot;;&quot;&quot;)">
            <text:p/>
          </table:table-cell>
          <table:table-cell table:formula="of:=[.E58]&amp;[.D59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</text:p>
          </table:table-cell>
          <table:table-cell table:formula="of:=IF([.C59]=2;&quot;'&quot;&amp;[.A59]&amp;&quot;',&quot;;&quot;&quot;)" office:value-type="string" office:string-value="'multi_company.default',">
            <text:p>'multi_company.default',</text:p>
          </table:table-cell>
          <table:table-cell table:formula="of:=[.G58]&amp;[.F59]" office:value-type="string" office:string-value="'ir.sequence.type','ir.sequence','ir.attachment','ir.cron','ir.filters','ir.config_parameter','ir.mail_server','res.country','res.country.state','res.lang','multi_company.default',">
            <text:p>'ir.sequence.type','ir.sequence','ir.attachment','ir.cron','ir.filters','ir.config_parameter','ir.mail_server','res.country','res.country.state','res.lang','multi_company.default',</text:p>
          </table:table-cell>
        </table:table-row>
        <table:table-row table:style-name="ro1">
          <table:table-cell office:value-type="string">
            <text:p>res.company</text:p>
          </table:table-cell>
          <table:table-cell office:value-type="string">
            <text:p>Companies</text:p>
          </table:table-cell>
          <table:table-cell office:value-type="float" office:value="2">
            <text:p>2</text:p>
          </table:table-cell>
          <table:table-cell table:formula="of:=IF([.C60]=1;&quot;'&quot;&amp;[.A60]&amp;&quot;',&quot;;&quot;&quot;)">
            <text:p/>
          </table:table-cell>
          <table:table-cell table:formula="of:=[.E59]&amp;[.D60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</text:p>
          </table:table-cell>
          <table:table-cell table:formula="of:=IF([.C60]=2;&quot;'&quot;&amp;[.A60]&amp;&quot;',&quot;;&quot;&quot;)" office:value-type="string" office:string-value="'res.company',">
            <text:p>'res.company',</text:p>
          </table:table-cell>
          <table:table-cell table:formula="of:=[.G59]&amp;[.F60]" office:value-type="string" office:string-value="'ir.sequence.type','ir.sequence','ir.attachment','ir.cron','ir.filters','ir.config_parameter','ir.mail_server','res.country','res.country.state','res.lang','multi_company.default','res.company',">
            <text:p>'ir.sequence.type','ir.sequence','ir.attachment','ir.cron','ir.filters','ir.config_parameter','ir.mail_server','res.country','res.country.state','res.lang','multi_company.default','res.company',</text:p>
          </table:table-cell>
        </table:table-row>
        <table:table-row table:style-name="ro1">
          <table:table-cell office:value-type="string">
            <text:p>res.groups</text:p>
          </table:table-cell>
          <table:table-cell office:value-type="string">
            <text:p>Access Groups</text:p>
          </table:table-cell>
          <table:table-cell office:value-type="float" office:value="1">
            <text:p>1</text:p>
          </table:table-cell>
          <table:table-cell table:formula="of:=IF([.C61]=1;&quot;'&quot;&amp;[.A61]&amp;&quot;',&quot;;&quot;&quot;)" office:value-type="string" office:string-value="'res.groups',">
            <text:p>'res.groups',</text:p>
          </table:table-cell>
          <table:table-cell table:formula="of:=[.E60]&amp;[.D61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</text:p>
          </table:table-cell>
          <table:table-cell table:formula="of:=IF([.C61]=2;&quot;'&quot;&amp;[.A61]&amp;&quot;',&quot;;&quot;&quot;)">
            <text:p/>
          </table:table-cell>
          <table:table-cell table:formula="of:=[.G60]&amp;[.F61]" office:value-type="string" office:string-value="'ir.sequence.type','ir.sequence','ir.attachment','ir.cron','ir.filters','ir.config_parameter','ir.mail_server','res.country','res.country.state','res.lang','multi_company.default','res.company',">
            <text:p>'ir.sequence.type','ir.sequence','ir.attachment','ir.cron','ir.filters','ir.config_parameter','ir.mail_server','res.country','res.country.state','res.lang','multi_company.default','res.company',</text:p>
          </table:table-cell>
        </table:table-row>
        <table:table-row table:style-name="ro1">
          <table:table-cell office:value-type="string">
            <text:p>res.users</text:p>
          </table:table-cell>
          <table:table-cell office:value-type="string">
            <text:p>res.users</text:p>
          </table:table-cell>
          <table:table-cell office:value-type="float" office:value="2">
            <text:p>2</text:p>
          </table:table-cell>
          <table:table-cell table:formula="of:=IF([.C62]=1;&quot;'&quot;&amp;[.A62]&amp;&quot;',&quot;;&quot;&quot;)">
            <text:p/>
          </table:table-cell>
          <table:table-cell table:formula="of:=[.E61]&amp;[.D62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</text:p>
          </table:table-cell>
          <table:table-cell table:formula="of:=IF([.C62]=2;&quot;'&quot;&amp;[.A62]&amp;&quot;',&quot;;&quot;&quot;)" office:value-type="string" office:string-value="'res.users',">
            <text:p>'res.users',</text:p>
          </table:table-cell>
          <table:table-cell table:formula="of:=[.G61]&amp;[.F62]" office:value-type="string" office:string-value="'ir.sequence.type','ir.sequence','ir.attachment','ir.cron','ir.filters','ir.config_parameter','ir.mail_server','res.country','res.country.state','res.lang','multi_company.default','res.company','res.users',">
            <text:p>'ir.sequence.type','ir.sequence','ir.attachment','ir.cron','ir.filters','ir.config_parameter','ir.mail_server','res.country','res.country.state','res.lang','multi_company.default','res.company','res.users',</text:p>
          </table:table-cell>
        </table:table-row>
        <table:table-row table:style-name="ro1">
          <table:table-cell office:value-type="string">
            <text:p>res.request</text:p>
          </table:table-cell>
          <table:table-cell office:value-type="string">
            <text:p>res.request</text:p>
          </table:table-cell>
          <table:table-cell office:value-type="float" office:value="2">
            <text:p>2</text:p>
          </table:table-cell>
          <table:table-cell table:formula="of:=IF([.C63]=1;&quot;'&quot;&amp;[.A63]&amp;&quot;',&quot;;&quot;&quot;)">
            <text:p/>
          </table:table-cell>
          <table:table-cell table:formula="of:=[.E62]&amp;[.D63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</text:p>
          </table:table-cell>
          <table:table-cell table:formula="of:=IF([.C63]=2;&quot;'&quot;&amp;[.A63]&amp;&quot;',&quot;;&quot;&quot;)" office:value-type="string" office:string-value="'res.request',">
            <text:p>'res.request',</text:p>
          </table:table-cell>
          <table:table-cell table:formula="of:=[.G62]&amp;[.F63]" office:value-type="string" office:string-value="'ir.sequence.type','ir.sequence','ir.attachment','ir.cron','ir.filters','ir.config_parameter','ir.mail_server','res.country','res.country.state','res.lang','multi_company.default','res.company','res.users','res.request',">
            <text:p>'ir.sequence.type','ir.sequence','ir.attachment','ir.cron','ir.filters','ir.config_parameter','ir.mail_server','res.country','res.country.state','res.lang','multi_company.default','res.company','res.users','res.request',</text:p>
          </table:table-cell>
        </table:table-row>
        <table:table-row table:style-name="ro1">
          <table:table-cell office:value-type="string">
            <text:p>res.request.link</text:p>
          </table:table-cell>
          <table:table-cell office:value-type="string">
            <text:p>res.request.link</text:p>
          </table:table-cell>
          <table:table-cell office:value-type="float" office:value="2">
            <text:p>2</text:p>
          </table:table-cell>
          <table:table-cell table:formula="of:=IF([.C64]=1;&quot;'&quot;&amp;[.A64]&amp;&quot;',&quot;;&quot;&quot;)">
            <text:p/>
          </table:table-cell>
          <table:table-cell table:formula="of:=[.E63]&amp;[.D64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</text:p>
          </table:table-cell>
          <table:table-cell table:formula="of:=IF([.C64]=2;&quot;'&quot;&amp;[.A64]&amp;&quot;',&quot;;&quot;&quot;)" office:value-type="string" office:string-value="'res.request.link',">
            <text:p>'res.request.link',</text:p>
          </table:table-cell>
          <table:table-cell table:formula="of:=[.G63]&amp;[.F64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">
            <text:p>'ir.sequence.type','ir.sequence','ir.attachment','ir.cron','ir.filters','ir.config_parameter','ir.mail_server','res.country','res.country.state','res.lang','multi_company.default','res.company','res.users','res.request','res.request.link',</text:p>
          </table:table-cell>
        </table:table-row>
        <table:table-row table:style-name="ro1">
          <table:table-cell office:value-type="string">
            <text:p>res.request.history</text:p>
          </table:table-cell>
          <table:table-cell office:value-type="string">
            <text:p>res.request.history</text:p>
          </table:table-cell>
          <table:table-cell office:value-type="float" office:value="2">
            <text:p>2</text:p>
          </table:table-cell>
          <table:table-cell table:formula="of:=IF([.C65]=1;&quot;'&quot;&amp;[.A65]&amp;&quot;',&quot;;&quot;&quot;)">
            <text:p/>
          </table:table-cell>
          <table:table-cell table:formula="of:=[.E64]&amp;[.D65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</text:p>
          </table:table-cell>
          <table:table-cell table:formula="of:=IF([.C65]=2;&quot;'&quot;&amp;[.A65]&amp;&quot;',&quot;;&quot;&quot;)" office:value-type="string" office:string-value="'res.request.history',">
            <text:p>'res.request.history',</text:p>
          </table:table-cell>
          <table:table-cell table:formula="of:=[.G64]&amp;[.F65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</text:p>
          </table:table-cell>
        </table:table-row>
        <table:table-row table:style-name="ro1">
          <table:table-cell office:value-type="string">
            <text:p>res.log</text:p>
          </table:table-cell>
          <table:table-cell office:value-type="string">
            <text:p>res.log</text:p>
          </table:table-cell>
          <table:table-cell office:value-type="float" office:value="2">
            <text:p>2</text:p>
          </table:table-cell>
          <table:table-cell table:formula="of:=IF([.C66]=1;&quot;'&quot;&amp;[.A66]&amp;&quot;',&quot;;&quot;&quot;)">
            <text:p/>
          </table:table-cell>
          <table:table-cell table:formula="of:=[.E65]&amp;[.D66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</text:p>
          </table:table-cell>
          <table:table-cell table:formula="of:=IF([.C66]=2;&quot;'&quot;&amp;[.A66]&amp;&quot;',&quot;;&quot;&quot;)" office:value-type="string" office:string-value="'res.log',">
            <text:p>'res.log',</text:p>
          </table:table-cell>
          <table:table-cell table:formula="of:=[.G65]&amp;[.F66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</text:p>
          </table:table-cell>
        </table:table-row>
        <table:table-row table:style-name="ro1">
          <table:table-cell office:value-type="string">
            <text:p>res.widget</text:p>
          </table:table-cell>
          <table:table-cell office:value-type="string">
            <text:p>res.widget</text:p>
          </table:table-cell>
          <table:table-cell office:value-type="float" office:value="1">
            <text:p>1</text:p>
          </table:table-cell>
          <table:table-cell table:formula="of:=IF([.C67]=1;&quot;'&quot;&amp;[.A67]&amp;&quot;',&quot;;&quot;&quot;)" office:value-type="string" office:string-value="'res.widget',">
            <text:p>'res.widget',</text:p>
          </table:table-cell>
          <table:table-cell table:formula="of:=[.E66]&amp;[.D67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</text:p>
          </table:table-cell>
          <table:table-cell table:formula="of:=IF([.C67]=2;&quot;'&quot;&amp;[.A67]&amp;&quot;',&quot;;&quot;&quot;)">
            <text:p/>
          </table:table-cell>
          <table:table-cell table:formula="of:=[.G66]&amp;[.F67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</text:p>
          </table:table-cell>
        </table:table-row>
        <table:table-row table:style-name="ro1">
          <table:table-cell office:value-type="string">
            <text:p>res.widget.user</text:p>
          </table:table-cell>
          <table:table-cell office:value-type="string">
            <text:p>res.widget.user</text:p>
          </table:table-cell>
          <table:table-cell office:value-type="float" office:value="1">
            <text:p>1</text:p>
          </table:table-cell>
          <table:table-cell table:formula="of:=IF([.C68]=1;&quot;'&quot;&amp;[.A68]&amp;&quot;',&quot;;&quot;&quot;)" office:value-type="string" office:string-value="'res.widget.user',">
            <text:p>'res.widget.user',</text:p>
          </table:table-cell>
          <table:table-cell table:formula="of:=[.E67]&amp;[.D68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</text:p>
          </table:table-cell>
          <table:table-cell table:formula="of:=IF([.C68]=2;&quot;'&quot;&amp;[.A68]&amp;&quot;',&quot;;&quot;&quot;)">
            <text:p/>
          </table:table-cell>
          <table:table-cell table:formula="of:=[.G67]&amp;[.F68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</text:p>
          </table:table-cell>
        </table:table-row>
        <table:table-row table:style-name="ro1">
          <table:table-cell office:value-type="string">
            <text:p>ir.property</text:p>
          </table:table-cell>
          <table:table-cell office:value-type="string">
            <text:p>ir.property</text:p>
          </table:table-cell>
          <table:table-cell office:value-type="float" office:value="2">
            <text:p>2</text:p>
          </table:table-cell>
          <table:table-cell table:formula="of:=IF([.C69]=1;&quot;'&quot;&amp;[.A69]&amp;&quot;',&quot;;&quot;&quot;)">
            <text:p/>
          </table:table-cell>
          <table:table-cell table:formula="of:=[.E68]&amp;[.D69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</text:p>
          </table:table-cell>
          <table:table-cell table:formula="of:=IF([.C69]=2;&quot;'&quot;&amp;[.A69]&amp;&quot;',&quot;;&quot;&quot;)" office:value-type="string" office:string-value="'ir.property',">
            <text:p>'ir.property',</text:p>
          </table:table-cell>
          <table:table-cell table:formula="of:=[.G68]&amp;[.F69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</text:p>
          </table:table-cell>
        </table:table-row>
        <table:table-row table:style-name="ro1">
          <table:table-cell office:value-type="string">
            <text:p>publisher_warranty.contract</text:p>
          </table:table-cell>
          <table:table-cell office:value-type="string">
            <text:p>publisher_warranty.contract</text:p>
          </table:table-cell>
          <table:table-cell office:value-type="float" office:value="1">
            <text:p>1</text:p>
          </table:table-cell>
          <table:table-cell table:formula="of:=IF([.C70]=1;&quot;'&quot;&amp;[.A70]&amp;&quot;',&quot;;&quot;&quot;)" office:value-type="string" office:string-value="'publisher_warranty.contract',">
            <text:p>'publisher_warranty.contract',</text:p>
          </table:table-cell>
          <table:table-cell table:formula="of:=[.E69]&amp;[.D70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</text:p>
          </table:table-cell>
          <table:table-cell table:formula="of:=IF([.C70]=2;&quot;'&quot;&amp;[.A70]&amp;&quot;',&quot;;&quot;&quot;)">
            <text:p/>
          </table:table-cell>
          <table:table-cell table:formula="of:=[.G69]&amp;[.F70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</text:p>
          </table:table-cell>
        </table:table-row>
        <table:table-row table:style-name="ro1">
          <table:table-cell office:value-type="string">
            <text:p>ir.module.record</text:p>
          </table:table-cell>
          <table:table-cell office:value-type="string">
            <text:p>ir.module.record</text:p>
          </table:table-cell>
          <table:table-cell office:value-type="float" office:value="1">
            <text:p>1</text:p>
          </table:table-cell>
          <table:table-cell table:formula="of:=IF([.C71]=1;&quot;'&quot;&amp;[.A71]&amp;&quot;',&quot;;&quot;&quot;)" office:value-type="string" office:string-value="'ir.module.record',">
            <text:p>'ir.module.record',</text:p>
          </table:table-cell>
          <table:table-cell table:formula="of:=[.E70]&amp;[.D71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</text:p>
          </table:table-cell>
          <table:table-cell table:formula="of:=IF([.C71]=2;&quot;'&quot;&amp;[.A71]&amp;&quot;',&quot;;&quot;&quot;)">
            <text:p/>
          </table:table-cell>
          <table:table-cell table:formula="of:=[.G70]&amp;[.F71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</text:p>
          </table:table-cell>
        </table:table-row>
        <table:table-row table:style-name="ro1">
          <table:table-cell office:value-type="string">
            <text:p>board.board</text:p>
          </table:table-cell>
          <table:table-cell office:value-type="string">
            <text:p>Board</text:p>
          </table:table-cell>
          <table:table-cell office:value-type="float" office:value="1">
            <text:p>1</text:p>
          </table:table-cell>
          <table:table-cell table:formula="of:=IF([.C72]=1;&quot;'&quot;&amp;[.A72]&amp;&quot;',&quot;;&quot;&quot;)" office:value-type="string" office:string-value="'board.board',">
            <text:p>'board.board',</text:p>
          </table:table-cell>
          <table:table-cell table:formula="of:=[.E71]&amp;[.D72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</text:p>
          </table:table-cell>
          <table:table-cell table:formula="of:=IF([.C72]=2;&quot;'&quot;&amp;[.A72]&amp;&quot;',&quot;;&quot;&quot;)">
            <text:p/>
          </table:table-cell>
          <table:table-cell table:formula="of:=[.G71]&amp;[.F72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</text:p>
          </table:table-cell>
        </table:table-row>
        <table:table-row table:style-name="ro1">
          <table:table-cell office:value-type="string">
            <text:p>board.board.line</text:p>
          </table:table-cell>
          <table:table-cell office:value-type="string">
            <text:p>Board Line</text:p>
          </table:table-cell>
          <table:table-cell office:value-type="float" office:value="1">
            <text:p>1</text:p>
          </table:table-cell>
          <table:table-cell table:formula="of:=IF([.C73]=1;&quot;'&quot;&amp;[.A73]&amp;&quot;',&quot;;&quot;&quot;)" office:value-type="string" office:string-value="'board.board.line',">
            <text:p>'board.board.line',</text:p>
          </table:table-cell>
          <table:table-cell table:formula="of:=[.E72]&amp;[.D73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</text:p>
          </table:table-cell>
          <table:table-cell table:formula="of:=IF([.C73]=2;&quot;'&quot;&amp;[.A73]&amp;&quot;',&quot;;&quot;&quot;)">
            <text:p/>
          </table:table-cell>
          <table:table-cell table:formula="of:=[.G72]&amp;[.F73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</text:p>
          </table:table-cell>
        </table:table-row>
        <table:table-row table:style-name="ro1">
          <table:table-cell office:value-type="string">
            <text:p>decimal.precision</text:p>
          </table:table-cell>
          <table:table-cell office:value-type="string">
            <text:p>decimal.precision</text:p>
          </table:table-cell>
          <table:table-cell office:value-type="float" office:value="1">
            <text:p>1</text:p>
          </table:table-cell>
          <table:table-cell table:formula="of:=IF([.C74]=1;&quot;'&quot;&amp;[.A74]&amp;&quot;',&quot;;&quot;&quot;)" office:value-type="string" office:string-value="'decimal.precision',">
            <text:p>'decimal.precision',</text:p>
          </table:table-cell>
          <table:table-cell table:formula="of:=[.E73]&amp;[.D74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</text:p>
          </table:table-cell>
          <table:table-cell table:formula="of:=IF([.C74]=2;&quot;'&quot;&amp;[.A74]&amp;&quot;',&quot;;&quot;&quot;)">
            <text:p/>
          </table:table-cell>
          <table:table-cell table:formula="of:=[.G73]&amp;[.F74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</text:p>
          </table:table-cell>
        </table:table-row>
        <table:table-row table:style-name="ro1">
          <table:table-cell office:value-type="string">
            <text:p>process.process</text:p>
          </table:table-cell>
          <table:table-cell office:value-type="string">
            <text:p>Process</text:p>
          </table:table-cell>
          <table:table-cell office:value-type="float" office:value="1">
            <text:p>1</text:p>
          </table:table-cell>
          <table:table-cell table:formula="of:=IF([.C75]=1;&quot;'&quot;&amp;[.A75]&amp;&quot;',&quot;;&quot;&quot;)" office:value-type="string" office:string-value="'process.process',">
            <text:p>'process.process',</text:p>
          </table:table-cell>
          <table:table-cell table:formula="of:=[.E74]&amp;[.D75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</text:p>
          </table:table-cell>
          <table:table-cell table:formula="of:=IF([.C75]=2;&quot;'&quot;&amp;[.A75]&amp;&quot;',&quot;;&quot;&quot;)">
            <text:p/>
          </table:table-cell>
          <table:table-cell table:formula="of:=[.G74]&amp;[.F75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</text:p>
          </table:table-cell>
        </table:table-row>
        <table:table-row table:style-name="ro1">
          <table:table-cell office:value-type="string">
            <text:p>process.node</text:p>
          </table:table-cell>
          <table:table-cell office:value-type="string">
            <text:p>Process Node</text:p>
          </table:table-cell>
          <table:table-cell office:value-type="float" office:value="1">
            <text:p>1</text:p>
          </table:table-cell>
          <table:table-cell table:formula="of:=IF([.C76]=1;&quot;'&quot;&amp;[.A76]&amp;&quot;',&quot;;&quot;&quot;)" office:value-type="string" office:string-value="'process.node',">
            <text:p>'process.node',</text:p>
          </table:table-cell>
          <table:table-cell table:formula="of:=[.E75]&amp;[.D76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</text:p>
          </table:table-cell>
          <table:table-cell table:formula="of:=IF([.C76]=2;&quot;'&quot;&amp;[.A76]&amp;&quot;',&quot;;&quot;&quot;)">
            <text:p/>
          </table:table-cell>
          <table:table-cell table:formula="of:=[.G75]&amp;[.F76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</text:p>
          </table:table-cell>
        </table:table-row>
        <table:table-row table:style-name="ro1">
          <table:table-cell office:value-type="string">
            <text:p>process.condition</text:p>
          </table:table-cell>
          <table:table-cell office:value-type="string">
            <text:p>Condition</text:p>
          </table:table-cell>
          <table:table-cell office:value-type="float" office:value="1">
            <text:p>1</text:p>
          </table:table-cell>
          <table:table-cell table:formula="of:=IF([.C77]=1;&quot;'&quot;&amp;[.A77]&amp;&quot;',&quot;;&quot;&quot;)" office:value-type="string" office:string-value="'process.condition',">
            <text:p>'process.condition',</text:p>
          </table:table-cell>
          <table:table-cell table:formula="of:=[.E76]&amp;[.D77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</text:p>
          </table:table-cell>
          <table:table-cell table:formula="of:=IF([.C77]=2;&quot;'&quot;&amp;[.A77]&amp;&quot;',&quot;;&quot;&quot;)">
            <text:p/>
          </table:table-cell>
          <table:table-cell table:formula="of:=[.G76]&amp;[.F77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</text:p>
          </table:table-cell>
        </table:table-row>
        <table:table-row table:style-name="ro1">
          <table:table-cell office:value-type="string">
            <text:p>process.transition</text:p>
          </table:table-cell>
          <table:table-cell office:value-type="string">
            <text:p>Process Transition</text:p>
          </table:table-cell>
          <table:table-cell office:value-type="float" office:value="1">
            <text:p>1</text:p>
          </table:table-cell>
          <table:table-cell table:formula="of:=IF([.C78]=1;&quot;'&quot;&amp;[.A78]&amp;&quot;',&quot;;&quot;&quot;)" office:value-type="string" office:string-value="'process.transition',">
            <text:p>'process.transition',</text:p>
          </table:table-cell>
          <table:table-cell table:formula="of:=[.E77]&amp;[.D78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</text:p>
          </table:table-cell>
          <table:table-cell table:formula="of:=IF([.C78]=2;&quot;'&quot;&amp;[.A78]&amp;&quot;',&quot;;&quot;&quot;)">
            <text:p/>
          </table:table-cell>
          <table:table-cell table:formula="of:=[.G77]&amp;[.F78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</text:p>
          </table:table-cell>
        </table:table-row>
        <table:table-row table:style-name="ro1">
          <table:table-cell office:value-type="string">
            <text:p>process.transition.action</text:p>
          </table:table-cell>
          <table:table-cell office:value-type="string">
            <text:p>Process Transitions Actions</text:p>
          </table:table-cell>
          <table:table-cell office:value-type="float" office:value="1">
            <text:p>1</text:p>
          </table:table-cell>
          <table:table-cell table:formula="of:=IF([.C79]=1;&quot;'&quot;&amp;[.A79]&amp;&quot;',&quot;;&quot;&quot;)" office:value-type="string" office:string-value="'process.transition.action',">
            <text:p>'process.transition.action',</text:p>
          </table:table-cell>
          <table:table-cell table:formula="of:=[.E78]&amp;[.D79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</text:p>
          </table:table-cell>
          <table:table-cell table:formula="of:=IF([.C79]=2;&quot;'&quot;&amp;[.A79]&amp;&quot;',&quot;;&quot;&quot;)">
            <text:p/>
          </table:table-cell>
          <table:table-cell table:formula="of:=[.G78]&amp;[.F79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</text:p>
          </table:table-cell>
        </table:table-row>
        <table:table-row table:style-name="ro1">
          <table:table-cell office:value-type="string">
            <text:p>account.analytic.account</text:p>
          </table:table-cell>
          <table:table-cell office:value-type="string">
            <text:p>Analytic Account</text:p>
          </table:table-cell>
          <table:table-cell/>
          <table:table-cell table:formula="of:=IF([.C80]=1;&quot;'&quot;&amp;[.A80]&amp;&quot;',&quot;;&quot;&quot;)">
            <text:p/>
          </table:table-cell>
          <table:table-cell table:formula="of:=[.E79]&amp;[.D80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</text:p>
          </table:table-cell>
          <table:table-cell table:formula="of:=IF([.C80]=2;&quot;'&quot;&amp;[.A80]&amp;&quot;',&quot;;&quot;&quot;)">
            <text:p/>
          </table:table-cell>
          <table:table-cell table:formula="of:=[.G79]&amp;[.F80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</text:p>
          </table:table-cell>
        </table:table-row>
        <table:table-row table:style-name="ro1">
          <table:table-cell office:value-type="string">
            <text:p>account.analytic.line</text:p>
          </table:table-cell>
          <table:table-cell office:value-type="string">
            <text:p>Analytic Line</text:p>
          </table:table-cell>
          <table:table-cell/>
          <table:table-cell table:formula="of:=IF([.C81]=1;&quot;'&quot;&amp;[.A81]&amp;&quot;',&quot;;&quot;&quot;)">
            <text:p/>
          </table:table-cell>
          <table:table-cell table:formula="of:=[.E80]&amp;[.D81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</text:p>
          </table:table-cell>
          <table:table-cell table:formula="of:=IF([.C81]=2;&quot;'&quot;&amp;[.A81]&amp;&quot;',&quot;;&quot;&quot;)">
            <text:p/>
          </table:table-cell>
          <table:table-cell table:formula="of:=[.G80]&amp;[.F81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</text:p>
          </table:table-cell>
        </table:table-row>
        <table:table-row table:style-name="ro1">
          <table:table-cell office:value-type="string">
            <text:p>mail.message</text:p>
          </table:table-cell>
          <table:table-cell office:value-type="string">
            <text:p>Email Message</text:p>
          </table:table-cell>
          <table:table-cell office:value-type="float" office:value="2">
            <text:p>2</text:p>
          </table:table-cell>
          <table:table-cell table:formula="of:=IF([.C82]=1;&quot;'&quot;&amp;[.A82]&amp;&quot;',&quot;;&quot;&quot;)">
            <text:p/>
          </table:table-cell>
          <table:table-cell table:formula="of:=[.E81]&amp;[.D82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</text:p>
          </table:table-cell>
          <table:table-cell table:formula="of:=IF([.C82]=2;&quot;'&quot;&amp;[.A82]&amp;&quot;',&quot;;&quot;&quot;)" office:value-type="string" office:string-value="'mail.message',">
            <text:p>'mail.message',</text:p>
          </table:table-cell>
          <table:table-cell table:formula="of:=[.G81]&amp;[.F82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</text:p>
          </table:table-cell>
        </table:table-row>
        <table:table-row table:style-name="ro1">
          <table:table-cell office:value-type="string">
            <text:p>mail.thread</text:p>
          </table:table-cell>
          <table:table-cell office:value-type="string">
            <text:p>Email Thread</text:p>
          </table:table-cell>
          <table:table-cell office:value-type="float" office:value="2">
            <text:p>2</text:p>
          </table:table-cell>
          <table:table-cell table:formula="of:=IF([.C83]=1;&quot;'&quot;&amp;[.A83]&amp;&quot;',&quot;;&quot;&quot;)">
            <text:p/>
          </table:table-cell>
          <table:table-cell table:formula="of:=[.E82]&amp;[.D83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</text:p>
          </table:table-cell>
          <table:table-cell table:formula="of:=IF([.C83]=2;&quot;'&quot;&amp;[.A83]&amp;&quot;',&quot;;&quot;&quot;)" office:value-type="string" office:string-value="'mail.thread',">
            <text:p>'mail.thread',</text:p>
          </table:table-cell>
          <table:table-cell table:formula="of:=[.G82]&amp;[.F83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</text:p>
          </table:table-cell>
        </table:table-row>
        <table:table-row table:style-name="ro1">
          <table:table-cell office:value-type="string">
            <text:p>product.uom.categ</text:p>
          </table:table-cell>
          <table:table-cell office:value-type="string">
            <text:p>Product uom categ</text:p>
          </table:table-cell>
          <table:table-cell office:value-type="float" office:value="2">
            <text:p>2</text:p>
          </table:table-cell>
          <table:table-cell table:formula="of:=IF([.C84]=1;&quot;'&quot;&amp;[.A84]&amp;&quot;',&quot;;&quot;&quot;)">
            <text:p/>
          </table:table-cell>
          <table:table-cell table:formula="of:=[.E83]&amp;[.D84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</text:p>
          </table:table-cell>
          <table:table-cell table:formula="of:=IF([.C84]=2;&quot;'&quot;&amp;[.A84]&amp;&quot;',&quot;;&quot;&quot;)" office:value-type="string" office:string-value="'product.uom.categ',">
            <text:p>'product.uom.categ',</text:p>
          </table:table-cell>
          <table:table-cell table:formula="of:=[.G83]&amp;[.F84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</text:p>
          </table:table-cell>
        </table:table-row>
        <table:table-row table:style-name="ro1">
          <table:table-cell office:value-type="string">
            <text:p>product.uom</text:p>
          </table:table-cell>
          <table:table-cell office:value-type="string">
            <text:p>Product Unit of Measure</text:p>
          </table:table-cell>
          <table:table-cell office:value-type="float" office:value="2">
            <text:p>2</text:p>
          </table:table-cell>
          <table:table-cell table:formula="of:=IF([.C85]=1;&quot;'&quot;&amp;[.A85]&amp;&quot;',&quot;;&quot;&quot;)">
            <text:p/>
          </table:table-cell>
          <table:table-cell table:formula="of:=[.E84]&amp;[.D85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</text:p>
          </table:table-cell>
          <table:table-cell table:formula="of:=IF([.C85]=2;&quot;'&quot;&amp;[.A85]&amp;&quot;',&quot;;&quot;&quot;)" office:value-type="string" office:string-value="'product.uom',">
            <text:p>'product.uom',</text:p>
          </table:table-cell>
          <table:table-cell table:formula="of:=[.G84]&amp;[.F85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</text:p>
          </table:table-cell>
        </table:table-row>
        <table:table-row table:style-name="ro1">
          <table:table-cell office:value-type="string">
            <text:p>product.ul</text:p>
          </table:table-cell>
          <table:table-cell office:value-type="string">
            <text:p>Shipping Unit</text:p>
          </table:table-cell>
          <table:table-cell office:value-type="float" office:value="2">
            <text:p>2</text:p>
          </table:table-cell>
          <table:table-cell table:formula="of:=IF([.C86]=1;&quot;'&quot;&amp;[.A86]&amp;&quot;',&quot;;&quot;&quot;)">
            <text:p/>
          </table:table-cell>
          <table:table-cell table:formula="of:=[.E85]&amp;[.D86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</text:p>
          </table:table-cell>
          <table:table-cell table:formula="of:=IF([.C86]=2;&quot;'&quot;&amp;[.A86]&amp;&quot;',&quot;;&quot;&quot;)" office:value-type="string" office:string-value="'product.ul',">
            <text:p>'product.ul',</text:p>
          </table:table-cell>
          <table:table-cell table:formula="of:=[.G85]&amp;[.F86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</text:p>
          </table:table-cell>
        </table:table-row>
        <table:table-row table:style-name="ro1">
          <table:table-cell office:value-type="string">
            <text:p>product.category</text:p>
          </table:table-cell>
          <table:table-cell office:value-type="string">
            <text:p>Product Category</text:p>
          </table:table-cell>
          <table:table-cell/>
          <table:table-cell table:formula="of:=IF([.C87]=1;&quot;'&quot;&amp;[.A87]&amp;&quot;',&quot;;&quot;&quot;)">
            <text:p/>
          </table:table-cell>
          <table:table-cell table:formula="of:=[.E86]&amp;[.D87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</text:p>
          </table:table-cell>
          <table:table-cell table:formula="of:=IF([.C87]=2;&quot;'&quot;&amp;[.A87]&amp;&quot;',&quot;;&quot;&quot;)">
            <text:p/>
          </table:table-cell>
          <table:table-cell table:formula="of:=[.G86]&amp;[.F87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</text:p>
          </table:table-cell>
        </table:table-row>
        <table:table-row table:style-name="ro1">
          <table:table-cell office:value-type="string">
            <text:p>product.template</text:p>
          </table:table-cell>
          <table:table-cell office:value-type="string">
            <text:p>Product Template</text:p>
          </table:table-cell>
          <table:table-cell/>
          <table:table-cell table:formula="of:=IF([.C88]=1;&quot;'&quot;&amp;[.A88]&amp;&quot;',&quot;;&quot;&quot;)">
            <text:p/>
          </table:table-cell>
          <table:table-cell table:formula="of:=[.E87]&amp;[.D88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</text:p>
          </table:table-cell>
          <table:table-cell table:formula="of:=IF([.C88]=2;&quot;'&quot;&amp;[.A88]&amp;&quot;',&quot;;&quot;&quot;)">
            <text:p/>
          </table:table-cell>
          <table:table-cell table:formula="of:=[.G87]&amp;[.F88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</text:p>
          </table:table-cell>
        </table:table-row>
        <table:table-row table:style-name="ro1">
          <table:table-cell office:value-type="string">
            <text:p>product.product</text:p>
          </table:table-cell>
          <table:table-cell office:value-type="string">
            <text:p>Product</text:p>
          </table:table-cell>
          <table:table-cell/>
          <table:table-cell table:formula="of:=IF([.C89]=1;&quot;'&quot;&amp;[.A89]&amp;&quot;',&quot;;&quot;&quot;)">
            <text:p/>
          </table:table-cell>
          <table:table-cell table:formula="of:=[.E88]&amp;[.D89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</text:p>
          </table:table-cell>
          <table:table-cell table:formula="of:=IF([.C89]=2;&quot;'&quot;&amp;[.A89]&amp;&quot;',&quot;;&quot;&quot;)">
            <text:p/>
          </table:table-cell>
          <table:table-cell table:formula="of:=[.G88]&amp;[.F89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</text:p>
          </table:table-cell>
        </table:table-row>
        <table:table-row table:style-name="ro1">
          <table:table-cell office:value-type="string">
            <text:p>product.packaging</text:p>
          </table:table-cell>
          <table:table-cell office:value-type="string">
            <text:p>Packaging</text:p>
          </table:table-cell>
          <table:table-cell/>
          <table:table-cell table:formula="of:=IF([.C90]=1;&quot;'&quot;&amp;[.A90]&amp;&quot;',&quot;;&quot;&quot;)">
            <text:p/>
          </table:table-cell>
          <table:table-cell table:formula="of:=[.E89]&amp;[.D90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</text:p>
          </table:table-cell>
          <table:table-cell table:formula="of:=IF([.C90]=2;&quot;'&quot;&amp;[.A90]&amp;&quot;',&quot;;&quot;&quot;)">
            <text:p/>
          </table:table-cell>
          <table:table-cell table:formula="of:=[.G89]&amp;[.F90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</text:p>
          </table:table-cell>
        </table:table-row>
        <table:table-row table:style-name="ro1">
          <table:table-cell office:value-type="string">
            <text:p>product.supplierinfo</text:p>
          </table:table-cell>
          <table:table-cell office:value-type="string">
            <text:p>Information about a product supplier</text:p>
          </table:table-cell>
          <table:table-cell/>
          <table:table-cell table:formula="of:=IF([.C91]=1;&quot;'&quot;&amp;[.A91]&amp;&quot;',&quot;;&quot;&quot;)">
            <text:p/>
          </table:table-cell>
          <table:table-cell table:formula="of:=[.E90]&amp;[.D91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</text:p>
          </table:table-cell>
          <table:table-cell table:formula="of:=IF([.C91]=2;&quot;'&quot;&amp;[.A91]&amp;&quot;',&quot;;&quot;&quot;)">
            <text:p/>
          </table:table-cell>
          <table:table-cell table:formula="of:=[.G90]&amp;[.F91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</text:p>
          </table:table-cell>
        </table:table-row>
        <table:table-row table:style-name="ro1">
          <table:table-cell office:value-type="string">
            <text:p>pricelist.partnerinfo</text:p>
          </table:table-cell>
          <table:table-cell office:value-type="string">
            <text:p>pricelist.partnerinfo</text:p>
          </table:table-cell>
          <table:table-cell/>
          <table:table-cell table:formula="of:=IF([.C92]=1;&quot;'&quot;&amp;[.A92]&amp;&quot;',&quot;;&quot;&quot;)">
            <text:p/>
          </table:table-cell>
          <table:table-cell table:formula="of:=[.E91]&amp;[.D92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</text:p>
          </table:table-cell>
          <table:table-cell table:formula="of:=IF([.C92]=2;&quot;'&quot;&amp;[.A92]&amp;&quot;',&quot;;&quot;&quot;)">
            <text:p/>
          </table:table-cell>
          <table:table-cell table:formula="of:=[.G91]&amp;[.F92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</text:p>
          </table:table-cell>
        </table:table-row>
        <table:table-row table:style-name="ro1">
          <table:table-cell office:value-type="string">
            <text:p>product.price.type</text:p>
          </table:table-cell>
          <table:table-cell office:value-type="string">
            <text:p>Price Type</text:p>
          </table:table-cell>
          <table:table-cell office:value-type="float" office:value="2">
            <text:p>2</text:p>
          </table:table-cell>
          <table:table-cell table:formula="of:=IF([.C93]=1;&quot;'&quot;&amp;[.A93]&amp;&quot;',&quot;;&quot;&quot;)">
            <text:p/>
          </table:table-cell>
          <table:table-cell table:formula="of:=[.E92]&amp;[.D93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</text:p>
          </table:table-cell>
          <table:table-cell table:formula="of:=IF([.C93]=2;&quot;'&quot;&amp;[.A93]&amp;&quot;',&quot;;&quot;&quot;)" office:value-type="string" office:string-value="'product.price.type',">
            <text:p>'product.price.type',</text:p>
          </table:table-cell>
          <table:table-cell table:formula="of:=[.G92]&amp;[.F93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</text:p>
          </table:table-cell>
        </table:table-row>
        <table:table-row table:style-name="ro1">
          <table:table-cell office:value-type="string">
            <text:p>product.pricelist.type</text:p>
          </table:table-cell>
          <table:table-cell office:value-type="string">
            <text:p>Pricelist Type</text:p>
          </table:table-cell>
          <table:table-cell office:value-type="float" office:value="2">
            <text:p>2</text:p>
          </table:table-cell>
          <table:table-cell table:formula="of:=IF([.C94]=1;&quot;'&quot;&amp;[.A94]&amp;&quot;',&quot;;&quot;&quot;)">
            <text:p/>
          </table:table-cell>
          <table:table-cell table:formula="of:=[.E93]&amp;[.D94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</text:p>
          </table:table-cell>
          <table:table-cell table:formula="of:=IF([.C94]=2;&quot;'&quot;&amp;[.A94]&amp;&quot;',&quot;;&quot;&quot;)" office:value-type="string" office:string-value="'product.pricelist.type',">
            <text:p>'product.pricelist.type',</text:p>
          </table:table-cell>
          <table:table-cell table:formula="of:=[.G93]&amp;[.F94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</text:p>
          </table:table-cell>
        </table:table-row>
        <table:table-row table:style-name="ro1">
          <table:table-cell office:value-type="string">
            <text:p>product.pricelist</text:p>
          </table:table-cell>
          <table:table-cell office:value-type="string">
            <text:p>Pricelist</text:p>
          </table:table-cell>
          <table:table-cell/>
          <table:table-cell table:formula="of:=IF([.C95]=1;&quot;'&quot;&amp;[.A95]&amp;&quot;',&quot;;&quot;&quot;)">
            <text:p/>
          </table:table-cell>
          <table:table-cell table:formula="of:=[.E94]&amp;[.D95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</text:p>
          </table:table-cell>
          <table:table-cell table:formula="of:=IF([.C95]=2;&quot;'&quot;&amp;[.A95]&amp;&quot;',&quot;;&quot;&quot;)">
            <text:p/>
          </table:table-cell>
          <table:table-cell table:formula="of:=[.G94]&amp;[.F95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</text:p>
          </table:table-cell>
        </table:table-row>
        <table:table-row table:style-name="ro1">
          <table:table-cell office:value-type="string">
            <text:p>product.pricelist.version</text:p>
          </table:table-cell>
          <table:table-cell office:value-type="string">
            <text:p>Pricelist Version</text:p>
          </table:table-cell>
          <table:table-cell/>
          <table:table-cell table:formula="of:=IF([.C96]=1;&quot;'&quot;&amp;[.A96]&amp;&quot;',&quot;;&quot;&quot;)">
            <text:p/>
          </table:table-cell>
          <table:table-cell table:formula="of:=[.E95]&amp;[.D96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</text:p>
          </table:table-cell>
          <table:table-cell table:formula="of:=IF([.C96]=2;&quot;'&quot;&amp;[.A96]&amp;&quot;',&quot;;&quot;&quot;)">
            <text:p/>
          </table:table-cell>
          <table:table-cell table:formula="of:=[.G95]&amp;[.F96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</text:p>
          </table:table-cell>
        </table:table-row>
        <table:table-row table:style-name="ro1">
          <table:table-cell office:value-type="string">
            <text:p>product.pricelist.item</text:p>
          </table:table-cell>
          <table:table-cell office:value-type="string">
            <text:p>Pricelist item</text:p>
          </table:table-cell>
          <table:table-cell/>
          <table:table-cell table:formula="of:=IF([.C97]=1;&quot;'&quot;&amp;[.A97]&amp;&quot;',&quot;;&quot;&quot;)">
            <text:p/>
          </table:table-cell>
          <table:table-cell table:formula="of:=[.E96]&amp;[.D97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</text:p>
          </table:table-cell>
          <table:table-cell table:formula="of:=IF([.C97]=2;&quot;'&quot;&amp;[.A97]&amp;&quot;',&quot;;&quot;&quot;)">
            <text:p/>
          </table:table-cell>
          <table:table-cell table:formula="of:=[.G96]&amp;[.F97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</text:p>
          </table:table-cell>
        </table:table-row>
        <table:table-row table:style-name="ro1">
          <table:table-cell office:value-type="string">
            <text:p>resource.calendar</text:p>
          </table:table-cell>
          <table:table-cell office:value-type="string">
            <text:p>Resource Calendar</text:p>
          </table:table-cell>
          <table:table-cell/>
          <table:table-cell table:formula="of:=IF([.C98]=1;&quot;'&quot;&amp;[.A98]&amp;&quot;',&quot;;&quot;&quot;)">
            <text:p/>
          </table:table-cell>
          <table:table-cell table:formula="of:=[.E97]&amp;[.D98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</text:p>
          </table:table-cell>
          <table:table-cell table:formula="of:=IF([.C98]=2;&quot;'&quot;&amp;[.A98]&amp;&quot;',&quot;;&quot;&quot;)">
            <text:p/>
          </table:table-cell>
          <table:table-cell table:formula="of:=[.G97]&amp;[.F98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</text:p>
          </table:table-cell>
        </table:table-row>
        <table:table-row table:style-name="ro1">
          <table:table-cell office:value-type="string">
            <text:p>resource.calendar.attendance</text:p>
          </table:table-cell>
          <table:table-cell office:value-type="string">
            <text:p>Work Detail</text:p>
          </table:table-cell>
          <table:table-cell/>
          <table:table-cell table:formula="of:=IF([.C99]=1;&quot;'&quot;&amp;[.A99]&amp;&quot;',&quot;;&quot;&quot;)">
            <text:p/>
          </table:table-cell>
          <table:table-cell table:formula="of:=[.E98]&amp;[.D99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</text:p>
          </table:table-cell>
          <table:table-cell table:formula="of:=IF([.C99]=2;&quot;'&quot;&amp;[.A99]&amp;&quot;',&quot;;&quot;&quot;)">
            <text:p/>
          </table:table-cell>
          <table:table-cell table:formula="of:=[.G98]&amp;[.F99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</text:p>
          </table:table-cell>
        </table:table-row>
        <table:table-row table:style-name="ro1">
          <table:table-cell office:value-type="string">
            <text:p>resource.resource</text:p>
          </table:table-cell>
          <table:table-cell office:value-type="string">
            <text:p>Resource Detail</text:p>
          </table:table-cell>
          <table:table-cell/>
          <table:table-cell table:formula="of:=IF([.C100]=1;&quot;'&quot;&amp;[.A100]&amp;&quot;',&quot;;&quot;&quot;)">
            <text:p/>
          </table:table-cell>
          <table:table-cell table:formula="of:=[.E99]&amp;[.D100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</text:p>
          </table:table-cell>
          <table:table-cell table:formula="of:=IF([.C100]=2;&quot;'&quot;&amp;[.A100]&amp;&quot;',&quot;;&quot;&quot;)">
            <text:p/>
          </table:table-cell>
          <table:table-cell table:formula="of:=[.G99]&amp;[.F100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</text:p>
          </table:table-cell>
        </table:table-row>
        <table:table-row table:style-name="ro1">
          <table:table-cell office:value-type="string">
            <text:p>resource.calendar.leaves</text:p>
          </table:table-cell>
          <table:table-cell office:value-type="string">
            <text:p>Leave Detail</text:p>
          </table:table-cell>
          <table:table-cell/>
          <table:table-cell table:formula="of:=IF([.C101]=1;&quot;'&quot;&amp;[.A101]&amp;&quot;',&quot;;&quot;&quot;)">
            <text:p/>
          </table:table-cell>
          <table:table-cell table:formula="of:=[.E100]&amp;[.D101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</text:p>
          </table:table-cell>
          <table:table-cell table:formula="of:=IF([.C101]=2;&quot;'&quot;&amp;[.A101]&amp;&quot;',&quot;;&quot;&quot;)">
            <text:p/>
          </table:table-cell>
          <table:table-cell table:formula="of:=[.G100]&amp;[.F101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</text:p>
          </table:table-cell>
        </table:table-row>
        <table:table-row table:style-name="ro1">
          <table:table-cell office:value-type="string">
            <text:p>base.action.rule</text:p>
          </table:table-cell>
          <table:table-cell office:value-type="string">
            <text:p>Action Rules</text:p>
          </table:table-cell>
          <table:table-cell office:value-type="float" office:value="2">
            <text:p>2</text:p>
          </table:table-cell>
          <table:table-cell table:formula="of:=IF([.C102]=1;&quot;'&quot;&amp;[.A102]&amp;&quot;',&quot;;&quot;&quot;)">
            <text:p/>
          </table:table-cell>
          <table:table-cell table:formula="of:=[.E101]&amp;[.D102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</text:p>
          </table:table-cell>
          <table:table-cell table:formula="of:=IF([.C102]=2;&quot;'&quot;&amp;[.A102]&amp;&quot;',&quot;;&quot;&quot;)" office:value-type="string" office:string-value="'base.action.rule',">
            <text:p>'base.action.rule',</text:p>
          </table:table-cell>
          <table:table-cell table:formula="of:=[.G101]&amp;[.F102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</text:p>
          </table:table-cell>
        </table:table-row>
        <table:table-row table:style-name="ro1">
          <table:table-cell office:value-type="string">
            <text:p>calendar.attendee</text:p>
          </table:table-cell>
          <table:table-cell office:value-type="string">
            <text:p>Attendee information</text:p>
          </table:table-cell>
          <table:table-cell/>
          <table:table-cell table:formula="of:=IF([.C103]=1;&quot;'&quot;&amp;[.A103]&amp;&quot;',&quot;;&quot;&quot;)">
            <text:p/>
          </table:table-cell>
          <table:table-cell table:formula="of:=[.E102]&amp;[.D103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</text:p>
          </table:table-cell>
          <table:table-cell table:formula="of:=IF([.C103]=2;&quot;'&quot;&amp;[.A103]&amp;&quot;',&quot;;&quot;&quot;)">
            <text:p/>
          </table:table-cell>
          <table:table-cell table:formula="of:=[.G102]&amp;[.F103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</text:p>
          </table:table-cell>
        </table:table-row>
        <table:table-row table:style-name="ro1">
          <table:table-cell office:value-type="string">
            <text:p>res.alarm</text:p>
          </table:table-cell>
          <table:table-cell office:value-type="string">
            <text:p>Basic Alarm Information</text:p>
          </table:table-cell>
          <table:table-cell/>
          <table:table-cell table:formula="of:=IF([.C104]=1;&quot;'&quot;&amp;[.A104]&amp;&quot;',&quot;;&quot;&quot;)">
            <text:p/>
          </table:table-cell>
          <table:table-cell table:formula="of:=[.E103]&amp;[.D104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</text:p>
          </table:table-cell>
          <table:table-cell table:formula="of:=IF([.C104]=2;&quot;'&quot;&amp;[.A104]&amp;&quot;',&quot;;&quot;&quot;)">
            <text:p/>
          </table:table-cell>
          <table:table-cell table:formula="of:=[.G103]&amp;[.F104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</text:p>
          </table:table-cell>
        </table:table-row>
        <table:table-row table:style-name="ro1">
          <table:table-cell office:value-type="string">
            <text:p>calendar.alarm</text:p>
          </table:table-cell>
          <table:table-cell office:value-type="string">
            <text:p>Event alarm information</text:p>
          </table:table-cell>
          <table:table-cell/>
          <table:table-cell table:formula="of:=IF([.C105]=1;&quot;'&quot;&amp;[.A105]&amp;&quot;',&quot;;&quot;&quot;)">
            <text:p/>
          </table:table-cell>
          <table:table-cell table:formula="of:=[.E104]&amp;[.D105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</text:p>
          </table:table-cell>
          <table:table-cell table:formula="of:=IF([.C105]=2;&quot;'&quot;&amp;[.A105]&amp;&quot;',&quot;;&quot;&quot;)">
            <text:p/>
          </table:table-cell>
          <table:table-cell table:formula="of:=[.G104]&amp;[.F105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</text:p>
          </table:table-cell>
        </table:table-row>
        <table:table-row table:style-name="ro1">
          <table:table-cell office:value-type="string">
            <text:p>calendar.event</text:p>
          </table:table-cell>
          <table:table-cell office:value-type="string">
            <text:p>Calendar Event</text:p>
          </table:table-cell>
          <table:table-cell/>
          <table:table-cell table:formula="of:=IF([.C106]=1;&quot;'&quot;&amp;[.A106]&amp;&quot;',&quot;;&quot;&quot;)">
            <text:p/>
          </table:table-cell>
          <table:table-cell table:formula="of:=[.E105]&amp;[.D106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</text:p>
          </table:table-cell>
          <table:table-cell table:formula="of:=IF([.C106]=2;&quot;'&quot;&amp;[.A106]&amp;&quot;',&quot;;&quot;&quot;)">
            <text:p/>
          </table:table-cell>
          <table:table-cell table:formula="of:=[.G105]&amp;[.F106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</text:p>
          </table:table-cell>
        </table:table-row>
        <table:table-row table:style-name="ro1">
          <table:table-cell office:value-type="string">
            <text:p>calendar.todo</text:p>
          </table:table-cell>
          <table:table-cell office:value-type="string">
            <text:p>Calendar Task</text:p>
          </table:table-cell>
          <table:table-cell/>
          <table:table-cell table:formula="of:=IF([.C107]=1;&quot;'&quot;&amp;[.A107]&amp;&quot;',&quot;;&quot;&quot;)">
            <text:p/>
          </table:table-cell>
          <table:table-cell table:formula="of:=[.E106]&amp;[.D107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</text:p>
          </table:table-cell>
          <table:table-cell table:formula="of:=IF([.C107]=2;&quot;'&quot;&amp;[.A107]&amp;&quot;',&quot;;&quot;&quot;)">
            <text:p/>
          </table:table-cell>
          <table:table-cell table:formula="of:=[.G106]&amp;[.F107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</text:p>
          </table:table-cell>
        </table:table-row>
        <table:table-row table:style-name="ro1">
          <table:table-cell office:value-type="string">
            <text:p>email.template</text:p>
          </table:table-cell>
          <table:table-cell office:value-type="string">
            <text:p>Email Templates</text:p>
          </table:table-cell>
          <table:table-cell office:value-type="float" office:value="2">
            <text:p>2</text:p>
          </table:table-cell>
          <table:table-cell table:formula="of:=IF([.C108]=1;&quot;'&quot;&amp;[.A108]&amp;&quot;',&quot;;&quot;&quot;)">
            <text:p/>
          </table:table-cell>
          <table:table-cell table:formula="of:=[.E107]&amp;[.D108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</text:p>
          </table:table-cell>
          <table:table-cell table:formula="of:=IF([.C108]=2;&quot;'&quot;&amp;[.A108]&amp;&quot;',&quot;;&quot;&quot;)" office:value-type="string" office:string-value="'email.template',">
            <text:p>'email.template',</text:p>
          </table:table-cell>
          <table:table-cell table:formula="of:=[.G107]&amp;[.F108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</text:p>
          </table:table-cell>
        </table:table-row>
        <table:table-row table:style-name="ro1">
          <table:table-cell office:value-type="string">
            <text:p>email_template.preview</text:p>
          </table:table-cell>
          <table:table-cell office:value-type="string">
            <text:p>Email Template Preview</text:p>
          </table:table-cell>
          <table:table-cell office:value-type="float" office:value="1">
            <text:p>1</text:p>
          </table:table-cell>
          <table:table-cell table:formula="of:=IF([.C109]=1;&quot;'&quot;&amp;[.A109]&amp;&quot;',&quot;;&quot;&quot;)" office:value-type="string" office:string-value="'email_template.preview',">
            <text:p>'email_template.preview',</text:p>
          </table:table-cell>
          <table:table-cell table:formula="of:=[.E108]&amp;[.D109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</text:p>
          </table:table-cell>
          <table:table-cell table:formula="of:=IF([.C109]=2;&quot;'&quot;&amp;[.A109]&amp;&quot;',&quot;;&quot;&quot;)">
            <text:p/>
          </table:table-cell>
          <table:table-cell table:formula="of:=[.G108]&amp;[.F109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</text:p>
          </table:table-cell>
        </table:table-row>
        <table:table-row table:style-name="ro1">
          <table:table-cell office:value-type="string">
            <text:p>fetchmail.server</text:p>
          </table:table-cell>
          <table:table-cell office:value-type="string">
            <text:p>POP/IMAP Server</text:p>
          </table:table-cell>
          <table:table-cell office:value-type="float" office:value="2">
            <text:p>2</text:p>
          </table:table-cell>
          <table:table-cell table:formula="of:=IF([.C110]=1;&quot;'&quot;&amp;[.A110]&amp;&quot;',&quot;;&quot;&quot;)">
            <text:p/>
          </table:table-cell>
          <table:table-cell table:formula="of:=[.E109]&amp;[.D110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</text:p>
          </table:table-cell>
          <table:table-cell table:formula="of:=IF([.C110]=2;&quot;'&quot;&amp;[.A110]&amp;&quot;',&quot;;&quot;&quot;)" office:value-type="string" office:string-value="'fetchmail.server',">
            <text:p>'fetchmail.server',</text:p>
          </table:table-cell>
          <table:table-cell table:formula="of:=[.G109]&amp;[.F110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</text:p>
          </table:table-cell>
        </table:table-row>
        <table:table-row table:style-name="ro1">
          <table:table-cell office:value-type="string">
            <text:p>crm.case.channel</text:p>
          </table:table-cell>
          <table:table-cell office:value-type="string">
            <text:p>Channels</text:p>
          </table:table-cell>
          <table:table-cell/>
          <table:table-cell table:formula="of:=IF([.C111]=1;&quot;'&quot;&amp;[.A111]&amp;&quot;',&quot;;&quot;&quot;)">
            <text:p/>
          </table:table-cell>
          <table:table-cell table:formula="of:=[.E110]&amp;[.D111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</text:p>
          </table:table-cell>
          <table:table-cell table:formula="of:=IF([.C111]=2;&quot;'&quot;&amp;[.A111]&amp;&quot;',&quot;;&quot;&quot;)">
            <text:p/>
          </table:table-cell>
          <table:table-cell table:formula="of:=[.G110]&amp;[.F111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</text:p>
          </table:table-cell>
        </table:table-row>
        <table:table-row table:style-name="ro1">
          <table:table-cell office:value-type="string">
            <text:p>crm.case.stage</text:p>
          </table:table-cell>
          <table:table-cell office:value-type="string">
            <text:p>Stage of case</text:p>
          </table:table-cell>
          <table:table-cell/>
          <table:table-cell table:formula="of:=IF([.C112]=1;&quot;'&quot;&amp;[.A112]&amp;&quot;',&quot;;&quot;&quot;)">
            <text:p/>
          </table:table-cell>
          <table:table-cell table:formula="of:=[.E111]&amp;[.D112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</text:p>
          </table:table-cell>
          <table:table-cell table:formula="of:=IF([.C112]=2;&quot;'&quot;&amp;[.A112]&amp;&quot;',&quot;;&quot;&quot;)">
            <text:p/>
          </table:table-cell>
          <table:table-cell table:formula="of:=[.G111]&amp;[.F112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</text:p>
          </table:table-cell>
        </table:table-row>
        <table:table-row table:style-name="ro1">
          <table:table-cell office:value-type="string">
            <text:p>crm.case.section</text:p>
          </table:table-cell>
          <table:table-cell office:value-type="string">
            <text:p>Sales Teams</text:p>
          </table:table-cell>
          <table:table-cell/>
          <table:table-cell table:formula="of:=IF([.C113]=1;&quot;'&quot;&amp;[.A113]&amp;&quot;',&quot;;&quot;&quot;)">
            <text:p/>
          </table:table-cell>
          <table:table-cell table:formula="of:=[.E112]&amp;[.D113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</text:p>
          </table:table-cell>
          <table:table-cell table:formula="of:=IF([.C113]=2;&quot;'&quot;&amp;[.A113]&amp;&quot;',&quot;;&quot;&quot;)">
            <text:p/>
          </table:table-cell>
          <table:table-cell table:formula="of:=[.G112]&amp;[.F113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</text:p>
          </table:table-cell>
        </table:table-row>
        <table:table-row table:style-name="ro1">
          <table:table-cell office:value-type="string">
            <text:p>crm.case.categ</text:p>
          </table:table-cell>
          <table:table-cell office:value-type="string">
            <text:p>Category of Case</text:p>
          </table:table-cell>
          <table:table-cell/>
          <table:table-cell table:formula="of:=IF([.C114]=1;&quot;'&quot;&amp;[.A114]&amp;&quot;',&quot;;&quot;&quot;)">
            <text:p/>
          </table:table-cell>
          <table:table-cell table:formula="of:=[.E113]&amp;[.D114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</text:p>
          </table:table-cell>
          <table:table-cell table:formula="of:=IF([.C114]=2;&quot;'&quot;&amp;[.A114]&amp;&quot;',&quot;;&quot;&quot;)">
            <text:p/>
          </table:table-cell>
          <table:table-cell table:formula="of:=[.G113]&amp;[.F114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</text:p>
          </table:table-cell>
        </table:table-row>
        <table:table-row table:style-name="ro1">
          <table:table-cell office:value-type="string">
            <text:p>crm.case.resource.type</text:p>
          </table:table-cell>
          <table:table-cell office:value-type="string">
            <text:p>Campaign</text:p>
          </table:table-cell>
          <table:table-cell/>
          <table:table-cell table:formula="of:=IF([.C115]=1;&quot;'&quot;&amp;[.A115]&amp;&quot;',&quot;;&quot;&quot;)">
            <text:p/>
          </table:table-cell>
          <table:table-cell table:formula="of:=[.E114]&amp;[.D115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</text:p>
          </table:table-cell>
          <table:table-cell table:formula="of:=IF([.C115]=2;&quot;'&quot;&amp;[.A115]&amp;&quot;',&quot;;&quot;&quot;)">
            <text:p/>
          </table:table-cell>
          <table:table-cell table:formula="of:=[.G114]&amp;[.F115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</text:p>
          </table:table-cell>
        </table:table-row>
        <table:table-row table:style-name="ro1">
          <table:table-cell office:value-type="string">
            <text:p>crm.segmentation</text:p>
          </table:table-cell>
          <table:table-cell office:value-type="string">
            <text:p>Partner Segmentation</text:p>
          </table:table-cell>
          <table:table-cell/>
          <table:table-cell table:formula="of:=IF([.C116]=1;&quot;'&quot;&amp;[.A116]&amp;&quot;',&quot;;&quot;&quot;)">
            <text:p/>
          </table:table-cell>
          <table:table-cell table:formula="of:=[.E115]&amp;[.D116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</text:p>
          </table:table-cell>
          <table:table-cell table:formula="of:=IF([.C116]=2;&quot;'&quot;&amp;[.A116]&amp;&quot;',&quot;;&quot;&quot;)">
            <text:p/>
          </table:table-cell>
          <table:table-cell table:formula="of:=[.G115]&amp;[.F116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</text:p>
          </table:table-cell>
        </table:table-row>
        <table:table-row table:style-name="ro1">
          <table:table-cell office:value-type="string">
            <text:p>crm.segmentation.line</text:p>
          </table:table-cell>
          <table:table-cell office:value-type="string">
            <text:p>Segmentation line</text:p>
          </table:table-cell>
          <table:table-cell/>
          <table:table-cell table:formula="of:=IF([.C117]=1;&quot;'&quot;&amp;[.A117]&amp;&quot;',&quot;;&quot;&quot;)">
            <text:p/>
          </table:table-cell>
          <table:table-cell table:formula="of:=[.E116]&amp;[.D117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</text:p>
          </table:table-cell>
          <table:table-cell table:formula="of:=IF([.C117]=2;&quot;'&quot;&amp;[.A117]&amp;&quot;',&quot;;&quot;&quot;)">
            <text:p/>
          </table:table-cell>
          <table:table-cell table:formula="of:=[.G116]&amp;[.F117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</text:p>
          </table:table-cell>
        </table:table-row>
        <table:table-row table:style-name="ro1">
          <table:table-cell office:value-type="string">
            <text:p>crm.lead</text:p>
          </table:table-cell>
          <table:table-cell office:value-type="string">
            <text:p>crm.lead</text:p>
          </table:table-cell>
          <table:table-cell/>
          <table:table-cell table:formula="of:=IF([.C118]=1;&quot;'&quot;&amp;[.A118]&amp;&quot;',&quot;;&quot;&quot;)">
            <text:p/>
          </table:table-cell>
          <table:table-cell table:formula="of:=[.E117]&amp;[.D118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</text:p>
          </table:table-cell>
          <table:table-cell table:formula="of:=IF([.C118]=2;&quot;'&quot;&amp;[.A118]&amp;&quot;',&quot;;&quot;&quot;)">
            <text:p/>
          </table:table-cell>
          <table:table-cell table:formula="of:=[.G117]&amp;[.F118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</text:p>
          </table:table-cell>
        </table:table-row>
        <table:table-row table:style-name="ro1">
          <table:table-cell office:value-type="string">
            <text:p>crm.phonecall</text:p>
          </table:table-cell>
          <table:table-cell office:value-type="string">
            <text:p>crm.phonecall</text:p>
          </table:table-cell>
          <table:table-cell/>
          <table:table-cell table:formula="of:=IF([.C119]=1;&quot;'&quot;&amp;[.A119]&amp;&quot;',&quot;;&quot;&quot;)">
            <text:p/>
          </table:table-cell>
          <table:table-cell table:formula="of:=[.E118]&amp;[.D119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</text:p>
          </table:table-cell>
          <table:table-cell table:formula="of:=IF([.C119]=2;&quot;'&quot;&amp;[.A119]&amp;&quot;',&quot;;&quot;&quot;)">
            <text:p/>
          </table:table-cell>
          <table:table-cell table:formula="of:=[.G118]&amp;[.F119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</text:p>
          </table:table-cell>
        </table:table-row>
        <table:table-row table:style-name="ro1">
          <table:table-cell office:value-type="string">
            <text:p>crm.meeting</text:p>
          </table:table-cell>
          <table:table-cell office:value-type="string">
            <text:p>Meeting</text:p>
          </table:table-cell>
          <table:table-cell/>
          <table:table-cell table:formula="of:=IF([.C120]=1;&quot;'&quot;&amp;[.A120]&amp;&quot;',&quot;;&quot;&quot;)">
            <text:p/>
          </table:table-cell>
          <table:table-cell table:formula="of:=[.E119]&amp;[.D120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</text:p>
          </table:table-cell>
          <table:table-cell table:formula="of:=IF([.C120]=2;&quot;'&quot;&amp;[.A120]&amp;&quot;',&quot;;&quot;&quot;)">
            <text:p/>
          </table:table-cell>
          <table:table-cell table:formula="of:=[.G119]&amp;[.F120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</text:p>
          </table:table-cell>
        </table:table-row>
        <table:table-row table:style-name="ro1">
          <table:table-cell office:value-type="string">
            <text:p>edi.document</text:p>
          </table:table-cell>
          <table:table-cell office:value-type="string">
            <text:p>EDI Document</text:p>
          </table:table-cell>
          <table:table-cell office:value-type="float" office:value="2">
            <text:p>2</text:p>
          </table:table-cell>
          <table:table-cell table:formula="of:=IF([.C121]=1;&quot;'&quot;&amp;[.A121]&amp;&quot;',&quot;;&quot;&quot;)">
            <text:p/>
          </table:table-cell>
          <table:table-cell table:formula="of:=[.E120]&amp;[.D121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</text:p>
          </table:table-cell>
          <table:table-cell table:formula="of:=IF([.C121]=2;&quot;'&quot;&amp;[.A121]&amp;&quot;',&quot;;&quot;&quot;)" office:value-type="string" office:string-value="'edi.document',">
            <text:p>'edi.document',</text:p>
          </table:table-cell>
          <table:table-cell table:formula="of:=[.G120]&amp;[.F121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</text:p>
          </table:table-cell>
        </table:table-row>
        <table:table-row table:style-name="ro1">
          <table:table-cell office:value-type="string">
            <text:p>account.payment.term</text:p>
          </table:table-cell>
          <table:table-cell office:value-type="string">
            <text:p>Payment Term</text:p>
          </table:table-cell>
          <table:table-cell/>
          <table:table-cell table:formula="of:=IF([.C122]=1;&quot;'&quot;&amp;[.A122]&amp;&quot;',&quot;;&quot;&quot;)">
            <text:p/>
          </table:table-cell>
          <table:table-cell table:formula="of:=[.E121]&amp;[.D122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</text:p>
          </table:table-cell>
          <table:table-cell table:formula="of:=IF([.C122]=2;&quot;'&quot;&amp;[.A122]&amp;&quot;',&quot;;&quot;&quot;)">
            <text:p/>
          </table:table-cell>
          <table:table-cell table:formula="of:=[.G121]&amp;[.F122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</text:p>
          </table:table-cell>
        </table:table-row>
        <table:table-row table:style-name="ro1">
          <table:table-cell office:value-type="string">
            <text:p>account.payment.term.line</text:p>
          </table:table-cell>
          <table:table-cell office:value-type="string">
            <text:p>Payment Term Line</text:p>
          </table:table-cell>
          <table:table-cell/>
          <table:table-cell table:formula="of:=IF([.C123]=1;&quot;'&quot;&amp;[.A123]&amp;&quot;',&quot;;&quot;&quot;)">
            <text:p/>
          </table:table-cell>
          <table:table-cell table:formula="of:=[.E122]&amp;[.D123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</text:p>
          </table:table-cell>
          <table:table-cell table:formula="of:=IF([.C123]=2;&quot;'&quot;&amp;[.A123]&amp;&quot;',&quot;;&quot;&quot;)">
            <text:p/>
          </table:table-cell>
          <table:table-cell table:formula="of:=[.G122]&amp;[.F123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</text:p>
          </table:table-cell>
        </table:table-row>
        <table:table-row table:style-name="ro1">
          <table:table-cell office:value-type="string">
            <text:p>account.account.type</text:p>
          </table:table-cell>
          <table:table-cell office:value-type="string">
            <text:p>Account Type</text:p>
          </table:table-cell>
          <table:table-cell/>
          <table:table-cell table:formula="of:=IF([.C124]=1;&quot;'&quot;&amp;[.A124]&amp;&quot;',&quot;;&quot;&quot;)">
            <text:p/>
          </table:table-cell>
          <table:table-cell table:formula="of:=[.E123]&amp;[.D124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</text:p>
          </table:table-cell>
          <table:table-cell table:formula="of:=IF([.C124]=2;&quot;'&quot;&amp;[.A124]&amp;&quot;',&quot;;&quot;&quot;)">
            <text:p/>
          </table:table-cell>
          <table:table-cell table:formula="of:=[.G123]&amp;[.F124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</text:p>
          </table:table-cell>
        </table:table-row>
        <table:table-row table:style-name="ro1">
          <table:table-cell office:value-type="string">
            <text:p>account.tax</text:p>
          </table:table-cell>
          <table:table-cell office:value-type="string">
            <text:p>account.tax</text:p>
          </table:table-cell>
          <table:table-cell office:value-type="float" office:value="2">
            <text:p>2</text:p>
          </table:table-cell>
          <table:table-cell table:formula="of:=IF([.C125]=1;&quot;'&quot;&amp;[.A125]&amp;&quot;',&quot;;&quot;&quot;)">
            <text:p/>
          </table:table-cell>
          <table:table-cell table:formula="of:=[.E124]&amp;[.D125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</text:p>
          </table:table-cell>
          <table:table-cell table:formula="of:=IF([.C125]=2;&quot;'&quot;&amp;[.A125]&amp;&quot;',&quot;;&quot;&quot;)" office:value-type="string" office:string-value="'account.tax',">
            <text:p>'account.tax',</text:p>
          </table:table-cell>
          <table:table-cell table:formula="of:=[.G124]&amp;[.F125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</text:p>
          </table:table-cell>
        </table:table-row>
        <table:table-row table:style-name="ro1">
          <table:table-cell office:value-type="string">
            <text:p>account.account</text:p>
          </table:table-cell>
          <table:table-cell office:value-type="string">
            <text:p>Account</text:p>
          </table:table-cell>
          <table:table-cell office:value-type="float" office:value="2">
            <text:p>2</text:p>
          </table:table-cell>
          <table:table-cell table:formula="of:=IF([.C126]=1;&quot;'&quot;&amp;[.A126]&amp;&quot;',&quot;;&quot;&quot;)">
            <text:p/>
          </table:table-cell>
          <table:table-cell table:formula="of:=[.E125]&amp;[.D126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</text:p>
          </table:table-cell>
          <table:table-cell table:formula="of:=IF([.C126]=2;&quot;'&quot;&amp;[.A126]&amp;&quot;',&quot;;&quot;&quot;)" office:value-type="string" office:string-value="'account.account',">
            <text:p>'account.account',</text:p>
          </table:table-cell>
          <table:table-cell table:formula="of:=[.G125]&amp;[.F126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</text:p>
          </table:table-cell>
        </table:table-row>
        <table:table-row table:style-name="ro1">
          <table:table-cell office:value-type="string">
            <text:p>account.journal.view</text:p>
          </table:table-cell>
          <table:table-cell office:value-type="string">
            <text:p>Journal View</text:p>
          </table:table-cell>
          <table:table-cell office:value-type="float" office:value="2">
            <text:p>2</text:p>
          </table:table-cell>
          <table:table-cell table:formula="of:=IF([.C127]=1;&quot;'&quot;&amp;[.A127]&amp;&quot;',&quot;;&quot;&quot;)">
            <text:p/>
          </table:table-cell>
          <table:table-cell table:formula="of:=[.E126]&amp;[.D127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</text:p>
          </table:table-cell>
          <table:table-cell table:formula="of:=IF([.C127]=2;&quot;'&quot;&amp;[.A127]&amp;&quot;',&quot;;&quot;&quot;)" office:value-type="string" office:string-value="'account.journal.view',">
            <text:p>'account.journal.view',</text:p>
          </table:table-cell>
          <table:table-cell table:formula="of:=[.G126]&amp;[.F127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</text:p>
          </table:table-cell>
        </table:table-row>
        <table:table-row table:style-name="ro1">
          <table:table-cell office:value-type="string">
            <text:p>account.journal.column</text:p>
          </table:table-cell>
          <table:table-cell office:value-type="string">
            <text:p>Journal Column</text:p>
          </table:table-cell>
          <table:table-cell office:value-type="float" office:value="2">
            <text:p>2</text:p>
          </table:table-cell>
          <table:table-cell table:formula="of:=IF([.C128]=1;&quot;'&quot;&amp;[.A128]&amp;&quot;',&quot;;&quot;&quot;)">
            <text:p/>
          </table:table-cell>
          <table:table-cell table:formula="of:=[.E127]&amp;[.D128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</text:p>
          </table:table-cell>
          <table:table-cell table:formula="of:=IF([.C128]=2;&quot;'&quot;&amp;[.A128]&amp;&quot;',&quot;;&quot;&quot;)" office:value-type="string" office:string-value="'account.journal.column',">
            <text:p>'account.journal.column',</text:p>
          </table:table-cell>
          <table:table-cell table:formula="of:=[.G127]&amp;[.F128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</text:p>
          </table:table-cell>
        </table:table-row>
        <table:table-row table:style-name="ro1">
          <table:table-cell office:value-type="string">
            <text:p>account.journal</text:p>
          </table:table-cell>
          <table:table-cell office:value-type="string">
            <text:p>Journal</text:p>
          </table:table-cell>
          <table:table-cell/>
          <table:table-cell table:formula="of:=IF([.C129]=1;&quot;'&quot;&amp;[.A129]&amp;&quot;',&quot;;&quot;&quot;)">
            <text:p/>
          </table:table-cell>
          <table:table-cell table:formula="of:=[.E128]&amp;[.D129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</text:p>
          </table:table-cell>
          <table:table-cell table:formula="of:=IF([.C129]=2;&quot;'&quot;&amp;[.A129]&amp;&quot;',&quot;;&quot;&quot;)">
            <text:p/>
          </table:table-cell>
          <table:table-cell table:formula="of:=[.G128]&amp;[.F129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</text:p>
          </table:table-cell>
        </table:table-row>
        <table:table-row table:style-name="ro1">
          <table:table-cell office:value-type="string">
            <text:p>account.fiscalyear</text:p>
          </table:table-cell>
          <table:table-cell office:value-type="string">
            <text:p>Fiscal Year</text:p>
          </table:table-cell>
          <table:table-cell office:value-type="float" office:value="2">
            <text:p>2</text:p>
          </table:table-cell>
          <table:table-cell table:formula="of:=IF([.C130]=1;&quot;'&quot;&amp;[.A130]&amp;&quot;',&quot;;&quot;&quot;)">
            <text:p/>
          </table:table-cell>
          <table:table-cell table:formula="of:=[.E129]&amp;[.D130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</text:p>
          </table:table-cell>
          <table:table-cell table:formula="of:=IF([.C130]=2;&quot;'&quot;&amp;[.A130]&amp;&quot;',&quot;;&quot;&quot;)" office:value-type="string" office:string-value="'account.fiscalyear',">
            <text:p>'account.fiscalyear',</text:p>
          </table:table-cell>
          <table:table-cell table:formula="of:=[.G129]&amp;[.F130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</text:p>
          </table:table-cell>
        </table:table-row>
        <table:table-row table:style-name="ro1">
          <table:table-cell office:value-type="string">
            <text:p>account.period</text:p>
          </table:table-cell>
          <table:table-cell office:value-type="string">
            <text:p>Account period</text:p>
          </table:table-cell>
          <table:table-cell office:value-type="float" office:value="2">
            <text:p>2</text:p>
          </table:table-cell>
          <table:table-cell table:formula="of:=IF([.C131]=1;&quot;'&quot;&amp;[.A131]&amp;&quot;',&quot;;&quot;&quot;)">
            <text:p/>
          </table:table-cell>
          <table:table-cell table:formula="of:=[.E130]&amp;[.D131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</text:p>
          </table:table-cell>
          <table:table-cell table:formula="of:=IF([.C131]=2;&quot;'&quot;&amp;[.A131]&amp;&quot;',&quot;;&quot;&quot;)" office:value-type="string" office:string-value="'account.period',">
            <text:p>'account.period',</text:p>
          </table:table-cell>
          <table:table-cell table:formula="of:=[.G130]&amp;[.F131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</text:p>
          </table:table-cell>
        </table:table-row>
        <table:table-row table:style-name="ro1">
          <table:table-cell office:value-type="string">
            <text:p>account.journal.period</text:p>
          </table:table-cell>
          <table:table-cell office:value-type="string">
            <text:p>Journal Period</text:p>
          </table:table-cell>
          <table:table-cell office:value-type="float" office:value="2">
            <text:p>2</text:p>
          </table:table-cell>
          <table:table-cell table:formula="of:=IF([.C132]=1;&quot;'&quot;&amp;[.A132]&amp;&quot;',&quot;;&quot;&quot;)">
            <text:p/>
          </table:table-cell>
          <table:table-cell table:formula="of:=[.E131]&amp;[.D132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</text:p>
          </table:table-cell>
          <table:table-cell table:formula="of:=IF([.C132]=2;&quot;'&quot;&amp;[.A132]&amp;&quot;',&quot;;&quot;&quot;)" office:value-type="string" office:string-value="'account.journal.period',">
            <text:p>'account.journal.period',</text:p>
          </table:table-cell>
          <table:table-cell table:formula="of:=[.G131]&amp;[.F132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</text:p>
          </table:table-cell>
        </table:table-row>
        <table:table-row table:style-name="ro1">
          <table:table-cell office:value-type="string">
            <text:p>account.move</text:p>
          </table:table-cell>
          <table:table-cell office:value-type="string">
            <text:p>Account Entry</text:p>
          </table:table-cell>
          <table:table-cell/>
          <table:table-cell table:formula="of:=IF([.C133]=1;&quot;'&quot;&amp;[.A133]&amp;&quot;',&quot;;&quot;&quot;)">
            <text:p/>
          </table:table-cell>
          <table:table-cell table:formula="of:=[.E132]&amp;[.D133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</text:p>
          </table:table-cell>
          <table:table-cell table:formula="of:=IF([.C133]=2;&quot;'&quot;&amp;[.A133]&amp;&quot;',&quot;;&quot;&quot;)">
            <text:p/>
          </table:table-cell>
          <table:table-cell table:formula="of:=[.G132]&amp;[.F133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</text:p>
          </table:table-cell>
        </table:table-row>
        <table:table-row table:style-name="ro1">
          <table:table-cell office:value-type="string">
            <text:p>account.move.reconcile</text:p>
          </table:table-cell>
          <table:table-cell office:value-type="string">
            <text:p>Account Reconciliation</text:p>
          </table:table-cell>
          <table:table-cell/>
          <table:table-cell table:formula="of:=IF([.C134]=1;&quot;'&quot;&amp;[.A134]&amp;&quot;',&quot;;&quot;&quot;)">
            <text:p/>
          </table:table-cell>
          <table:table-cell table:formula="of:=[.E133]&amp;[.D134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</text:p>
          </table:table-cell>
          <table:table-cell table:formula="of:=IF([.C134]=2;&quot;'&quot;&amp;[.A134]&amp;&quot;',&quot;;&quot;&quot;)">
            <text:p/>
          </table:table-cell>
          <table:table-cell table:formula="of:=[.G133]&amp;[.F134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</text:p>
          </table:table-cell>
        </table:table-row>
        <table:table-row table:style-name="ro1">
          <table:table-cell office:value-type="string">
            <text:p>account.tax.code</text:p>
          </table:table-cell>
          <table:table-cell office:value-type="string">
            <text:p>Tax Code</text:p>
          </table:table-cell>
          <table:table-cell/>
          <table:table-cell table:formula="of:=IF([.C135]=1;&quot;'&quot;&amp;[.A135]&amp;&quot;',&quot;;&quot;&quot;)">
            <text:p/>
          </table:table-cell>
          <table:table-cell table:formula="of:=[.E134]&amp;[.D135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</text:p>
          </table:table-cell>
          <table:table-cell table:formula="of:=IF([.C135]=2;&quot;'&quot;&amp;[.A135]&amp;&quot;',&quot;;&quot;&quot;)">
            <text:p/>
          </table:table-cell>
          <table:table-cell table:formula="of:=[.G134]&amp;[.F135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</text:p>
          </table:table-cell>
        </table:table-row>
        <table:table-row table:style-name="ro1">
          <table:table-cell office:value-type="string">
            <text:p>account.model</text:p>
          </table:table-cell>
          <table:table-cell office:value-type="string">
            <text:p>Account Model</text:p>
          </table:table-cell>
          <table:table-cell/>
          <table:table-cell table:formula="of:=IF([.C136]=1;&quot;'&quot;&amp;[.A136]&amp;&quot;',&quot;;&quot;&quot;)">
            <text:p/>
          </table:table-cell>
          <table:table-cell table:formula="of:=[.E135]&amp;[.D136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</text:p>
          </table:table-cell>
          <table:table-cell table:formula="of:=IF([.C136]=2;&quot;'&quot;&amp;[.A136]&amp;&quot;',&quot;;&quot;&quot;)">
            <text:p/>
          </table:table-cell>
          <table:table-cell table:formula="of:=[.G135]&amp;[.F136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</text:p>
          </table:table-cell>
        </table:table-row>
        <table:table-row table:style-name="ro1">
          <table:table-cell office:value-type="string">
            <text:p>account.model.line</text:p>
          </table:table-cell>
          <table:table-cell office:value-type="string">
            <text:p>Account Model Entries</text:p>
          </table:table-cell>
          <table:table-cell/>
          <table:table-cell table:formula="of:=IF([.C137]=1;&quot;'&quot;&amp;[.A137]&amp;&quot;',&quot;;&quot;&quot;)">
            <text:p/>
          </table:table-cell>
          <table:table-cell table:formula="of:=[.E136]&amp;[.D137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</text:p>
          </table:table-cell>
          <table:table-cell table:formula="of:=IF([.C137]=2;&quot;'&quot;&amp;[.A137]&amp;&quot;',&quot;;&quot;&quot;)">
            <text:p/>
          </table:table-cell>
          <table:table-cell table:formula="of:=[.G136]&amp;[.F137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</text:p>
          </table:table-cell>
        </table:table-row>
        <table:table-row table:style-name="ro1">
          <table:table-cell office:value-type="string">
            <text:p>account.subscription</text:p>
          </table:table-cell>
          <table:table-cell office:value-type="string">
            <text:p>Account Subscription</text:p>
          </table:table-cell>
          <table:table-cell/>
          <table:table-cell table:formula="of:=IF([.C138]=1;&quot;'&quot;&amp;[.A138]&amp;&quot;',&quot;;&quot;&quot;)">
            <text:p/>
          </table:table-cell>
          <table:table-cell table:formula="of:=[.E137]&amp;[.D138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</text:p>
          </table:table-cell>
          <table:table-cell table:formula="of:=IF([.C138]=2;&quot;'&quot;&amp;[.A138]&amp;&quot;',&quot;;&quot;&quot;)">
            <text:p/>
          </table:table-cell>
          <table:table-cell table:formula="of:=[.G137]&amp;[.F138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</text:p>
          </table:table-cell>
        </table:table-row>
        <table:table-row table:style-name="ro1">
          <table:table-cell office:value-type="string">
            <text:p>account.subscription.line</text:p>
          </table:table-cell>
          <table:table-cell office:value-type="string">
            <text:p>Account Subscription Line</text:p>
          </table:table-cell>
          <table:table-cell/>
          <table:table-cell table:formula="of:=IF([.C139]=1;&quot;'&quot;&amp;[.A139]&amp;&quot;',&quot;;&quot;&quot;)">
            <text:p/>
          </table:table-cell>
          <table:table-cell table:formula="of:=[.E138]&amp;[.D139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</text:p>
          </table:table-cell>
          <table:table-cell table:formula="of:=IF([.C139]=2;&quot;'&quot;&amp;[.A139]&amp;&quot;',&quot;;&quot;&quot;)">
            <text:p/>
          </table:table-cell>
          <table:table-cell table:formula="of:=[.G138]&amp;[.F139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</text:p>
          </table:table-cell>
        </table:table-row>
        <table:table-row table:style-name="ro1">
          <table:table-cell office:value-type="string">
            <text:p>account.tax.template</text:p>
          </table:table-cell>
          <table:table-cell office:value-type="string">
            <text:p>account.tax.template</text:p>
          </table:table-cell>
          <table:table-cell office:value-type="float" office:value="1">
            <text:p>1</text:p>
          </table:table-cell>
          <table:table-cell table:formula="of:=IF([.C140]=1;&quot;'&quot;&amp;[.A140]&amp;&quot;',&quot;;&quot;&quot;)" office:value-type="string" office:string-value="'account.tax.template',">
            <text:p>'account.tax.template',</text:p>
          </table:table-cell>
          <table:table-cell table:formula="of:=[.E139]&amp;[.D140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</text:p>
          </table:table-cell>
          <table:table-cell table:formula="of:=IF([.C140]=2;&quot;'&quot;&amp;[.A140]&amp;&quot;',&quot;;&quot;&quot;)">
            <text:p/>
          </table:table-cell>
          <table:table-cell table:formula="of:=[.G139]&amp;[.F140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</text:p>
          </table:table-cell>
        </table:table-row>
        <table:table-row table:style-name="ro1">
          <table:table-cell office:value-type="string">
            <text:p>account.account.template</text:p>
          </table:table-cell>
          <table:table-cell office:value-type="string">
            <text:p>Templates for Accounts</text:p>
          </table:table-cell>
          <table:table-cell office:value-type="float" office:value="1">
            <text:p>1</text:p>
          </table:table-cell>
          <table:table-cell table:formula="of:=IF([.C141]=1;&quot;'&quot;&amp;[.A141]&amp;&quot;',&quot;;&quot;&quot;)" office:value-type="string" office:string-value="'account.account.template',">
            <text:p>'account.account.template',</text:p>
          </table:table-cell>
          <table:table-cell table:formula="of:=[.E140]&amp;[.D141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</text:p>
          </table:table-cell>
          <table:table-cell table:formula="of:=IF([.C141]=2;&quot;'&quot;&amp;[.A141]&amp;&quot;',&quot;;&quot;&quot;)">
            <text:p/>
          </table:table-cell>
          <table:table-cell table:formula="of:=[.G140]&amp;[.F141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</text:p>
          </table:table-cell>
        </table:table-row>
        <table:table-row table:style-name="ro1">
          <table:table-cell office:value-type="string">
            <text:p>account.tax.code.template</text:p>
          </table:table-cell>
          <table:table-cell office:value-type="string">
            <text:p>Tax Code Template</text:p>
          </table:table-cell>
          <table:table-cell office:value-type="float" office:value="1">
            <text:p>1</text:p>
          </table:table-cell>
          <table:table-cell table:formula="of:=IF([.C142]=1;&quot;'&quot;&amp;[.A142]&amp;&quot;',&quot;;&quot;&quot;)" office:value-type="string" office:string-value="'account.tax.code.template',">
            <text:p>'account.tax.code.template',</text:p>
          </table:table-cell>
          <table:table-cell table:formula="of:=[.E141]&amp;[.D142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</text:p>
          </table:table-cell>
          <table:table-cell table:formula="of:=IF([.C142]=2;&quot;'&quot;&amp;[.A142]&amp;&quot;',&quot;;&quot;&quot;)">
            <text:p/>
          </table:table-cell>
          <table:table-cell table:formula="of:=[.G141]&amp;[.F142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</text:p>
          </table:table-cell>
        </table:table-row>
        <table:table-row table:style-name="ro1">
          <table:table-cell office:value-type="string">
            <text:p>account.chart.template</text:p>
          </table:table-cell>
          <table:table-cell office:value-type="string">
            <text:p>Templates for Account Chart</text:p>
          </table:table-cell>
          <table:table-cell office:value-type="float" office:value="1">
            <text:p>1</text:p>
          </table:table-cell>
          <table:table-cell table:formula="of:=IF([.C143]=1;&quot;'&quot;&amp;[.A143]&amp;&quot;',&quot;;&quot;&quot;)" office:value-type="string" office:string-value="'account.chart.template',">
            <text:p>'account.chart.template',</text:p>
          </table:table-cell>
          <table:table-cell table:formula="of:=[.E142]&amp;[.D143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</text:p>
          </table:table-cell>
          <table:table-cell table:formula="of:=IF([.C143]=2;&quot;'&quot;&amp;[.A143]&amp;&quot;',&quot;;&quot;&quot;)">
            <text:p/>
          </table:table-cell>
          <table:table-cell table:formula="of:=[.G142]&amp;[.F143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</text:p>
          </table:table-cell>
        </table:table-row>
        <table:table-row table:style-name="ro1">
          <table:table-cell office:value-type="string">
            <text:p>account.fiscal.position.template</text:p>
          </table:table-cell>
          <table:table-cell office:value-type="string">
            <text:p>Template for Fiscal Position</text:p>
          </table:table-cell>
          <table:table-cell office:value-type="float" office:value="1">
            <text:p>1</text:p>
          </table:table-cell>
          <table:table-cell table:formula="of:=IF([.C144]=1;&quot;'&quot;&amp;[.A144]&amp;&quot;',&quot;;&quot;&quot;)" office:value-type="string" office:string-value="'account.fiscal.position.template',">
            <text:p>'account.fiscal.position.template',</text:p>
          </table:table-cell>
          <table:table-cell table:formula="of:=[.E143]&amp;[.D144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</text:p>
          </table:table-cell>
          <table:table-cell table:formula="of:=IF([.C144]=2;&quot;'&quot;&amp;[.A144]&amp;&quot;',&quot;;&quot;&quot;)">
            <text:p/>
          </table:table-cell>
          <table:table-cell table:formula="of:=[.G143]&amp;[.F144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</text:p>
          </table:table-cell>
        </table:table-row>
        <table:table-row table:style-name="ro1">
          <table:table-cell office:value-type="string">
            <text:p>account.fiscal.position.tax.template</text:p>
          </table:table-cell>
          <table:table-cell office:value-type="string">
            <text:p>Template Tax Fiscal Position</text:p>
          </table:table-cell>
          <table:table-cell office:value-type="float" office:value="1">
            <text:p>1</text:p>
          </table:table-cell>
          <table:table-cell table:formula="of:=IF([.C145]=1;&quot;'&quot;&amp;[.A145]&amp;&quot;',&quot;;&quot;&quot;)" office:value-type="string" office:string-value="'account.fiscal.position.tax.template',">
            <text:p>'account.fiscal.position.tax.template',</text:p>
          </table:table-cell>
          <table:table-cell table:formula="of:=[.E144]&amp;[.D145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</text:p>
          </table:table-cell>
          <table:table-cell table:formula="of:=IF([.C145]=2;&quot;'&quot;&amp;[.A145]&amp;&quot;',&quot;;&quot;&quot;)">
            <text:p/>
          </table:table-cell>
          <table:table-cell table:formula="of:=[.G144]&amp;[.F145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</text:p>
          </table:table-cell>
        </table:table-row>
        <table:table-row table:style-name="ro1">
          <table:table-cell office:value-type="string">
            <text:p>account.fiscal.position.account.template</text:p>
          </table:table-cell>
          <table:table-cell office:value-type="string">
            <text:p>Template Account Fiscal Mapping</text:p>
          </table:table-cell>
          <table:table-cell office:value-type="float" office:value="1">
            <text:p>1</text:p>
          </table:table-cell>
          <table:table-cell table:formula="of:=IF([.C146]=1;&quot;'&quot;&amp;[.A146]&amp;&quot;',&quot;;&quot;&quot;)" office:value-type="string" office:string-value="'account.fiscal.position.account.template',">
            <text:p>'account.fiscal.position.account.template',</text:p>
          </table:table-cell>
          <table:table-cell table:formula="of:=[.E145]&amp;[.D146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</text:p>
          </table:table-cell>
          <table:table-cell table:formula="of:=IF([.C146]=2;&quot;'&quot;&amp;[.A146]&amp;&quot;',&quot;;&quot;&quot;)">
            <text:p/>
          </table:table-cell>
          <table:table-cell table:formula="of:=[.G145]&amp;[.F146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</text:p>
          </table:table-cell>
        </table:table-row>
        <table:table-row table:style-name="ro1">
          <table:table-cell office:value-type="string">
            <text:p>account.analytic.journal</text:p>
          </table:table-cell>
          <table:table-cell office:value-type="string">
            <text:p>Analytic Journal</text:p>
          </table:table-cell>
          <table:table-cell office:value-type="float" office:value="2">
            <text:p>2</text:p>
          </table:table-cell>
          <table:table-cell table:formula="of:=IF([.C147]=1;&quot;'&quot;&amp;[.A147]&amp;&quot;',&quot;;&quot;&quot;)">
            <text:p/>
          </table:table-cell>
          <table:table-cell table:formula="of:=[.E146]&amp;[.D147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</text:p>
          </table:table-cell>
          <table:table-cell table:formula="of:=IF([.C147]=2;&quot;'&quot;&amp;[.A147]&amp;&quot;',&quot;;&quot;&quot;)" office:value-type="string" office:string-value="'account.analytic.journal',">
            <text:p>'account.analytic.journal',</text:p>
          </table:table-cell>
          <table:table-cell table:formula="of:=[.G146]&amp;[.F147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</text:p>
          </table:table-cell>
        </table:table-row>
        <table:table-row table:style-name="ro1">
          <table:table-cell office:value-type="string">
            <text:p>account.fiscal.position</text:p>
          </table:table-cell>
          <table:table-cell office:value-type="string">
            <text:p>Fiscal Position</text:p>
          </table:table-cell>
          <table:table-cell office:value-type="float" office:value="2">
            <text:p>2</text:p>
          </table:table-cell>
          <table:table-cell table:formula="of:=IF([.C148]=1;&quot;'&quot;&amp;[.A148]&amp;&quot;',&quot;;&quot;&quot;)">
            <text:p/>
          </table:table-cell>
          <table:table-cell table:formula="of:=[.E147]&amp;[.D148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</text:p>
          </table:table-cell>
          <table:table-cell table:formula="of:=IF([.C148]=2;&quot;'&quot;&amp;[.A148]&amp;&quot;',&quot;;&quot;&quot;)" office:value-type="string" office:string-value="'account.fiscal.position',">
            <text:p>'account.fiscal.position',</text:p>
          </table:table-cell>
          <table:table-cell table:formula="of:=[.G147]&amp;[.F148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</text:p>
          </table:table-cell>
        </table:table-row>
        <table:table-row table:style-name="ro1">
          <table:table-cell office:value-type="string">
            <text:p>account.fiscal.position.tax</text:p>
          </table:table-cell>
          <table:table-cell office:value-type="string">
            <text:p>Taxes Fiscal Position</text:p>
          </table:table-cell>
          <table:table-cell office:value-type="float" office:value="2">
            <text:p>2</text:p>
          </table:table-cell>
          <table:table-cell table:formula="of:=IF([.C149]=1;&quot;'&quot;&amp;[.A149]&amp;&quot;',&quot;;&quot;&quot;)">
            <text:p/>
          </table:table-cell>
          <table:table-cell table:formula="of:=[.E148]&amp;[.D149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</text:p>
          </table:table-cell>
          <table:table-cell table:formula="of:=IF([.C149]=2;&quot;'&quot;&amp;[.A149]&amp;&quot;',&quot;;&quot;&quot;)" office:value-type="string" office:string-value="'account.fiscal.position.tax',">
            <text:p>'account.fiscal.position.tax',</text:p>
          </table:table-cell>
          <table:table-cell table:formula="of:=[.G148]&amp;[.F149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</text:p>
          </table:table-cell>
        </table:table-row>
        <table:table-row table:style-name="ro1">
          <table:table-cell office:value-type="string">
            <text:p>account.fiscal.position.account</text:p>
          </table:table-cell>
          <table:table-cell office:value-type="string">
            <text:p>Accounts Fiscal Position</text:p>
          </table:table-cell>
          <table:table-cell office:value-type="float" office:value="2">
            <text:p>2</text:p>
          </table:table-cell>
          <table:table-cell table:formula="of:=IF([.C150]=1;&quot;'&quot;&amp;[.A150]&amp;&quot;',&quot;;&quot;&quot;)">
            <text:p/>
          </table:table-cell>
          <table:table-cell table:formula="of:=[.E149]&amp;[.D150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</text:p>
          </table:table-cell>
          <table:table-cell table:formula="of:=IF([.C150]=2;&quot;'&quot;&amp;[.A150]&amp;&quot;',&quot;;&quot;&quot;)" office:value-type="string" office:string-value="'account.fiscal.position.account',">
            <text:p>'account.fiscal.position.account',</text:p>
          </table:table-cell>
          <table:table-cell table:formula="of:=[.G149]&amp;[.F150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</text:p>
          </table:table-cell>
        </table:table-row>
        <table:table-row table:style-name="ro1">
          <table:table-cell office:value-type="string">
            <text:p>account.invoice</text:p>
          </table:table-cell>
          <table:table-cell office:value-type="string">
            <text:p>Invoice</text:p>
          </table:table-cell>
          <table:table-cell/>
          <table:table-cell table:formula="of:=IF([.C151]=1;&quot;'&quot;&amp;[.A151]&amp;&quot;',&quot;;&quot;&quot;)">
            <text:p/>
          </table:table-cell>
          <table:table-cell table:formula="of:=[.E150]&amp;[.D151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</text:p>
          </table:table-cell>
          <table:table-cell table:formula="of:=IF([.C151]=2;&quot;'&quot;&amp;[.A151]&amp;&quot;',&quot;;&quot;&quot;)">
            <text:p/>
          </table:table-cell>
          <table:table-cell table:formula="of:=[.G150]&amp;[.F151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</text:p>
          </table:table-cell>
        </table:table-row>
        <table:table-row table:style-name="ro1">
          <table:table-cell office:value-type="string">
            <text:p>account.invoice.line</text:p>
          </table:table-cell>
          <table:table-cell office:value-type="string">
            <text:p>Invoice Line</text:p>
          </table:table-cell>
          <table:table-cell/>
          <table:table-cell table:formula="of:=IF([.C152]=1;&quot;'&quot;&amp;[.A152]&amp;&quot;',&quot;;&quot;&quot;)">
            <text:p/>
          </table:table-cell>
          <table:table-cell table:formula="of:=[.E151]&amp;[.D152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</text:p>
          </table:table-cell>
          <table:table-cell table:formula="of:=IF([.C152]=2;&quot;'&quot;&amp;[.A152]&amp;&quot;',&quot;;&quot;&quot;)">
            <text:p/>
          </table:table-cell>
          <table:table-cell table:formula="of:=[.G151]&amp;[.F152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</text:p>
          </table:table-cell>
        </table:table-row>
        <table:table-row table:style-name="ro1">
          <table:table-cell office:value-type="string">
            <text:p>account.invoice.tax</text:p>
          </table:table-cell>
          <table:table-cell office:value-type="string">
            <text:p>Invoice Tax</text:p>
          </table:table-cell>
          <table:table-cell/>
          <table:table-cell table:formula="of:=IF([.C153]=1;&quot;'&quot;&amp;[.A153]&amp;&quot;',&quot;;&quot;&quot;)">
            <text:p/>
          </table:table-cell>
          <table:table-cell table:formula="of:=[.E152]&amp;[.D153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</text:p>
          </table:table-cell>
          <table:table-cell table:formula="of:=IF([.C153]=2;&quot;'&quot;&amp;[.A153]&amp;&quot;',&quot;;&quot;&quot;)">
            <text:p/>
          </table:table-cell>
          <table:table-cell table:formula="of:=[.G152]&amp;[.F153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</text:p>
          </table:table-cell>
        </table:table-row>
        <table:table-row table:style-name="ro1">
          <table:table-cell office:value-type="string">
            <text:p>account.bank.statement</text:p>
          </table:table-cell>
          <table:table-cell office:value-type="string">
            <text:p>Bank Statement</text:p>
          </table:table-cell>
          <table:table-cell/>
          <table:table-cell table:formula="of:=IF([.C154]=1;&quot;'&quot;&amp;[.A154]&amp;&quot;',&quot;;&quot;&quot;)">
            <text:p/>
          </table:table-cell>
          <table:table-cell table:formula="of:=[.E153]&amp;[.D154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</text:p>
          </table:table-cell>
          <table:table-cell table:formula="of:=IF([.C154]=2;&quot;'&quot;&amp;[.A154]&amp;&quot;',&quot;;&quot;&quot;)">
            <text:p/>
          </table:table-cell>
          <table:table-cell table:formula="of:=[.G153]&amp;[.F154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</text:p>
          </table:table-cell>
        </table:table-row>
        <table:table-row table:style-name="ro1">
          <table:table-cell office:value-type="string">
            <text:p>account.bank.statement.line</text:p>
          </table:table-cell>
          <table:table-cell office:value-type="string">
            <text:p>Bank Statement Line</text:p>
          </table:table-cell>
          <table:table-cell/>
          <table:table-cell table:formula="of:=IF([.C155]=1;&quot;'&quot;&amp;[.A155]&amp;&quot;',&quot;;&quot;&quot;)">
            <text:p/>
          </table:table-cell>
          <table:table-cell table:formula="of:=[.E154]&amp;[.D155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</text:p>
          </table:table-cell>
          <table:table-cell table:formula="of:=IF([.C155]=2;&quot;'&quot;&amp;[.A155]&amp;&quot;',&quot;;&quot;&quot;)">
            <text:p/>
          </table:table-cell>
          <table:table-cell table:formula="of:=[.G154]&amp;[.F155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</text:p>
          </table:table-cell>
        </table:table-row>
        <table:table-row table:style-name="ro1">
          <table:table-cell office:value-type="string">
            <text:p>account.cashbox.line</text:p>
          </table:table-cell>
          <table:table-cell office:value-type="string">
            <text:p>CashBox Line</text:p>
          </table:table-cell>
          <table:table-cell/>
          <table:table-cell table:formula="of:=IF([.C156]=1;&quot;'&quot;&amp;[.A156]&amp;&quot;',&quot;;&quot;&quot;)">
            <text:p/>
          </table:table-cell>
          <table:table-cell table:formula="of:=[.E155]&amp;[.D156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</text:p>
          </table:table-cell>
          <table:table-cell table:formula="of:=IF([.C156]=2;&quot;'&quot;&amp;[.A156]&amp;&quot;',&quot;;&quot;&quot;)">
            <text:p/>
          </table:table-cell>
          <table:table-cell table:formula="of:=[.G155]&amp;[.F156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</text:p>
          </table:table-cell>
        </table:table-row>
        <table:table-row table:style-name="ro1">
          <table:table-cell office:value-type="string">
            <text:p>account.move.line</text:p>
          </table:table-cell>
          <table:table-cell office:value-type="string">
            <text:p>Journal Items</text:p>
          </table:table-cell>
          <table:table-cell/>
          <table:table-cell table:formula="of:=IF([.C157]=1;&quot;'&quot;&amp;[.A157]&amp;&quot;',&quot;;&quot;&quot;)">
            <text:p/>
          </table:table-cell>
          <table:table-cell table:formula="of:=[.E156]&amp;[.D157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</text:p>
          </table:table-cell>
          <table:table-cell table:formula="of:=IF([.C157]=2;&quot;'&quot;&amp;[.A157]&amp;&quot;',&quot;;&quot;&quot;)">
            <text:p/>
          </table:table-cell>
          <table:table-cell table:formula="of:=[.G156]&amp;[.F157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</text:p>
          </table:table-cell>
        </table:table-row>
        <table:table-row table:style-name="ro1">
          <table:table-cell office:value-type="string">
            <text:p>temp.range</text:p>
          </table:table-cell>
          <table:table-cell office:value-type="string">
            <text:p>A Temporary table used for Dashboard view</text:p>
          </table:table-cell>
          <table:table-cell office:value-type="float" office:value="1">
            <text:p>1</text:p>
          </table:table-cell>
          <table:table-cell table:formula="of:=IF([.C158]=1;&quot;'&quot;&amp;[.A158]&amp;&quot;',&quot;;&quot;&quot;)" office:value-type="string" office:string-value="'temp.range',">
            <text:p>'temp.range',</text:p>
          </table:table-cell>
          <table:table-cell table:formula="of:=[.E157]&amp;[.D158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</text:p>
          </table:table-cell>
          <table:table-cell table:formula="of:=IF([.C158]=2;&quot;'&quot;&amp;[.A158]&amp;&quot;',&quot;;&quot;&quot;)">
            <text:p/>
          </table:table-cell>
          <table:table-cell table:formula="of:=[.G157]&amp;[.F158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</text:p>
          </table:table-cell>
        </table:table-row>
        <table:table-row table:style-name="ro1">
          <table:table-cell office:value-type="string">
            <text:p>account.sequence.fiscalyear</text:p>
          </table:table-cell>
          <table:table-cell office:value-type="string">
            <text:p>account.sequence.fiscalyear</text:p>
          </table:table-cell>
          <table:table-cell office:value-type="float" office:value="2">
            <text:p>2</text:p>
          </table:table-cell>
          <table:table-cell table:formula="of:=IF([.C159]=1;&quot;'&quot;&amp;[.A159]&amp;&quot;',&quot;;&quot;&quot;)">
            <text:p/>
          </table:table-cell>
          <table:table-cell table:formula="of:=[.E158]&amp;[.D159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</text:p>
          </table:table-cell>
          <table:table-cell table:formula="of:=IF([.C159]=2;&quot;'&quot;&amp;[.A159]&amp;&quot;',&quot;;&quot;&quot;)" office:value-type="string" office:string-value="'account.sequence.fiscalyear',">
            <text:p>'account.sequence.fiscalyear',</text:p>
          </table:table-cell>
          <table:table-cell table:formula="of:=[.G158]&amp;[.F159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</text:p>
          </table:table-cell>
        </table:table-row>
        <table:table-row table:style-name="ro1">
          <table:table-cell office:value-type="string">
            <text:p>stock.incoterms</text:p>
          </table:table-cell>
          <table:table-cell office:value-type="string">
            <text:p>Incoterms</text:p>
          </table:table-cell>
          <table:table-cell/>
          <table:table-cell table:formula="of:=IF([.C160]=1;&quot;'&quot;&amp;[.A160]&amp;&quot;',&quot;;&quot;&quot;)">
            <text:p/>
          </table:table-cell>
          <table:table-cell table:formula="of:=[.E159]&amp;[.D160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</text:p>
          </table:table-cell>
          <table:table-cell table:formula="of:=IF([.C160]=2;&quot;'&quot;&amp;[.A160]&amp;&quot;',&quot;;&quot;&quot;)">
            <text:p/>
          </table:table-cell>
          <table:table-cell table:formula="of:=[.G159]&amp;[.F160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</text:p>
          </table:table-cell>
        </table:table-row>
        <table:table-row table:style-name="ro1">
          <table:table-cell office:value-type="string">
            <text:p>stock.journal</text:p>
          </table:table-cell>
          <table:table-cell office:value-type="string">
            <text:p>Stock Journal</text:p>
          </table:table-cell>
          <table:table-cell/>
          <table:table-cell table:formula="of:=IF([.C161]=1;&quot;'&quot;&amp;[.A161]&amp;&quot;',&quot;;&quot;&quot;)">
            <text:p/>
          </table:table-cell>
          <table:table-cell table:formula="of:=[.E160]&amp;[.D161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</text:p>
          </table:table-cell>
          <table:table-cell table:formula="of:=IF([.C161]=2;&quot;'&quot;&amp;[.A161]&amp;&quot;',&quot;;&quot;&quot;)">
            <text:p/>
          </table:table-cell>
          <table:table-cell table:formula="of:=[.G160]&amp;[.F161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</text:p>
          </table:table-cell>
        </table:table-row>
        <table:table-row table:style-name="ro1">
          <table:table-cell office:value-type="string">
            <text:p>stock.location</text:p>
          </table:table-cell>
          <table:table-cell office:value-type="string">
            <text:p>Location</text:p>
          </table:table-cell>
          <table:table-cell/>
          <table:table-cell table:formula="of:=IF([.C162]=1;&quot;'&quot;&amp;[.A162]&amp;&quot;',&quot;;&quot;&quot;)">
            <text:p/>
          </table:table-cell>
          <table:table-cell table:formula="of:=[.E161]&amp;[.D162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</text:p>
          </table:table-cell>
          <table:table-cell table:formula="of:=IF([.C162]=2;&quot;'&quot;&amp;[.A162]&amp;&quot;',&quot;;&quot;&quot;)">
            <text:p/>
          </table:table-cell>
          <table:table-cell table:formula="of:=[.G161]&amp;[.F162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</text:p>
          </table:table-cell>
        </table:table-row>
        <table:table-row table:style-name="ro1">
          <table:table-cell office:value-type="string">
            <text:p>stock.tracking</text:p>
          </table:table-cell>
          <table:table-cell office:value-type="string">
            <text:p>Packs</text:p>
          </table:table-cell>
          <table:table-cell/>
          <table:table-cell table:formula="of:=IF([.C163]=1;&quot;'&quot;&amp;[.A163]&amp;&quot;',&quot;;&quot;&quot;)">
            <text:p/>
          </table:table-cell>
          <table:table-cell table:formula="of:=[.E162]&amp;[.D163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</text:p>
          </table:table-cell>
          <table:table-cell table:formula="of:=IF([.C163]=2;&quot;'&quot;&amp;[.A163]&amp;&quot;',&quot;;&quot;&quot;)">
            <text:p/>
          </table:table-cell>
          <table:table-cell table:formula="of:=[.G162]&amp;[.F163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</text:p>
          </table:table-cell>
        </table:table-row>
        <table:table-row table:style-name="ro1">
          <table:table-cell office:value-type="string">
            <text:p>stock.picking</text:p>
          </table:table-cell>
          <table:table-cell office:value-type="string">
            <text:p>Picking List</text:p>
          </table:table-cell>
          <table:table-cell/>
          <table:table-cell table:formula="of:=IF([.C164]=1;&quot;'&quot;&amp;[.A164]&amp;&quot;',&quot;;&quot;&quot;)">
            <text:p/>
          </table:table-cell>
          <table:table-cell table:formula="of:=[.E163]&amp;[.D164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</text:p>
          </table:table-cell>
          <table:table-cell table:formula="of:=IF([.C164]=2;&quot;'&quot;&amp;[.A164]&amp;&quot;',&quot;;&quot;&quot;)">
            <text:p/>
          </table:table-cell>
          <table:table-cell table:formula="of:=[.G163]&amp;[.F164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</text:p>
          </table:table-cell>
        </table:table-row>
        <table:table-row table:style-name="ro1">
          <table:table-cell office:value-type="string">
            <text:p>stock.production.lot</text:p>
          </table:table-cell>
          <table:table-cell office:value-type="string">
            <text:p>Production lot</text:p>
          </table:table-cell>
          <table:table-cell/>
          <table:table-cell table:formula="of:=IF([.C165]=1;&quot;'&quot;&amp;[.A165]&amp;&quot;',&quot;;&quot;&quot;)">
            <text:p/>
          </table:table-cell>
          <table:table-cell table:formula="of:=[.E164]&amp;[.D165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</text:p>
          </table:table-cell>
          <table:table-cell table:formula="of:=IF([.C165]=2;&quot;'&quot;&amp;[.A165]&amp;&quot;',&quot;;&quot;&quot;)">
            <text:p/>
          </table:table-cell>
          <table:table-cell table:formula="of:=[.G164]&amp;[.F165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</text:p>
          </table:table-cell>
        </table:table-row>
        <table:table-row table:style-name="ro1">
          <table:table-cell office:value-type="string">
            <text:p>stock.production.lot.revision</text:p>
          </table:table-cell>
          <table:table-cell office:value-type="string">
            <text:p>Production lot revisions</text:p>
          </table:table-cell>
          <table:table-cell/>
          <table:table-cell table:formula="of:=IF([.C166]=1;&quot;'&quot;&amp;[.A166]&amp;&quot;',&quot;;&quot;&quot;)">
            <text:p/>
          </table:table-cell>
          <table:table-cell table:formula="of:=[.E165]&amp;[.D166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</text:p>
          </table:table-cell>
          <table:table-cell table:formula="of:=IF([.C166]=2;&quot;'&quot;&amp;[.A166]&amp;&quot;',&quot;;&quot;&quot;)">
            <text:p/>
          </table:table-cell>
          <table:table-cell table:formula="of:=[.G165]&amp;[.F166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</text:p>
          </table:table-cell>
        </table:table-row>
        <table:table-row table:style-name="ro1">
          <table:table-cell office:value-type="string">
            <text:p>stock.move</text:p>
          </table:table-cell>
          <table:table-cell office:value-type="string">
            <text:p>Stock Move</text:p>
          </table:table-cell>
          <table:table-cell/>
          <table:table-cell table:formula="of:=IF([.C167]=1;&quot;'&quot;&amp;[.A167]&amp;&quot;',&quot;;&quot;&quot;)">
            <text:p/>
          </table:table-cell>
          <table:table-cell table:formula="of:=[.E166]&amp;[.D167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</text:p>
          </table:table-cell>
          <table:table-cell table:formula="of:=IF([.C167]=2;&quot;'&quot;&amp;[.A167]&amp;&quot;',&quot;;&quot;&quot;)">
            <text:p/>
          </table:table-cell>
          <table:table-cell table:formula="of:=[.G166]&amp;[.F167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</text:p>
          </table:table-cell>
        </table:table-row>
        <table:table-row table:style-name="ro1">
          <table:table-cell office:value-type="string">
            <text:p>stock.inventory</text:p>
          </table:table-cell>
          <table:table-cell office:value-type="string">
            <text:p>Inventory</text:p>
          </table:table-cell>
          <table:table-cell/>
          <table:table-cell table:formula="of:=IF([.C168]=1;&quot;'&quot;&amp;[.A168]&amp;&quot;',&quot;;&quot;&quot;)">
            <text:p/>
          </table:table-cell>
          <table:table-cell table:formula="of:=[.E167]&amp;[.D168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</text:p>
          </table:table-cell>
          <table:table-cell table:formula="of:=IF([.C168]=2;&quot;'&quot;&amp;[.A168]&amp;&quot;',&quot;;&quot;&quot;)">
            <text:p/>
          </table:table-cell>
          <table:table-cell table:formula="of:=[.G167]&amp;[.F168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</text:p>
          </table:table-cell>
        </table:table-row>
        <table:table-row table:style-name="ro1">
          <table:table-cell office:value-type="string">
            <text:p>stock.inventory.line</text:p>
          </table:table-cell>
          <table:table-cell office:value-type="string">
            <text:p>Inventory Line</text:p>
          </table:table-cell>
          <table:table-cell/>
          <table:table-cell table:formula="of:=IF([.C169]=1;&quot;'&quot;&amp;[.A169]&amp;&quot;',&quot;;&quot;&quot;)">
            <text:p/>
          </table:table-cell>
          <table:table-cell table:formula="of:=[.E168]&amp;[.D169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</text:p>
          </table:table-cell>
          <table:table-cell table:formula="of:=IF([.C169]=2;&quot;'&quot;&amp;[.A169]&amp;&quot;',&quot;;&quot;&quot;)">
            <text:p/>
          </table:table-cell>
          <table:table-cell table:formula="of:=[.G168]&amp;[.F169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</text:p>
          </table:table-cell>
        </table:table-row>
        <table:table-row table:style-name="ro1">
          <table:table-cell office:value-type="string">
            <text:p>stock.warehouse</text:p>
          </table:table-cell>
          <table:table-cell office:value-type="string">
            <text:p>Warehouse</text:p>
          </table:table-cell>
          <table:table-cell/>
          <table:table-cell table:formula="of:=IF([.C170]=1;&quot;'&quot;&amp;[.A170]&amp;&quot;',&quot;;&quot;&quot;)">
            <text:p/>
          </table:table-cell>
          <table:table-cell table:formula="of:=[.E169]&amp;[.D170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</text:p>
          </table:table-cell>
          <table:table-cell table:formula="of:=IF([.C170]=2;&quot;'&quot;&amp;[.A170]&amp;&quot;',&quot;;&quot;&quot;)">
            <text:p/>
          </table:table-cell>
          <table:table-cell table:formula="of:=[.G169]&amp;[.F170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</text:p>
          </table:table-cell>
        </table:table-row>
        <table:table-row table:style-name="ro1">
          <table:table-cell office:value-type="string">
            <text:p>mrp.property.group</text:p>
          </table:table-cell>
          <table:table-cell office:value-type="string">
            <text:p>Property Group</text:p>
          </table:table-cell>
          <table:table-cell office:value-type="float" office:value="1">
            <text:p>1</text:p>
          </table:table-cell>
          <table:table-cell table:formula="of:=IF([.C171]=1;&quot;'&quot;&amp;[.A171]&amp;&quot;',&quot;;&quot;&quot;)" office:value-type="string" office:string-value="'mrp.property.group',">
            <text:p>'mrp.property.group',</text:p>
          </table:table-cell>
          <table:table-cell table:formula="of:=[.E170]&amp;[.D171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</text:p>
          </table:table-cell>
          <table:table-cell table:formula="of:=IF([.C171]=2;&quot;'&quot;&amp;[.A171]&amp;&quot;',&quot;;&quot;&quot;)">
            <text:p/>
          </table:table-cell>
          <table:table-cell table:formula="of:=[.G170]&amp;[.F171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</text:p>
          </table:table-cell>
        </table:table-row>
        <table:table-row table:style-name="ro1">
          <table:table-cell office:value-type="string">
            <text:p>mrp.property</text:p>
          </table:table-cell>
          <table:table-cell office:value-type="string">
            <text:p>Property</text:p>
          </table:table-cell>
          <table:table-cell office:value-type="float" office:value="1">
            <text:p>1</text:p>
          </table:table-cell>
          <table:table-cell table:formula="of:=IF([.C172]=1;&quot;'&quot;&amp;[.A172]&amp;&quot;',&quot;;&quot;&quot;)" office:value-type="string" office:string-value="'mrp.property',">
            <text:p>'mrp.property',</text:p>
          </table:table-cell>
          <table:table-cell table:formula="of:=[.E171]&amp;[.D172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</text:p>
          </table:table-cell>
          <table:table-cell table:formula="of:=IF([.C172]=2;&quot;'&quot;&amp;[.A172]&amp;&quot;',&quot;;&quot;&quot;)">
            <text:p/>
          </table:table-cell>
          <table:table-cell table:formula="of:=[.G171]&amp;[.F172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</text:p>
          </table:table-cell>
        </table:table-row>
        <table:table-row table:style-name="ro1">
          <table:table-cell office:value-type="string">
            <text:p>procurement.order</text:p>
          </table:table-cell>
          <table:table-cell office:value-type="string">
            <text:p>Procurement</text:p>
          </table:table-cell>
          <table:table-cell office:value-type="float" office:value="2">
            <text:p>2</text:p>
          </table:table-cell>
          <table:table-cell table:formula="of:=IF([.C173]=1;&quot;'&quot;&amp;[.A173]&amp;&quot;',&quot;;&quot;&quot;)">
            <text:p/>
          </table:table-cell>
          <table:table-cell table:formula="of:=[.E172]&amp;[.D173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</text:p>
          </table:table-cell>
          <table:table-cell table:formula="of:=IF([.C173]=2;&quot;'&quot;&amp;[.A173]&amp;&quot;',&quot;;&quot;&quot;)" office:value-type="string" office:string-value="'procurement.order',">
            <text:p>'procurement.order',</text:p>
          </table:table-cell>
          <table:table-cell table:formula="of:=[.G172]&amp;[.F173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</text:p>
          </table:table-cell>
        </table:table-row>
        <table:table-row table:style-name="ro1">
          <table:table-cell office:value-type="string">
            <text:p>stock.warehouse.orderpoint</text:p>
          </table:table-cell>
          <table:table-cell office:value-type="string">
            <text:p>Minimum Inventory Rule</text:p>
          </table:table-cell>
          <table:table-cell/>
          <table:table-cell table:formula="of:=IF([.C174]=1;&quot;'&quot;&amp;[.A174]&amp;&quot;',&quot;;&quot;&quot;)">
            <text:p/>
          </table:table-cell>
          <table:table-cell table:formula="of:=[.E173]&amp;[.D174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</text:p>
          </table:table-cell>
          <table:table-cell table:formula="of:=IF([.C174]=2;&quot;'&quot;&amp;[.A174]&amp;&quot;',&quot;;&quot;&quot;)">
            <text:p/>
          </table:table-cell>
          <table:table-cell table:formula="of:=[.G173]&amp;[.F174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</text:p>
          </table:table-cell>
        </table:table-row>
        <table:table-row table:style-name="ro1">
          <table:table-cell office:value-type="string">
            <text:p>account.invoice.ar.installer</text:p>
          </table:table-cell>
          <table:table-cell office:value-type="string">
            <text:p>account.invoice.ar.installer</text:p>
          </table:table-cell>
          <table:table-cell office:value-type="float" office:value="1">
            <text:p>1</text:p>
          </table:table-cell>
          <table:table-cell table:formula="of:=IF([.C175]=1;&quot;'&quot;&amp;[.A175]&amp;&quot;',&quot;;&quot;&quot;)" office:value-type="string" office:string-value="'account.invoice.ar.installer',">
            <text:p>'account.invoice.ar.installer',</text:p>
          </table:table-cell>
          <table:table-cell table:formula="of:=[.E174]&amp;[.D175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</text:p>
          </table:table-cell>
          <table:table-cell table:formula="of:=IF([.C175]=2;&quot;'&quot;&amp;[.A175]&amp;&quot;',&quot;;&quot;&quot;)">
            <text:p/>
          </table:table-cell>
          <table:table-cell table:formula="of:=[.G174]&amp;[.F175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</text:p>
          </table:table-cell>
        </table:table-row>
        <table:table-row table:style-name="ro1">
          <table:table-cell office:value-type="string">
            <text:p>purchase.order</text:p>
          </table:table-cell>
          <table:table-cell office:value-type="string">
            <text:p>Purchase Order</text:p>
          </table:table-cell>
          <table:table-cell/>
          <table:table-cell table:formula="of:=IF([.C176]=1;&quot;'&quot;&amp;[.A176]&amp;&quot;',&quot;;&quot;&quot;)">
            <text:p/>
          </table:table-cell>
          <table:table-cell table:formula="of:=[.E175]&amp;[.D176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</text:p>
          </table:table-cell>
          <table:table-cell table:formula="of:=IF([.C176]=2;&quot;'&quot;&amp;[.A176]&amp;&quot;',&quot;;&quot;&quot;)">
            <text:p/>
          </table:table-cell>
          <table:table-cell table:formula="of:=[.G175]&amp;[.F176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</text:p>
          </table:table-cell>
        </table:table-row>
        <table:table-row table:style-name="ro1">
          <table:table-cell office:value-type="string">
            <text:p>purchase.order.line</text:p>
          </table:table-cell>
          <table:table-cell office:value-type="string">
            <text:p>Purchase Order Line</text:p>
          </table:table-cell>
          <table:table-cell/>
          <table:table-cell table:formula="of:=IF([.C177]=1;&quot;'&quot;&amp;[.A177]&amp;&quot;',&quot;;&quot;&quot;)">
            <text:p/>
          </table:table-cell>
          <table:table-cell table:formula="of:=[.E176]&amp;[.D177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</text:p>
          </table:table-cell>
          <table:table-cell table:formula="of:=IF([.C177]=2;&quot;'&quot;&amp;[.A177]&amp;&quot;',&quot;;&quot;&quot;)">
            <text:p/>
          </table:table-cell>
          <table:table-cell table:formula="of:=[.G176]&amp;[.F177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</text:p>
          </table:table-cell>
        </table:table-row>
        <table:table-row table:style-name="ro1">
          <table:table-cell office:value-type="string">
            <text:p>sale.shop</text:p>
          </table:table-cell>
          <table:table-cell office:value-type="string">
            <text:p>Sales Shop</text:p>
          </table:table-cell>
          <table:table-cell office:value-type="float" office:value="2">
            <text:p>2</text:p>
          </table:table-cell>
          <table:table-cell table:formula="of:=IF([.C178]=1;&quot;'&quot;&amp;[.A178]&amp;&quot;',&quot;;&quot;&quot;)">
            <text:p/>
          </table:table-cell>
          <table:table-cell table:formula="of:=[.E177]&amp;[.D178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</text:p>
          </table:table-cell>
          <table:table-cell table:formula="of:=IF([.C178]=2;&quot;'&quot;&amp;[.A178]&amp;&quot;',&quot;;&quot;&quot;)" office:value-type="string" office:string-value="'sale.shop',">
            <text:p>'sale.shop',</text:p>
          </table:table-cell>
          <table:table-cell table:formula="of:=[.G177]&amp;[.F178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</text:p>
          </table:table-cell>
        </table:table-row>
        <table:table-row table:style-name="ro1">
          <table:table-cell office:value-type="string">
            <text:p>sale.order</text:p>
          </table:table-cell>
          <table:table-cell office:value-type="string">
            <text:p>Sales Order</text:p>
          </table:table-cell>
          <table:table-cell/>
          <table:table-cell table:formula="of:=IF([.C179]=1;&quot;'&quot;&amp;[.A179]&amp;&quot;',&quot;;&quot;&quot;)">
            <text:p/>
          </table:table-cell>
          <table:table-cell table:formula="of:=[.E178]&amp;[.D179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</text:p>
          </table:table-cell>
          <table:table-cell table:formula="of:=IF([.C179]=2;&quot;'&quot;&amp;[.A179]&amp;&quot;',&quot;;&quot;&quot;)">
            <text:p/>
          </table:table-cell>
          <table:table-cell table:formula="of:=[.G178]&amp;[.F179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</text:p>
          </table:table-cell>
        </table:table-row>
        <table:table-row table:style-name="ro1">
          <table:table-cell office:value-type="string">
            <text:p>sale.order.line</text:p>
          </table:table-cell>
          <table:table-cell office:value-type="string">
            <text:p>Sales Order Line</text:p>
          </table:table-cell>
          <table:table-cell/>
          <table:table-cell table:formula="of:=IF([.C180]=1;&quot;'&quot;&amp;[.A180]&amp;&quot;',&quot;;&quot;&quot;)">
            <text:p/>
          </table:table-cell>
          <table:table-cell table:formula="of:=[.E179]&amp;[.D180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</text:p>
          </table:table-cell>
          <table:table-cell table:formula="of:=IF([.C180]=2;&quot;'&quot;&amp;[.A180]&amp;&quot;',&quot;;&quot;&quot;)">
            <text:p/>
          </table:table-cell>
          <table:table-cell table:formula="of:=[.G179]&amp;[.F180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</text:p>
          </table:table-cell>
        </table:table-row>
        <table:table-row table:style-name="ro1">
          <table:table-cell office:value-type="string">
            <text:p>pos.config.journal</text:p>
          </table:table-cell>
          <table:table-cell office:value-type="string">
            <text:p>Journal Configuration</text:p>
          </table:table-cell>
          <table:table-cell office:value-type="float" office:value="1">
            <text:p>1</text:p>
          </table:table-cell>
          <table:table-cell table:formula="of:=IF([.C181]=1;&quot;'&quot;&amp;[.A181]&amp;&quot;',&quot;;&quot;&quot;)" office:value-type="string" office:string-value="'pos.config.journal',">
            <text:p>'pos.config.journal',</text:p>
          </table:table-cell>
          <table:table-cell table:formula="of:=[.E180]&amp;[.D181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</text:p>
          </table:table-cell>
          <table:table-cell table:formula="of:=IF([.C181]=2;&quot;'&quot;&amp;[.A181]&amp;&quot;',&quot;;&quot;&quot;)">
            <text:p/>
          </table:table-cell>
          <table:table-cell table:formula="of:=[.G180]&amp;[.F181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</text:p>
          </table:table-cell>
        </table:table-row>
        <table:table-row table:style-name="ro1">
          <table:table-cell office:value-type="string">
            <text:p>pos.order</text:p>
          </table:table-cell>
          <table:table-cell office:value-type="string">
            <text:p>Point of Sale</text:p>
          </table:table-cell>
          <table:table-cell/>
          <table:table-cell table:formula="of:=IF([.C182]=1;&quot;'&quot;&amp;[.A182]&amp;&quot;',&quot;;&quot;&quot;)">
            <text:p/>
          </table:table-cell>
          <table:table-cell table:formula="of:=[.E181]&amp;[.D182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</text:p>
          </table:table-cell>
          <table:table-cell table:formula="of:=IF([.C182]=2;&quot;'&quot;&amp;[.A182]&amp;&quot;',&quot;;&quot;&quot;)">
            <text:p/>
          </table:table-cell>
          <table:table-cell table:formula="of:=[.G181]&amp;[.F182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</text:p>
          </table:table-cell>
        </table:table-row>
        <table:table-row table:style-name="ro1">
          <table:table-cell office:value-type="string">
            <text:p>pos.order.line</text:p>
          </table:table-cell>
          <table:table-cell office:value-type="string">
            <text:p>Lines of Point of Sale</text:p>
          </table:table-cell>
          <table:table-cell/>
          <table:table-cell table:formula="of:=IF([.C183]=1;&quot;'&quot;&amp;[.A183]&amp;&quot;',&quot;;&quot;&quot;)">
            <text:p/>
          </table:table-cell>
          <table:table-cell table:formula="of:=[.E182]&amp;[.D183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</text:p>
          </table:table-cell>
          <table:table-cell table:formula="of:=IF([.C183]=2;&quot;'&quot;&amp;[.A183]&amp;&quot;',&quot;;&quot;&quot;)">
            <text:p/>
          </table:table-cell>
          <table:table-cell table:formula="of:=[.G182]&amp;[.F183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</text:p>
          </table:table-cell>
        </table:table-row>
        <table:table-row table:style-name="ro1">
          <table:table-cell office:value-type="string">
            <text:p>pos.category</text:p>
          </table:table-cell>
          <table:table-cell office:value-type="string">
            <text:p>PoS Category</text:p>
          </table:table-cell>
          <table:table-cell/>
          <table:table-cell table:formula="of:=IF([.C184]=1;&quot;'&quot;&amp;[.A184]&amp;&quot;',&quot;;&quot;&quot;)">
            <text:p/>
          </table:table-cell>
          <table:table-cell table:formula="of:=[.E183]&amp;[.D184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</text:p>
          </table:table-cell>
          <table:table-cell table:formula="of:=IF([.C184]=2;&quot;'&quot;&amp;[.A184]&amp;&quot;',&quot;;&quot;&quot;)">
            <text:p/>
          </table:table-cell>
          <table:table-cell table:formula="of:=[.G183]&amp;[.F184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</text:p>
          </table:table-cell>
        </table:table-row>
        <table:table-row table:style-name="ro1">
          <table:table-cell office:value-type="string">
            <text:p>document.storage</text:p>
          </table:table-cell>
          <table:table-cell office:value-type="string">
            <text:p>Storage Media</text:p>
          </table:table-cell>
          <table:table-cell office:value-type="float" office:value="2">
            <text:p>2</text:p>
          </table:table-cell>
          <table:table-cell table:formula="of:=IF([.C185]=1;&quot;'&quot;&amp;[.A185]&amp;&quot;',&quot;;&quot;&quot;)">
            <text:p/>
          </table:table-cell>
          <table:table-cell table:formula="of:=[.E184]&amp;[.D185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</text:p>
          </table:table-cell>
          <table:table-cell table:formula="of:=IF([.C185]=2;&quot;'&quot;&amp;[.A185]&amp;&quot;',&quot;;&quot;&quot;)" office:value-type="string" office:string-value="'document.storage',">
            <text:p>'document.storage',</text:p>
          </table:table-cell>
          <table:table-cell table:formula="of:=[.G184]&amp;[.F185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</text:p>
          </table:table-cell>
        </table:table-row>
        <table:table-row table:style-name="ro1">
          <table:table-cell office:value-type="string">
            <text:p>document.directory</text:p>
          </table:table-cell>
          <table:table-cell office:value-type="string">
            <text:p>Directory</text:p>
          </table:table-cell>
          <table:table-cell office:value-type="float" office:value="2">
            <text:p>2</text:p>
          </table:table-cell>
          <table:table-cell table:formula="of:=IF([.C186]=1;&quot;'&quot;&amp;[.A186]&amp;&quot;',&quot;;&quot;&quot;)">
            <text:p/>
          </table:table-cell>
          <table:table-cell table:formula="of:=[.E185]&amp;[.D186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</text:p>
          </table:table-cell>
          <table:table-cell table:formula="of:=IF([.C186]=2;&quot;'&quot;&amp;[.A186]&amp;&quot;',&quot;;&quot;&quot;)" office:value-type="string" office:string-value="'document.directory',">
            <text:p>'document.directory',</text:p>
          </table:table-cell>
          <table:table-cell table:formula="of:=[.G185]&amp;[.F186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</text:p>
          </table:table-cell>
        </table:table-row>
        <table:table-row table:style-name="ro1">
          <table:table-cell office:value-type="string">
            <text:p>document.directory.dctx</text:p>
          </table:table-cell>
          <table:table-cell office:value-type="string">
            <text:p>Directory Dynamic Context</text:p>
          </table:table-cell>
          <table:table-cell office:value-type="float" office:value="2">
            <text:p>2</text:p>
          </table:table-cell>
          <table:table-cell table:formula="of:=IF([.C187]=1;&quot;'&quot;&amp;[.A187]&amp;&quot;',&quot;;&quot;&quot;)">
            <text:p/>
          </table:table-cell>
          <table:table-cell table:formula="of:=[.E186]&amp;[.D187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</text:p>
          </table:table-cell>
          <table:table-cell table:formula="of:=IF([.C187]=2;&quot;'&quot;&amp;[.A187]&amp;&quot;',&quot;;&quot;&quot;)" office:value-type="string" office:string-value="'document.directory.dctx',">
            <text:p>'document.directory.dctx',</text:p>
          </table:table-cell>
          <table:table-cell table:formula="of:=[.G186]&amp;[.F187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</text:p>
          </table:table-cell>
        </table:table-row>
        <table:table-row table:style-name="ro1">
          <table:table-cell office:value-type="string">
            <text:p>document.directory.content.type</text:p>
          </table:table-cell>
          <table:table-cell office:value-type="string">
            <text:p>Directory Content Type</text:p>
          </table:table-cell>
          <table:table-cell office:value-type="float" office:value="2">
            <text:p>2</text:p>
          </table:table-cell>
          <table:table-cell table:formula="of:=IF([.C188]=1;&quot;'&quot;&amp;[.A188]&amp;&quot;',&quot;;&quot;&quot;)">
            <text:p/>
          </table:table-cell>
          <table:table-cell table:formula="of:=[.E187]&amp;[.D188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</text:p>
          </table:table-cell>
          <table:table-cell table:formula="of:=IF([.C188]=2;&quot;'&quot;&amp;[.A188]&amp;&quot;',&quot;;&quot;&quot;)" office:value-type="string" office:string-value="'document.directory.content.type',">
            <text:p>'document.directory.content.type',</text:p>
          </table:table-cell>
          <table:table-cell table:formula="of:=[.G187]&amp;[.F188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</text:p>
          </table:table-cell>
        </table:table-row>
        <table:table-row table:style-name="ro1">
          <table:table-cell office:value-type="string">
            <text:p>document.directory.content</text:p>
          </table:table-cell>
          <table:table-cell office:value-type="string">
            <text:p>Directory Content</text:p>
          </table:table-cell>
          <table:table-cell office:value-type="float" office:value="2">
            <text:p>2</text:p>
          </table:table-cell>
          <table:table-cell table:formula="of:=IF([.C189]=1;&quot;'&quot;&amp;[.A189]&amp;&quot;',&quot;;&quot;&quot;)">
            <text:p/>
          </table:table-cell>
          <table:table-cell table:formula="of:=[.E188]&amp;[.D189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</text:p>
          </table:table-cell>
          <table:table-cell table:formula="of:=IF([.C189]=2;&quot;'&quot;&amp;[.A189]&amp;&quot;',&quot;;&quot;&quot;)" office:value-type="string" office:string-value="'document.directory.content',">
            <text:p>'document.directory.content',</text:p>
          </table:table-cell>
          <table:table-cell table:formula="of:=[.G188]&amp;[.F189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</text:p>
          </table:table-cell>
        </table:table-row>
        <table:table-row table:style-name="ro1">
          <table:table-cell office:value-type="string">
            <text:p>account.voucher</text:p>
          </table:table-cell>
          <table:table-cell office:value-type="string">
            <text:p>Accounting Voucher</text:p>
          </table:table-cell>
          <table:table-cell office:value-type="float" office:value="2">
            <text:p>2</text:p>
          </table:table-cell>
          <table:table-cell table:formula="of:=IF([.C190]=1;&quot;'&quot;&amp;[.A190]&amp;&quot;',&quot;;&quot;&quot;)">
            <text:p/>
          </table:table-cell>
          <table:table-cell table:formula="of:=[.E189]&amp;[.D190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</text:p>
          </table:table-cell>
          <table:table-cell table:formula="of:=IF([.C190]=2;&quot;'&quot;&amp;[.A190]&amp;&quot;',&quot;;&quot;&quot;)" office:value-type="string" office:string-value="'account.voucher',">
            <text:p>'account.voucher',</text:p>
          </table:table-cell>
          <table:table-cell table:formula="of:=[.G189]&amp;[.F190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</text:p>
          </table:table-cell>
        </table:table-row>
        <table:table-row table:style-name="ro1">
          <table:table-cell office:value-type="string">
            <text:p>account.voucher.line</text:p>
          </table:table-cell>
          <table:table-cell office:value-type="string">
            <text:p>Voucher Lines</text:p>
          </table:table-cell>
          <table:table-cell/>
          <table:table-cell table:formula="of:=IF([.C191]=1;&quot;'&quot;&amp;[.A191]&amp;&quot;',&quot;;&quot;&quot;)">
            <text:p/>
          </table:table-cell>
          <table:table-cell table:formula="of:=[.E190]&amp;[.D191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</text:p>
          </table:table-cell>
          <table:table-cell table:formula="of:=IF([.C191]=2;&quot;'&quot;&amp;[.A191]&amp;&quot;',&quot;;&quot;&quot;)">
            <text:p/>
          </table:table-cell>
          <table:table-cell table:formula="of:=[.G190]&amp;[.F191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</text:p>
          </table:table-cell>
        </table:table-row>
        <table:table-row table:style-name="ro1">
          <table:table-cell office:value-type="string">
            <text:p>account.issued.check</text:p>
          </table:table-cell>
          <table:table-cell office:value-type="string">
            <text:p>Manage Checks</text:p>
          </table:table-cell>
          <table:table-cell/>
          <table:table-cell table:formula="of:=IF([.C192]=1;&quot;'&quot;&amp;[.A192]&amp;&quot;',&quot;;&quot;&quot;)">
            <text:p/>
          </table:table-cell>
          <table:table-cell table:formula="of:=[.E191]&amp;[.D192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</text:p>
          </table:table-cell>
          <table:table-cell table:formula="of:=IF([.C192]=2;&quot;'&quot;&amp;[.A192]&amp;&quot;',&quot;;&quot;&quot;)">
            <text:p/>
          </table:table-cell>
          <table:table-cell table:formula="of:=[.G191]&amp;[.F192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</text:p>
          </table:table-cell>
        </table:table-row>
        <table:table-row table:style-name="ro1">
          <table:table-cell office:value-type="string">
            <text:p>account.third.check</text:p>
          </table:table-cell>
          <table:table-cell office:value-type="string">
            <text:p>Manage Checks</text:p>
          </table:table-cell>
          <table:table-cell/>
          <table:table-cell table:formula="of:=IF([.C193]=1;&quot;'&quot;&amp;[.A193]&amp;&quot;',&quot;;&quot;&quot;)">
            <text:p/>
          </table:table-cell>
          <table:table-cell table:formula="of:=[.E192]&amp;[.D193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</text:p>
          </table:table-cell>
          <table:table-cell table:formula="of:=IF([.C193]=2;&quot;'&quot;&amp;[.A193]&amp;&quot;',&quot;;&quot;&quot;)">
            <text:p/>
          </table:table-cell>
          <table:table-cell table:formula="of:=[.G192]&amp;[.F193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</text:p>
          </table:table-cell>
        </table:table-row>
        <table:table-row table:style-name="ro1">
          <table:table-cell office:value-type="string">
            <text:p>mrp.workcenter</text:p>
          </table:table-cell>
          <table:table-cell office:value-type="string">
            <text:p>Work Center</text:p>
          </table:table-cell>
          <table:table-cell/>
          <table:table-cell table:formula="of:=IF([.C194]=1;&quot;'&quot;&amp;[.A194]&amp;&quot;',&quot;;&quot;&quot;)">
            <text:p/>
          </table:table-cell>
          <table:table-cell table:formula="of:=[.E193]&amp;[.D194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</text:p>
          </table:table-cell>
          <table:table-cell table:formula="of:=IF([.C194]=2;&quot;'&quot;&amp;[.A194]&amp;&quot;',&quot;;&quot;&quot;)">
            <text:p/>
          </table:table-cell>
          <table:table-cell table:formula="of:=[.G193]&amp;[.F194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</text:p>
          </table:table-cell>
        </table:table-row>
        <table:table-row table:style-name="ro1">
          <table:table-cell office:value-type="string">
            <text:p>mrp.routing</text:p>
          </table:table-cell>
          <table:table-cell office:value-type="string">
            <text:p>Routing</text:p>
          </table:table-cell>
          <table:table-cell/>
          <table:table-cell table:formula="of:=IF([.C195]=1;&quot;'&quot;&amp;[.A195]&amp;&quot;',&quot;;&quot;&quot;)">
            <text:p/>
          </table:table-cell>
          <table:table-cell table:formula="of:=[.E194]&amp;[.D195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</text:p>
          </table:table-cell>
          <table:table-cell table:formula="of:=IF([.C195]=2;&quot;'&quot;&amp;[.A195]&amp;&quot;',&quot;;&quot;&quot;)">
            <text:p/>
          </table:table-cell>
          <table:table-cell table:formula="of:=[.G194]&amp;[.F195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</text:p>
          </table:table-cell>
        </table:table-row>
        <table:table-row table:style-name="ro1">
          <table:table-cell office:value-type="string">
            <text:p>mrp.routing.workcenter</text:p>
          </table:table-cell>
          <table:table-cell office:value-type="string">
            <text:p>Work Center Usage</text:p>
          </table:table-cell>
          <table:table-cell/>
          <table:table-cell table:formula="of:=IF([.C196]=1;&quot;'&quot;&amp;[.A196]&amp;&quot;',&quot;;&quot;&quot;)">
            <text:p/>
          </table:table-cell>
          <table:table-cell table:formula="of:=[.E195]&amp;[.D196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</text:p>
          </table:table-cell>
          <table:table-cell table:formula="of:=IF([.C196]=2;&quot;'&quot;&amp;[.A196]&amp;&quot;',&quot;;&quot;&quot;)">
            <text:p/>
          </table:table-cell>
          <table:table-cell table:formula="of:=[.G195]&amp;[.F196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</text:p>
          </table:table-cell>
        </table:table-row>
        <table:table-row table:style-name="ro1">
          <table:table-cell office:value-type="string">
            <text:p>mrp.bom</text:p>
          </table:table-cell>
          <table:table-cell office:value-type="string">
            <text:p>Bill of Material</text:p>
          </table:table-cell>
          <table:table-cell/>
          <table:table-cell table:formula="of:=IF([.C197]=1;&quot;'&quot;&amp;[.A197]&amp;&quot;',&quot;;&quot;&quot;)">
            <text:p/>
          </table:table-cell>
          <table:table-cell table:formula="of:=[.E196]&amp;[.D197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</text:p>
          </table:table-cell>
          <table:table-cell table:formula="of:=IF([.C197]=2;&quot;'&quot;&amp;[.A197]&amp;&quot;',&quot;;&quot;&quot;)">
            <text:p/>
          </table:table-cell>
          <table:table-cell table:formula="of:=[.G196]&amp;[.F197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</text:p>
          </table:table-cell>
        </table:table-row>
        <table:table-row table:style-name="ro1">
          <table:table-cell office:value-type="string">
            <text:p>mrp.bom.revision</text:p>
          </table:table-cell>
          <table:table-cell office:value-type="string">
            <text:p>Bill of Material Revision</text:p>
          </table:table-cell>
          <table:table-cell/>
          <table:table-cell table:formula="of:=IF([.C198]=1;&quot;'&quot;&amp;[.A198]&amp;&quot;',&quot;;&quot;&quot;)">
            <text:p/>
          </table:table-cell>
          <table:table-cell table:formula="of:=[.E197]&amp;[.D198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</text:p>
          </table:table-cell>
          <table:table-cell table:formula="of:=IF([.C198]=2;&quot;'&quot;&amp;[.A198]&amp;&quot;',&quot;;&quot;&quot;)">
            <text:p/>
          </table:table-cell>
          <table:table-cell table:formula="of:=[.G197]&amp;[.F198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</text:p>
          </table:table-cell>
        </table:table-row>
        <table:table-row table:style-name="ro1">
          <table:table-cell office:value-type="string">
            <text:p>mrp.production</text:p>
          </table:table-cell>
          <table:table-cell office:value-type="string">
            <text:p>Manufacturing Order</text:p>
          </table:table-cell>
          <table:table-cell/>
          <table:table-cell table:formula="of:=IF([.C199]=1;&quot;'&quot;&amp;[.A199]&amp;&quot;',&quot;;&quot;&quot;)">
            <text:p/>
          </table:table-cell>
          <table:table-cell table:formula="of:=[.E198]&amp;[.D199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</text:p>
          </table:table-cell>
          <table:table-cell table:formula="of:=IF([.C199]=2;&quot;'&quot;&amp;[.A199]&amp;&quot;',&quot;;&quot;&quot;)">
            <text:p/>
          </table:table-cell>
          <table:table-cell table:formula="of:=[.G198]&amp;[.F199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</text:p>
          </table:table-cell>
        </table:table-row>
        <table:table-row table:style-name="ro1">
          <table:table-cell office:value-type="string">
            <text:p>mrp.production.workcenter.line</text:p>
          </table:table-cell>
          <table:table-cell office:value-type="string">
            <text:p>Work Order</text:p>
          </table:table-cell>
          <table:table-cell/>
          <table:table-cell table:formula="of:=IF([.C200]=1;&quot;'&quot;&amp;[.A200]&amp;&quot;',&quot;;&quot;&quot;)">
            <text:p/>
          </table:table-cell>
          <table:table-cell table:formula="of:=[.E199]&amp;[.D200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</text:p>
          </table:table-cell>
          <table:table-cell table:formula="of:=IF([.C200]=2;&quot;'&quot;&amp;[.A200]&amp;&quot;',&quot;;&quot;&quot;)">
            <text:p/>
          </table:table-cell>
          <table:table-cell table:formula="of:=[.G199]&amp;[.F200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</text:p>
          </table:table-cell>
        </table:table-row>
        <table:table-row table:style-name="ro1">
          <table:table-cell office:value-type="string">
            <text:p>mrp.production.product.line</text:p>
          </table:table-cell>
          <table:table-cell office:value-type="string">
            <text:p>Production Scheduled Product</text:p>
          </table:table-cell>
          <table:table-cell/>
          <table:table-cell table:formula="of:=IF([.C201]=1;&quot;'&quot;&amp;[.A201]&amp;&quot;',&quot;;&quot;&quot;)">
            <text:p/>
          </table:table-cell>
          <table:table-cell table:formula="of:=[.E200]&amp;[.D201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</text:p>
          </table:table-cell>
          <table:table-cell table:formula="of:=IF([.C201]=2;&quot;'&quot;&amp;[.A201]&amp;&quot;',&quot;;&quot;&quot;)">
            <text:p/>
          </table:table-cell>
          <table:table-cell table:formula="of:=[.G200]&amp;[.F201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</text:p>
          </table:table-cell>
        </table:table-row>
        <table:table-row table:style-name="ro1">
          <table:table-cell office:value-type="string">
            <text:p>oo.config</text:p>
          </table:table-cell>
          <table:table-cell office:value-type="string">
            <text:p>OpenOffice connection</text:p>
          </table:table-cell>
          <table:table-cell office:value-type="float" office:value="1">
            <text:p>1</text:p>
          </table:table-cell>
          <table:table-cell table:formula="of:=IF([.C202]=1;&quot;'&quot;&amp;[.A202]&amp;&quot;',&quot;;&quot;&quot;)" office:value-type="string" office:string-value="'oo.config',">
            <text:p>'oo.config',</text:p>
          </table:table-cell>
          <table:table-cell table:formula="of:=[.E201]&amp;[.D202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</text:p>
          </table:table-cell>
          <table:table-cell table:formula="of:=IF([.C202]=2;&quot;'&quot;&amp;[.A202]&amp;&quot;',&quot;;&quot;&quot;)">
            <text:p/>
          </table:table-cell>
          <table:table-cell table:formula="of:=[.G201]&amp;[.F202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</text:p>
          </table:table-cell>
        </table:table-row>
        <table:table-row table:style-name="ro1">
          <table:table-cell office:value-type="string">
            <text:p>delivery.carrier</text:p>
          </table:table-cell>
          <table:table-cell office:value-type="string">
            <text:p>Carrier</text:p>
          </table:table-cell>
          <table:table-cell/>
          <table:table-cell table:formula="of:=IF([.C203]=1;&quot;'&quot;&amp;[.A203]&amp;&quot;',&quot;;&quot;&quot;)">
            <text:p/>
          </table:table-cell>
          <table:table-cell table:formula="of:=[.E202]&amp;[.D203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</text:p>
          </table:table-cell>
          <table:table-cell table:formula="of:=IF([.C203]=2;&quot;'&quot;&amp;[.A203]&amp;&quot;',&quot;;&quot;&quot;)">
            <text:p/>
          </table:table-cell>
          <table:table-cell table:formula="of:=[.G202]&amp;[.F203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</text:p>
          </table:table-cell>
        </table:table-row>
        <table:table-row table:style-name="ro1">
          <table:table-cell office:value-type="string">
            <text:p>delivery.grid</text:p>
          </table:table-cell>
          <table:table-cell office:value-type="string">
            <text:p>Delivery Grid</text:p>
          </table:table-cell>
          <table:table-cell/>
          <table:table-cell table:formula="of:=IF([.C204]=1;&quot;'&quot;&amp;[.A204]&amp;&quot;',&quot;;&quot;&quot;)">
            <text:p/>
          </table:table-cell>
          <table:table-cell table:formula="of:=[.E203]&amp;[.D204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</text:p>
          </table:table-cell>
          <table:table-cell table:formula="of:=IF([.C204]=2;&quot;'&quot;&amp;[.A204]&amp;&quot;',&quot;;&quot;&quot;)">
            <text:p/>
          </table:table-cell>
          <table:table-cell table:formula="of:=[.G203]&amp;[.F204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</text:p>
          </table:table-cell>
        </table:table-row>
        <table:table-row table:style-name="ro1">
          <table:table-cell office:value-type="string">
            <text:p>delivery.grid.line</text:p>
          </table:table-cell>
          <table:table-cell office:value-type="string">
            <text:p>Delivery Grid Line</text:p>
          </table:table-cell>
          <table:table-cell/>
          <table:table-cell table:formula="of:=IF([.C205]=1;&quot;'&quot;&amp;[.A205]&amp;&quot;',&quot;;&quot;&quot;)">
            <text:p/>
          </table:table-cell>
          <table:table-cell table:formula="of:=[.E204]&amp;[.D205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</text:p>
          </table:table-cell>
          <table:table-cell table:formula="of:=IF([.C205]=2;&quot;'&quot;&amp;[.A205]&amp;&quot;',&quot;;&quot;&quot;)">
            <text:p/>
          </table:table-cell>
          <table:table-cell table:formula="of:=[.G204]&amp;[.F205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</text:p>
          </table:table-cell>
        </table:table-row>
        <table:table-row table:style-name="ro1">
          <table:table-cell office:value-type="string">
            <text:p>price_security.discount_restriction</text:p>
          </table:table-cell>
          <table:table-cell office:value-type="string">
            <text:p>Discount Restriction</text:p>
          </table:table-cell>
          <table:table-cell/>
          <table:table-cell table:formula="of:=IF([.C206]=1;&quot;'&quot;&amp;[.A206]&amp;&quot;',&quot;;&quot;&quot;)">
            <text:p/>
          </table:table-cell>
          <table:table-cell table:formula="of:=[.E205]&amp;[.D206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</text:p>
          </table:table-cell>
          <table:table-cell table:formula="of:=IF([.C206]=2;&quot;'&quot;&amp;[.A206]&amp;&quot;',&quot;;&quot;&quot;)">
            <text:p/>
          </table:table-cell>
          <table:table-cell table:formula="of:=[.G205]&amp;[.F206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</text:p>
          </table:table-cell>
        </table:table-row>
        <table:table-row table:style-name="ro1">
          <table:table-cell office:value-type="string">
            <text:p>mass.object</text:p>
          </table:table-cell>
          <table:table-cell office:value-type="string">
            <text:p>mass.object</text:p>
          </table:table-cell>
          <table:table-cell office:value-type="float" office:value="1">
            <text:p>1</text:p>
          </table:table-cell>
          <table:table-cell table:formula="of:=IF([.C207]=1;&quot;'&quot;&amp;[.A207]&amp;&quot;',&quot;;&quot;&quot;)" office:value-type="string" office:string-value="'mass.object',">
            <text:p>'mass.object',</text:p>
          </table:table-cell>
          <table:table-cell table:formula="of:=[.E206]&amp;[.D207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'mass.object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'mass.object',</text:p>
          </table:table-cell>
          <table:table-cell table:formula="of:=IF([.C207]=2;&quot;'&quot;&amp;[.A207]&amp;&quot;',&quot;;&quot;&quot;)">
            <text:p/>
          </table:table-cell>
          <table:table-cell table:formula="of:=[.G206]&amp;[.F207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</text:p>
          </table:table-cell>
        </table:table-row>
        <table:table-row table:style-name="ro1">
          <table:table-cell office:value-type="string">
            <text:p>mass.editing.wizard</text:p>
          </table:table-cell>
          <table:table-cell office:value-type="string">
            <text:p>mass.editing.wizard</text:p>
          </table:table-cell>
          <table:table-cell office:value-type="float" office:value="1">
            <text:p>1</text:p>
          </table:table-cell>
          <table:table-cell table:formula="of:=IF([.C208]=1;&quot;'&quot;&amp;[.A208]&amp;&quot;',&quot;;&quot;&quot;)" office:value-type="string" office:string-value="'mass.editing.wizard',">
            <text:p>'mass.editing.wizard',</text:p>
          </table:table-cell>
          <table:table-cell table:formula="of:=[.E207]&amp;[.D208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'mass.object','mass.editing.wizard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'mass.object','mass.editing.wizard',</text:p>
          </table:table-cell>
          <table:table-cell table:formula="of:=IF([.C208]=2;&quot;'&quot;&amp;[.A208]&amp;&quot;',&quot;;&quot;&quot;)">
            <text:p/>
          </table:table-cell>
          <table:table-cell table:formula="of:=[.G207]&amp;[.F208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</text:p>
          </table:table-cell>
        </table:table-row>
        <table:table-row table:style-name="ro1">
          <table:table-cell office:value-type="string">
            <text:p>support.support_contract</text:p>
          </table:table-cell>
          <table:table-cell office:value-type="string">
            <text:p>Support Contract</text:p>
          </table:table-cell>
          <table:table-cell office:value-type="float" office:value="1">
            <text:p>1</text:p>
          </table:table-cell>
          <table:table-cell table:formula="of:=IF([.C209]=1;&quot;'&quot;&amp;[.A209]&amp;&quot;',&quot;;&quot;&quot;)" office:value-type="string" office:string-value="'support.support_contract',">
            <text:p>'support.support_contract',</text:p>
          </table:table-cell>
          <table:table-cell table:formula="of:=[.E208]&amp;[.D209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'mass.object','mass.editing.wizard','support.support_contract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'mass.object','mass.editing.wizard','support.support_contract',</text:p>
          </table:table-cell>
          <table:table-cell table:formula="of:=IF([.C209]=2;&quot;'&quot;&amp;[.A209]&amp;&quot;',&quot;;&quot;&quot;)">
            <text:p/>
          </table:table-cell>
          <table:table-cell table:formula="of:=[.G208]&amp;[.F209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</text:p>
          </table:table-cell>
        </table:table-row>
        <table:table-row table:style-name="ro1">
          <table:table-cell office:value-type="string">
            <text:p>support.email</text:p>
          </table:table-cell>
          <table:table-cell office:value-type="string">
            <text:p>Email</text:p>
          </table:table-cell>
          <table:table-cell office:value-type="float" office:value="1">
            <text:p>1</text:p>
          </table:table-cell>
          <table:table-cell table:formula="of:=IF([.C210]=1;&quot;'&quot;&amp;[.A210]&amp;&quot;',&quot;;&quot;&quot;)" office:value-type="string" office:string-value="'support.email',">
            <text:p>'support.email',</text:p>
          </table:table-cell>
          <table:table-cell table:formula="of:=[.E209]&amp;[.D210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'mass.object','mass.editing.wizard','support.support_contract','support.email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'mass.object','mass.editing.wizard','support.support_contract','support.email',</text:p>
          </table:table-cell>
          <table:table-cell table:formula="of:=IF([.C210]=2;&quot;'&quot;&amp;[.A210]&amp;&quot;',&quot;;&quot;&quot;)">
            <text:p/>
          </table:table-cell>
          <table:table-cell table:formula="of:=[.G209]&amp;[.F210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</text:p>
          </table:table-cell>
        </table:table-row>
        <table:table-row table:style-name="ro1">
          <table:table-cell office:value-type="string">
            <text:p>product.pack.line</text:p>
          </table:table-cell>
          <table:table-cell office:value-type="string">
            <text:p>product.pack.line</text:p>
          </table:table-cell>
          <table:table-cell/>
          <table:table-cell table:formula="of:=IF([.C211]=1;&quot;'&quot;&amp;[.A211]&amp;&quot;',&quot;;&quot;&quot;)">
            <text:p/>
          </table:table-cell>
          <table:table-cell table:formula="of:=[.E210]&amp;[.D211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'mass.object','mass.editing.wizard','support.support_contract','support.email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'mass.object','mass.editing.wizard','support.support_contract','support.email',</text:p>
          </table:table-cell>
          <table:table-cell table:formula="of:=IF([.C211]=2;&quot;'&quot;&amp;[.A211]&amp;&quot;',&quot;;&quot;&quot;)">
            <text:p/>
          </table:table-cell>
          <table:table-cell table:formula="of:=[.G210]&amp;[.F211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</text:p>
          </table:table-cell>
        </table:table-row>
        <table:table-row table:style-name="ro1">
          <table:table-cell office:value-type="string">
            <text:p>hr.department</text:p>
          </table:table-cell>
          <table:table-cell office:value-type="string">
            <text:p>hr.department</text:p>
          </table:table-cell>
          <table:table-cell/>
          <table:table-cell table:formula="of:=IF([.C212]=1;&quot;'&quot;&amp;[.A212]&amp;&quot;',&quot;;&quot;&quot;)">
            <text:p/>
          </table:table-cell>
          <table:table-cell table:formula="of:=[.E211]&amp;[.D212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'mass.object','mass.editing.wizard','support.support_contract','support.email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'mass.object','mass.editing.wizard','support.support_contract','support.email',</text:p>
          </table:table-cell>
          <table:table-cell table:formula="of:=IF([.C212]=2;&quot;'&quot;&amp;[.A212]&amp;&quot;',&quot;;&quot;&quot;)">
            <text:p/>
          </table:table-cell>
          <table:table-cell table:formula="of:=[.G211]&amp;[.F212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</text:p>
          </table:table-cell>
        </table:table-row>
        <table:table-row table:style-name="ro1">
          <table:table-cell office:value-type="string">
            <text:p>hr.employee.category</text:p>
          </table:table-cell>
          <table:table-cell office:value-type="string">
            <text:p>Employee Category</text:p>
          </table:table-cell>
          <table:table-cell/>
          <table:table-cell table:formula="of:=IF([.C213]=1;&quot;'&quot;&amp;[.A213]&amp;&quot;',&quot;;&quot;&quot;)">
            <text:p/>
          </table:table-cell>
          <table:table-cell table:formula="of:=[.E212]&amp;[.D213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'mass.object','mass.editing.wizard','support.support_contract','support.email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'mass.object','mass.editing.wizard','support.support_contract','support.email',</text:p>
          </table:table-cell>
          <table:table-cell table:formula="of:=IF([.C213]=2;&quot;'&quot;&amp;[.A213]&amp;&quot;',&quot;;&quot;&quot;)">
            <text:p/>
          </table:table-cell>
          <table:table-cell table:formula="of:=[.G212]&amp;[.F213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</text:p>
          </table:table-cell>
        </table:table-row>
        <table:table-row table:style-name="ro1">
          <table:table-cell office:value-type="string">
            <text:p>hr.job</text:p>
          </table:table-cell>
          <table:table-cell office:value-type="string">
            <text:p>Job Description</text:p>
          </table:table-cell>
          <table:table-cell/>
          <table:table-cell table:formula="of:=IF([.C214]=1;&quot;'&quot;&amp;[.A214]&amp;&quot;',&quot;;&quot;&quot;)">
            <text:p/>
          </table:table-cell>
          <table:table-cell table:formula="of:=[.E213]&amp;[.D214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'mass.object','mass.editing.wizard','support.support_contract','support.email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'mass.object','mass.editing.wizard','support.support_contract','support.email',</text:p>
          </table:table-cell>
          <table:table-cell table:formula="of:=IF([.C214]=2;&quot;'&quot;&amp;[.A214]&amp;&quot;',&quot;;&quot;&quot;)">
            <text:p/>
          </table:table-cell>
          <table:table-cell table:formula="of:=[.G213]&amp;[.F214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</text:p>
          </table:table-cell>
        </table:table-row>
        <table:table-row table:style-name="ro1">
          <table:table-cell office:value-type="string">
            <text:p>hr.employee</text:p>
          </table:table-cell>
          <table:table-cell office:value-type="string">
            <text:p>Employee</text:p>
          </table:table-cell>
          <table:table-cell/>
          <table:table-cell table:formula="of:=IF([.C215]=1;&quot;'&quot;&amp;[.A215]&amp;&quot;',&quot;;&quot;&quot;)">
            <text:p/>
          </table:table-cell>
          <table:table-cell table:formula="of:=[.E214]&amp;[.D215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'mass.object','mass.editing.wizard','support.support_contract','support.email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'mass.object','mass.editing.wizard','support.support_contract','support.email',</text:p>
          </table:table-cell>
          <table:table-cell table:formula="of:=IF([.C215]=2;&quot;'&quot;&amp;[.A215]&amp;&quot;',&quot;;&quot;&quot;)">
            <text:p/>
          </table:table-cell>
          <table:table-cell table:formula="of:=[.G214]&amp;[.F215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</text:p>
          </table:table-cell>
        </table:table-row>
        <table:table-row table:style-name="ro1">
          <table:table-cell office:value-type="string">
            <text:p>hr.action.reason</text:p>
          </table:table-cell>
          <table:table-cell office:value-type="string">
            <text:p>Action Reason</text:p>
          </table:table-cell>
          <table:table-cell/>
          <table:table-cell table:formula="of:=IF([.C216]=1;&quot;'&quot;&amp;[.A216]&amp;&quot;',&quot;;&quot;&quot;)">
            <text:p/>
          </table:table-cell>
          <table:table-cell table:formula="of:=[.E215]&amp;[.D216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'mass.object','mass.editing.wizard','support.support_contract','support.email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'mass.object','mass.editing.wizard','support.support_contract','support.email',</text:p>
          </table:table-cell>
          <table:table-cell table:formula="of:=IF([.C216]=2;&quot;'&quot;&amp;[.A216]&amp;&quot;',&quot;;&quot;&quot;)">
            <text:p/>
          </table:table-cell>
          <table:table-cell table:formula="of:=[.G215]&amp;[.F216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</text:p>
          </table:table-cell>
        </table:table-row>
        <table:table-row table:style-name="ro1">
          <table:table-cell office:value-type="string">
            <text:p>hr.attendance</text:p>
          </table:table-cell>
          <table:table-cell office:value-type="string">
            <text:p>Attendance</text:p>
          </table:table-cell>
          <table:table-cell/>
          <table:table-cell table:formula="of:=IF([.C217]=1;&quot;'&quot;&amp;[.A217]&amp;&quot;',&quot;;&quot;&quot;)">
            <text:p/>
          </table:table-cell>
          <table:table-cell table:formula="of:=[.E216]&amp;[.D217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'mass.object','mass.editing.wizard','support.support_contract','support.email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'mass.object','mass.editing.wizard','support.support_contract','support.email',</text:p>
          </table:table-cell>
          <table:table-cell table:formula="of:=IF([.C217]=2;&quot;'&quot;&amp;[.A217]&amp;&quot;',&quot;;&quot;&quot;)">
            <text:p/>
          </table:table-cell>
          <table:table-cell table:formula="of:=[.G216]&amp;[.F217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</text:p>
          </table:table-cell>
        </table:table-row>
        <table:table-row table:style-name="ro1">
          <table:table-cell office:value-type="string">
            <text:p>hr.analytic.timesheet</text:p>
          </table:table-cell>
          <table:table-cell office:value-type="string">
            <text:p>Timesheet Line</text:p>
          </table:table-cell>
          <table:table-cell/>
          <table:table-cell table:formula="of:=IF([.C218]=1;&quot;'&quot;&amp;[.A218]&amp;&quot;',&quot;;&quot;&quot;)">
            <text:p/>
          </table:table-cell>
          <table:table-cell table:formula="of:=[.E217]&amp;[.D218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'mass.object','mass.editing.wizard','support.support_contract','support.email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'mass.object','mass.editing.wizard','support.support_contract','support.email',</text:p>
          </table:table-cell>
          <table:table-cell table:formula="of:=IF([.C218]=2;&quot;'&quot;&amp;[.A218]&amp;&quot;',&quot;;&quot;&quot;)">
            <text:p/>
          </table:table-cell>
          <table:table-cell table:formula="of:=[.G217]&amp;[.F218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</text:p>
          </table:table-cell>
        </table:table-row>
        <table:table-row table:style-name="ro1">
          <table:table-cell office:value-type="string">
            <text:p>hr_timesheet_invoice.factor</text:p>
          </table:table-cell>
          <table:table-cell office:value-type="string">
            <text:p>Invoice Rate</text:p>
          </table:table-cell>
          <table:table-cell/>
          <table:table-cell table:formula="of:=IF([.C219]=1;&quot;'&quot;&amp;[.A219]&amp;&quot;',&quot;;&quot;&quot;)">
            <text:p/>
          </table:table-cell>
          <table:table-cell table:formula="of:=[.E218]&amp;[.D219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'mass.object','mass.editing.wizard','support.support_contract','support.email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'mass.object','mass.editing.wizard','support.support_contract','support.email',</text:p>
          </table:table-cell>
          <table:table-cell table:formula="of:=IF([.C219]=2;&quot;'&quot;&amp;[.A219]&amp;&quot;',&quot;;&quot;&quot;)">
            <text:p/>
          </table:table-cell>
          <table:table-cell table:formula="of:=[.G218]&amp;[.F219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</text:p>
          </table:table-cell>
        </table:table-row>
        <table:table-row table:style-name="ro1">
          <table:table-cell office:value-type="string">
            <text:p>account_analytic_analysis.summary.user</text:p>
          </table:table-cell>
          <table:table-cell office:value-type="string">
            <text:p>Hours Summary by User</text:p>
          </table:table-cell>
          <table:table-cell office:value-type="float" office:value="1">
            <text:p>1</text:p>
          </table:table-cell>
          <table:table-cell table:formula="of:=IF([.C220]=1;&quot;'&quot;&amp;[.A220]&amp;&quot;',&quot;;&quot;&quot;)" office:value-type="string" office:string-value="'account_analytic_analysis.summary.user',">
            <text:p>'account_analytic_analysis.summary.user',</text:p>
          </table:table-cell>
          <table:table-cell table:formula="of:=[.E219]&amp;[.D220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'mass.object','mass.editing.wizard','support.support_contract','support.email','account_analytic_analysis.summary.user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'mass.object','mass.editing.wizard','support.support_contract','support.email','account_analytic_analysis.summary.user',</text:p>
          </table:table-cell>
          <table:table-cell table:formula="of:=IF([.C220]=2;&quot;'&quot;&amp;[.A220]&amp;&quot;',&quot;;&quot;&quot;)">
            <text:p/>
          </table:table-cell>
          <table:table-cell table:formula="of:=[.G219]&amp;[.F220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</text:p>
          </table:table-cell>
        </table:table-row>
        <table:table-row table:style-name="ro1">
          <table:table-cell office:value-type="string">
            <text:p>account_analytic_analysis.summary.month</text:p>
          </table:table-cell>
          <table:table-cell office:value-type="string">
            <text:p>Hours summary by month</text:p>
          </table:table-cell>
          <table:table-cell office:value-type="float" office:value="1">
            <text:p>1</text:p>
          </table:table-cell>
          <table:table-cell table:formula="of:=IF([.C221]=1;&quot;'&quot;&amp;[.A221]&amp;&quot;',&quot;;&quot;&quot;)" office:value-type="string" office:string-value="'account_analytic_analysis.summary.month',">
            <text:p>'account_analytic_analysis.summary.month',</text:p>
          </table:table-cell>
          <table:table-cell table:formula="of:=[.E220]&amp;[.D221]" office:value-type="string" office:string-value="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'mass.object','mass.editing.wizard','support.support_contract','support.email','account_analytic_analysis.summary.user','account_analytic_analysis.summary.month',">
            <text:p>'ir.model','ir.model.fields','ir.model.access','ir.model.data','ir.ui.menu','ir.ui.view.custom','ir.ui.view','ir.ui.view_sc','ir.default','ir.actions.actions','ir.actions.act_window','ir.actions.act_window.view','ir.actions.wizard','ir.actions.url','ir.server.object.lines','ir.actions.server','ir.actions.act_window_close','ir.actions.todo.category','ir.actions.todo','ir.actions.client','ir.values','ir.translation','ir.exports','ir.exports.line','workflow','workflow.activity','workflow.transition','workflow.instance','workflow.workitem','workflow.triggers','ir.rule','ir.module.category','ir.module.module','ir.module.module.dependency','res.groups','res.widget','res.widget.user','publisher_warranty.contract','ir.module.record','board.board','board.board.line','decimal.precision','process.process','process.node','process.condition','process.transition','process.transition.action','email_template.preview','account.tax.template','account.account.template','account.tax.code.template','account.chart.template','account.fiscal.position.template','account.fiscal.position.tax.template','account.fiscal.position.account.template','temp.range','mrp.property.group','mrp.property','account.invoice.ar.installer','pos.config.journal','oo.config','mass.object','mass.editing.wizard','support.support_contract','support.email','account_analytic_analysis.summary.user','account_analytic_analysis.summary.month',</text:p>
          </table:table-cell>
          <table:table-cell table:formula="of:=IF([.C221]=2;&quot;'&quot;&amp;[.A221]&amp;&quot;',&quot;;&quot;&quot;)">
            <text:p/>
          </table:table-cell>
          <table:table-cell table:formula="of:=[.G220]&amp;[.F221]" office:value-type="string" office:string-value="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">
            <text:p>'ir.sequence.type','ir.sequence','ir.attachment','ir.cron','ir.filters','ir.config_parameter','ir.mail_server','res.country','res.country.state','res.lang','multi_company.default','res.company','res.users','res.request','res.request.link','res.request.history','res.log','ir.property','mail.message','mail.thread','product.uom.categ','product.uom','product.ul','product.price.type','product.pricelist.type','base.action.rule','email.template','fetchmail.server','edi.document','account.tax','account.account','account.journal.view','account.journal.column','account.fiscalyear','account.period','account.journal.period','account.analytic.journal','account.fiscal.position','account.fiscal.position.tax','account.fiscal.position.account','account.sequence.fiscalyear','procurement.order','sale.shop','document.storage','document.directory','document.directory.dctx','document.directory.content.type','document.directory.content','account.voucher',</text:p>
          </table:table-cell>
        </table:table-row>
        <table:table-row table:style-name="ro2" table:number-rows-repeated="104835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ZSongS-Extended(SIP)" svg:font-family="FZSongS-Extended(SIP)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FZSongS-Extended(SIP)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4T15:09:47</dc:date>
    <dc:creator>Juan Scarafia</dc:creator>
    <meta:generator>LibreOffice/3.5$Linux_X86_64 LibreOffice_project/350m1$Build-2</meta:generator>
    <meta:editing-duration>PT10M45S</meta:editing-duration>
    <meta:editing-cycles>6</meta:editing-cycles>
    <meta:document-statistic meta:table-count="1" meta:cell-count="1547" meta:object-count="0"/>
  </office:meta>
</office:document-meta>
</file>